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60.75pt"/>
    </style:style>
    <style:style style:name="co3" style:family="table-column">
      <style:table-column-properties fo:break-before="auto" style:column-width="126.74pt"/>
    </style:style>
    <style:style style:name="co4" style:family="table-column">
      <style:table-column-properties fo:break-before="auto" style:column-width="143.26pt"/>
    </style:style>
    <style:style style:name="co5" style:family="table-column">
      <style:table-column-properties fo:break-before="auto" style:column-width="126pt"/>
    </style:style>
    <style:style style:name="co6" style:family="table-column">
      <style:table-column-properties fo:break-before="auto" style:column-width="366.7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9.26pt"/>
    </style:style>
    <style:style style:name="co9" style:family="table-column">
      <style:table-column-properties fo:break-before="auto" style:column-width="88.5pt"/>
    </style:style>
    <style:style style:name="co10" style:family="table-column">
      <style:table-column-properties fo:break-before="auto" style:column-width="84.76pt"/>
    </style:style>
    <style:style style:name="co11" style:family="table-column">
      <style:table-column-properties fo:break-before="auto" style:column-width="187.51pt"/>
    </style:style>
    <style:style style:name="co12" style:family="table-column">
      <style:table-column-properties fo:break-before="auto" style:column-width="24.15pt"/>
    </style:style>
    <style:style style:name="co13" style:family="table-column">
      <style:table-column-properties fo:break-before="auto" style:column-width="46.54pt"/>
    </style:style>
    <style:style style:name="co14" style:family="table-column">
      <style:table-column-properties fo:break-before="auto" style:column-width="38.81pt"/>
    </style:style>
    <style:style style:name="co15" style:family="table-column">
      <style:table-column-properties fo:break-before="auto" style:column-width="112.96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28.01pt"/>
    </style:style>
    <style:style style:name="co18" style:family="table-column">
      <style:table-column-properties fo:break-before="auto" style:column-width="52.7pt"/>
    </style:style>
    <style:style style:name="co19" style:family="table-column">
      <style:table-column-properties fo:break-before="auto" style:column-width="48.8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Normal_20_3" style:data-style-name="N0">
      <style:table-cell-properties fo:background-color="#dce6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Normal_20_3" style:data-style-name="N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dce6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b05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ackground-color="#dce6f2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Normal_20_3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b05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none" style:rotation-align="none"/>
      <style:text-properties fo:color="#00b05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style:font-name="Arial" fo:font-size="10pt" style:font-size-asian="10pt" style:font-size-complex="10pt"/>
    </style:style>
    <style:style style:name="T1" style:family="text">
      <style:text-properties fo:color="#ff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w list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8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MISAU</text:p>
          </table:table-cell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FacilityType</text:p>
          </table:table-cell>
          <table:table-cell table:style-name="ce1" office:value-type="string" calcext:value-type="string">
            <text:p>FacilityType_Categ</text:p>
          </table:table-cell>
          <table:table-cell table:style-name="ce1" office:value-type="string" calcext:value-type="string">
            <text:p>Facility_Name</text:p>
          </table:table-cell>
          <table:table-cell table:style-name="ce1" office:value-type="string" calcext:value-type="string">
            <text:p>Facility_ShortName</text:p>
          </table:table-cell>
          <table:table-cell table:style-name="ce1" office:value-type="string" calcext:value-type="string">
            <text:p>Validated_by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5" office:value-type="string" calcext:value-type="string">
            <text:p>Jembi_Validation 12.9.17</text:p>
          </table:table-cell>
          <table:table-cell table:number-columns-repeated="1013"/>
        </table:table-row>
        <table:table-row table:style-name="ro1">
          <table:table-cell table:style-name="ce2" office:value-type="float" office:value="1040215" calcext:value-type="float">
            <text:p>104021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Alto Molocu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gema</text:p>
          </table:table-cell>
          <table:table-cell table:style-name="ce7" office:value-type="string" calcext:value-type="string">
            <text:p>CS Mugem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5.3980630636" calcext:value-type="float">
            <text:p>-15.3980630636</text:p>
          </table:table-cell>
          <table:table-cell table:style-name="ce7" office:value-type="float" office:value="37.55469203" calcext:value-type="float">
            <text:p>37.5546920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206" calcext:value-type="float">
            <text:p>104020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Alto Moloc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Alto Molocue</text:p>
          </table:table-cell>
          <table:table-cell table:style-name="ce8" office:value-type="string" calcext:value-type="string">
            <text:p>CS Alto Molocue</text:p>
          </table:table-cell>
          <table:table-cell table:style-name="ce10"/>
          <table:table-cell table:style-name="ce8" office:value-type="float" office:value="-15.6303584576" calcext:value-type="float">
            <text:p>-15.6303584576</text:p>
          </table:table-cell>
          <table:table-cell table:style-name="ce8" office:value-type="float" office:value="37.6833951473" calcext:value-type="float">
            <text:p>37.683395147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299" calcext:value-type="float">
            <text:p>1040299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Alto Molocu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Bonifacio Groveta</text:p>
          </table:table-cell>
          <table:table-cell table:style-name="ce7" office:value-type="string" calcext:value-type="string">
            <text:p>CS Bonifacio Groveta</text:p>
          </table:table-cell>
          <table:table-cell table:style-name="ce9"/>
          <table:table-cell table:style-name="ce7" office:value-type="float" office:value="-15.6441128254" calcext:value-type="float">
            <text:p>-15.6441128254</text:p>
          </table:table-cell>
          <table:table-cell table:style-name="ce7" office:value-type="float" office:value="37.6794683933" calcext:value-type="float">
            <text:p>37.679468393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207" calcext:value-type="float">
            <text:p>10402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Alto Moloc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Caiaia</text:p>
          </table:table-cell>
          <table:table-cell table:style-name="ce8" office:value-type="string" calcext:value-type="string">
            <text:p>CS Caiaia</text:p>
          </table:table-cell>
          <table:table-cell table:style-name="ce10"/>
          <table:table-cell table:style-name="ce8" office:value-type="float" office:value="-15.5649930239" calcext:value-type="float">
            <text:p>-15.5649930239</text:p>
          </table:table-cell>
          <table:table-cell table:style-name="ce8" office:value-type="float" office:value="37.7904421091" calcext:value-type="float">
            <text:p>37.790442109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208" calcext:value-type="float">
            <text:p>104020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Alto Moloc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Chapala</text:p>
          </table:table-cell>
          <table:table-cell table:style-name="ce8" office:value-type="string" calcext:value-type="string">
            <text:p>CS Chapala</text:p>
          </table:table-cell>
          <table:table-cell table:style-name="ce10"/>
          <table:table-cell table:style-name="ce8" office:value-type="float" office:value="-15.8631259203" calcext:value-type="float">
            <text:p>-15.8631259203</text:p>
          </table:table-cell>
          <table:table-cell table:style-name="ce8" office:value-type="float" office:value="37.6376366615" calcext:value-type="float">
            <text:p>37.637636661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255" calcext:value-type="float">
            <text:p>104025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Alto Molocu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acuaca</text:p>
          </table:table-cell>
          <table:table-cell table:style-name="ce7" office:value-type="string" calcext:value-type="string">
            <text:p>CS Nacuac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5.7293534279" calcext:value-type="float">
            <text:p>-15.7293534279</text:p>
          </table:table-cell>
          <table:table-cell table:style-name="ce7" office:value-type="float" office:value="37.8436142206" calcext:value-type="float">
            <text:p>37.843614220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236" calcext:value-type="float">
            <text:p>104023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Alto Molocu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Cololo</text:p>
          </table:table-cell>
          <table:table-cell table:style-name="ce7" office:value-type="string" calcext:value-type="string">
            <text:p>CS Cololo</text:p>
          </table:table-cell>
          <table:table-cell table:style-name="ce9"/>
          <table:table-cell table:style-name="ce7" office:value-type="float" office:value="-15.5678039789" calcext:value-type="float">
            <text:p>-15.5678039789</text:p>
          </table:table-cell>
          <table:table-cell table:style-name="ce7" office:value-type="float" office:value="37.3590677977" calcext:value-type="float">
            <text:p>37.359067797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216" calcext:value-type="float">
            <text:p>104021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Alto Molocu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Ecole</text:p>
          </table:table-cell>
          <table:table-cell table:style-name="ce7" office:value-type="string" calcext:value-type="string">
            <text:p>CS Ecole</text:p>
          </table:table-cell>
          <table:table-cell table:style-name="ce9"/>
          <table:table-cell table:style-name="ce7" office:value-type="float" office:value="-15.38615942" calcext:value-type="float">
            <text:p>-15.38615942</text:p>
          </table:table-cell>
          <table:table-cell table:style-name="ce7" office:value-type="float" office:value="37.7677077055" calcext:value-type="float">
            <text:p>37.767707705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200" calcext:value-type="float">
            <text:p>1040200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Alto Molocue</text:p>
          </table:table-cell>
          <table:table-cell table:style-name="ce8" office:value-type="string" calcext:value-type="string">
            <text:p>Hospital Rural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Hospital Rural de Alto Mulocue</text:p>
          </table:table-cell>
          <table:table-cell table:style-name="ce8" office:value-type="string" calcext:value-type="string">
            <text:p>HD Alto Mulocue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5.6311309338" calcext:value-type="float">
            <text:p>-15.6311309338</text:p>
          </table:table-cell>
          <table:table-cell table:style-name="ce8" office:value-type="float" office:value="37.6828533411" calcext:value-type="float">
            <text:p>37.682853341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Alto Molocue</text:p>
          </table:table-cell>
          <table:table-cell table:style-name="ce7" office:value-type="string" calcext:value-type="string">
            <text:p>Instituto</text:p>
          </table:table-cell>
          <table:table-cell table:style-name="ce7" office:value-type="string" calcext:value-type="string">
            <text:p>Institute</text:p>
          </table:table-cell>
          <table:table-cell table:style-name="ce7" office:value-type="string" calcext:value-type="string">
            <text:p>Instituto de Formação de Professores de Alto Molocue</text:p>
          </table:table-cell>
          <table:table-cell table:style-name="ce7" office:value-type="string" calcext:value-type="string">
            <text:p>IFP Alto Molocue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5.603187" calcext:value-type="float">
            <text:p>-15.603187</text:p>
          </table:table-cell>
          <table:table-cell table:style-name="ce7" office:value-type="float" office:value="37.677051" calcext:value-type="float">
            <text:p>37.67705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265" calcext:value-type="float">
            <text:p>1040265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Alto Moloc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lua</text:p>
          </table:table-cell>
          <table:table-cell table:style-name="ce8" office:value-type="string" calcext:value-type="string">
            <text:p>CS Malua</text:p>
          </table:table-cell>
          <table:table-cell table:style-name="ce10"/>
          <table:table-cell table:style-name="ce8" office:value-type="float" office:value="-15.6920063496" calcext:value-type="float">
            <text:p>-15.6920063496</text:p>
          </table:table-cell>
          <table:table-cell table:style-name="ce8" office:value-type="float" office:value="37.6470780373" calcext:value-type="float">
            <text:p>37.647078037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211" calcext:value-type="float">
            <text:p>104021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Alto Moloc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ohiua</text:p>
          </table:table-cell>
          <table:table-cell table:style-name="ce8" office:value-type="string" calcext:value-type="string">
            <text:p>CS Mohiua</text:p>
          </table:table-cell>
          <table:table-cell table:style-name="ce10"/>
          <table:table-cell table:style-name="ce8" office:value-type="float" office:value="-15.2847719193" calcext:value-type="float">
            <text:p>-15.2847719193</text:p>
          </table:table-cell>
          <table:table-cell table:style-name="ce8" office:value-type="float" office:value="37.4397754669" calcext:value-type="float">
            <text:p>37.4397754669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float" office:value="1040212" calcext:value-type="float">
            <text:p>104021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Alto Molocu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tala</text:p>
          </table:table-cell>
          <table:table-cell table:style-name="ce7" office:value-type="string" calcext:value-type="string">
            <text:p>CS Mutala</text:p>
          </table:table-cell>
          <table:table-cell table:style-name="ce9"/>
          <table:table-cell table:style-name="ce7" office:value-type="float" office:value="-15.9179931879" calcext:value-type="float">
            <text:p>-15.9179931879</text:p>
          </table:table-cell>
          <table:table-cell table:style-name="ce7" office:value-type="float" office:value="37.852486968" calcext:value-type="float">
            <text:p>37.85248696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213" calcext:value-type="float">
            <text:p>1040213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Alto Molocu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auela</text:p>
          </table:table-cell>
          <table:table-cell table:style-name="ce7" office:value-type="string" calcext:value-type="string">
            <text:p>CS Nauela</text:p>
          </table:table-cell>
          <table:table-cell table:style-name="ce9"/>
          <table:table-cell table:style-name="ce7" office:value-type="float" office:value="-15.4338008165" calcext:value-type="float">
            <text:p>-15.4338008165</text:p>
          </table:table-cell>
          <table:table-cell table:style-name="ce7" office:value-type="float" office:value="37.4433213472" calcext:value-type="float">
            <text:p>37.443321347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214" calcext:value-type="float">
            <text:p>1040214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Alto Moloc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ivava</text:p>
          </table:table-cell>
          <table:table-cell table:style-name="ce8" office:value-type="string" calcext:value-type="string">
            <text:p>CS Nivava</text:p>
          </table:table-cell>
          <table:table-cell table:style-name="ce10"/>
          <table:table-cell table:style-name="ce8" office:value-type="float" office:value="-15.6702375412" calcext:value-type="float">
            <text:p>-15.6702375412</text:p>
          </table:table-cell>
          <table:table-cell table:style-name="ce8" office:value-type="float" office:value="37.5731831789" calcext:value-type="float">
            <text:p>37.573183178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237" calcext:value-type="float">
            <text:p>104023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Alto Moloc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ovanana</text:p>
          </table:table-cell>
          <table:table-cell table:style-name="ce8" office:value-type="string" calcext:value-type="string">
            <text:p>CS Novanana</text:p>
          </table:table-cell>
          <table:table-cell table:style-name="ce10"/>
          <table:table-cell table:style-name="ce8" office:value-type="float" office:value="-15.7636857033" calcext:value-type="float">
            <text:p>-15.7636857033</text:p>
          </table:table-cell>
          <table:table-cell table:style-name="ce8" office:value-type="float" office:value="37.7554124594" calcext:value-type="float">
            <text:p>37.755412459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256" calcext:value-type="float">
            <text:p>104025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Alto Molocue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Nimala</text:p>
          </table:table-cell>
          <table:table-cell table:style-name="ce7" office:value-type="string" calcext:value-type="string">
            <text:p>PS Nimala</text:p>
          </table:table-cell>
          <table:table-cell table:style-name="ce9"/>
          <table:table-cell table:style-name="ce7" office:value-type="float" office:value="-15.5612593889" calcext:value-type="float">
            <text:p>-15.5612593889</text:p>
          </table:table-cell>
          <table:table-cell table:style-name="ce7" office:value-type="float" office:value="37.5903385878" calcext:value-type="float">
            <text:p>37.590338587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307" calcext:value-type="float">
            <text:p>10403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hind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Chinde</text:p>
          </table:table-cell>
          <table:table-cell table:style-name="ce8" office:value-type="string" calcext:value-type="string">
            <text:p>CS Chinde</text:p>
          </table:table-cell>
          <table:table-cell table:style-name="ce10"/>
          <table:table-cell table:style-name="ce8" office:value-type="float" office:value="-18.5844415426" calcext:value-type="float">
            <text:p>-18.5844415426</text:p>
          </table:table-cell>
          <table:table-cell table:style-name="ce8" office:value-type="float" office:value="36.4631724358" calcext:value-type="float">
            <text:p>36.463172435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309" calcext:value-type="float">
            <text:p>1040309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hind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dal</text:p>
          </table:table-cell>
          <table:table-cell table:style-name="ce7" office:value-type="string" calcext:value-type="string">
            <text:p>CS Madal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8.2685309649" calcext:value-type="float">
            <text:p>-18.2685309649</text:p>
          </table:table-cell>
          <table:table-cell table:style-name="ce7" office:value-type="float" office:value="36.650261879" calcext:value-type="float">
            <text:p>36.65026187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313" calcext:value-type="float">
            <text:p>1040313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hind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Jorge</text:p>
          </table:table-cell>
          <table:table-cell table:style-name="ce7" office:value-type="string" calcext:value-type="string">
            <text:p>CS Jorge</text:p>
          </table:table-cell>
          <table:table-cell table:style-name="ce9"/>
          <table:table-cell table:style-name="ce7" office:value-type="float" office:value="-18.6535513401" calcext:value-type="float">
            <text:p>-18.6535513401</text:p>
          </table:table-cell>
          <table:table-cell table:style-name="ce7" office:value-type="float" office:value="36.3737154007" calcext:value-type="float">
            <text:p>36.373715400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310" calcext:value-type="float">
            <text:p>1040310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hind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tilde</text:p>
          </table:table-cell>
          <table:table-cell table:style-name="ce8" office:value-type="string" calcext:value-type="string">
            <text:p>CS Matilde</text:p>
          </table:table-cell>
          <table:table-cell table:style-name="ce10"/>
          <table:table-cell table:style-name="ce8" office:value-type="float" office:value="-18.6657875776" calcext:value-type="float">
            <text:p>-18.6657875776</text:p>
          </table:table-cell>
          <table:table-cell table:style-name="ce8" office:value-type="float" office:value="36.2421262264" calcext:value-type="float">
            <text:p>36.242126226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311" calcext:value-type="float">
            <text:p>104031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hind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icaune</text:p>
          </table:table-cell>
          <table:table-cell table:style-name="ce8" office:value-type="string" calcext:value-type="string">
            <text:p>CS Micaune</text:p>
          </table:table-cell>
          <table:table-cell table:style-name="ce10"/>
          <table:table-cell table:style-name="ce8" office:value-type="float" office:value="-18.3676761389" calcext:value-type="float">
            <text:p>-18.3676761389</text:p>
          </table:table-cell>
          <table:table-cell table:style-name="ce8" office:value-type="float" office:value="36.5682345629" calcext:value-type="float">
            <text:p>36.568234562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316" calcext:value-type="float">
            <text:p>104031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hinde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Centro Educacional</text:p>
          </table:table-cell>
          <table:table-cell table:style-name="ce7" office:value-type="string" calcext:value-type="string">
            <text:p>PS Centro Educacional</text:p>
          </table:table-cell>
          <table:table-cell table:style-name="ce9"/>
          <table:table-cell table:style-name="ce7" office:value-type="float" office:value="-18.6116284132" calcext:value-type="float">
            <text:p>-18.6116284132</text:p>
          </table:table-cell>
          <table:table-cell table:style-name="ce7" office:value-type="float" office:value="36.4313185215" calcext:value-type="float">
            <text:p>36.431318521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312" calcext:value-type="float">
            <text:p>1040312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hinde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Mitange</text:p>
          </table:table-cell>
          <table:table-cell table:style-name="ce8" office:value-type="string" calcext:value-type="string">
            <text:p>PS Mitange</text:p>
          </table:table-cell>
          <table:table-cell table:style-name="ce10"/>
          <table:table-cell table:style-name="ce8" office:value-type="float" office:value="-18.2941782475" calcext:value-type="float">
            <text:p>-18.2941782475</text:p>
          </table:table-cell>
          <table:table-cell table:style-name="ce8" office:value-type="float" office:value="36.7137175798" calcext:value-type="float">
            <text:p>36.713717579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Privad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línica Saúde Boa Esperança</text:p>
          </table:table-cell>
          <table:table-cell table:style-name="ce8" office:value-type="string" calcext:value-type="string">
            <text:p>Clinica Boa Esperanca</text:p>
          </table:table-cell>
          <table:table-cell table:style-name="ce10"/>
          <table:table-cell table:style-name="ce8" office:value-type="float" office:value="-17.8773468733" calcext:value-type="float">
            <text:p>-17.8773468733</text:p>
          </table:table-cell>
          <table:table-cell table:style-name="ce8" office:value-type="float" office:value="36.8862855434" calcext:value-type="float">
            <text:p>36.886285543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106" calcext:value-type="float">
            <text:p>104010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17 De Setembro</text:p>
          </table:table-cell>
          <table:table-cell table:style-name="ce8" office:value-type="string" calcext:value-type="string">
            <text:p>CS 17 De Setembro</text:p>
          </table:table-cell>
          <table:table-cell table:style-name="ce10"/>
          <table:table-cell table:style-name="ce8" office:value-type="float" office:value="-17.8617310524" calcext:value-type="float">
            <text:p>-17.8617310524</text:p>
          </table:table-cell>
          <table:table-cell table:style-name="ce8" office:value-type="float" office:value="36.8952870369" calcext:value-type="float">
            <text:p>36.895287036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107" calcext:value-type="float">
            <text:p>104010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24 de Julho</text:p>
          </table:table-cell>
          <table:table-cell table:style-name="ce7" office:value-type="string" calcext:value-type="string">
            <text:p>CS 24 de Julho</text:p>
          </table:table-cell>
          <table:table-cell table:style-name="ce9"/>
          <table:table-cell table:style-name="ce7" office:value-type="float" office:value="-17.8755068779" calcext:value-type="float">
            <text:p>-17.8755068779</text:p>
          </table:table-cell>
          <table:table-cell table:style-name="ce7" office:value-type="float" office:value="36.8808943033" calcext:value-type="float">
            <text:p>36.880894303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109" calcext:value-type="float">
            <text:p>104010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4 de Dezembro</text:p>
          </table:table-cell>
          <table:table-cell table:style-name="ce8" office:value-type="string" calcext:value-type="string">
            <text:p>CS 4 de Dezembro</text:p>
          </table:table-cell>
          <table:table-cell table:style-name="ce10"/>
          <table:table-cell table:style-name="ce8" office:value-type="float" office:value="-17.880243659" calcext:value-type="float">
            <text:p>-17.880243659</text:p>
          </table:table-cell>
          <table:table-cell table:style-name="ce8" office:value-type="float" office:value="36.891617775" calcext:value-type="float">
            <text:p>36.89161777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114" calcext:value-type="float">
            <text:p>1040114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Chabeco</text:p>
          </table:table-cell>
          <table:table-cell table:style-name="ce7" office:value-type="string" calcext:value-type="string">
            <text:p>CS Chabeco</text:p>
          </table:table-cell>
          <table:table-cell table:style-name="ce9"/>
          <table:table-cell table:style-name="ce7" office:value-type="float" office:value="-17.865716815" calcext:value-type="float">
            <text:p>-17.865716815</text:p>
          </table:table-cell>
          <table:table-cell table:style-name="ce7" office:value-type="float" office:value="36.8876266479" calcext:value-type="float">
            <text:p>36.887626647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108" calcext:value-type="float">
            <text:p>104010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Coalane</text:p>
          </table:table-cell>
          <table:table-cell table:style-name="ce8" office:value-type="string" calcext:value-type="string">
            <text:p>CS Coalane</text:p>
          </table:table-cell>
          <table:table-cell table:style-name="ce10"/>
          <table:table-cell table:style-name="ce8" office:value-type="float" office:value="-17.8610605001" calcext:value-type="float">
            <text:p>-17.8610605001</text:p>
          </table:table-cell>
          <table:table-cell table:style-name="ce8" office:value-type="float" office:value="36.9078934193" calcext:value-type="float">
            <text:p>36.907893419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117" calcext:value-type="float">
            <text:p>104011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Incidua</text:p>
          </table:table-cell>
          <table:table-cell table:style-name="ce7" office:value-type="string" calcext:value-type="string">
            <text:p>CS Incidua</text:p>
          </table:table-cell>
          <table:table-cell table:style-name="ce9"/>
          <table:table-cell table:style-name="ce7" office:value-type="float" office:value="-17.8877323866" calcext:value-type="float">
            <text:p>-17.8877323866</text:p>
          </table:table-cell>
          <table:table-cell table:style-name="ce7" office:value-type="float" office:value="36.9157522917" calcext:value-type="float">
            <text:p>36.915752291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125" calcext:value-type="float">
            <text:p>1040125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Inhangulue</text:p>
          </table:table-cell>
          <table:table-cell table:style-name="ce8" office:value-type="string" calcext:value-type="string">
            <text:p>CS Inhangulue</text:p>
          </table:table-cell>
          <table:table-cell table:style-name="ce10"/>
          <table:table-cell table:style-name="ce8" office:value-type="float" office:value="-17.9358994961" calcext:value-type="float">
            <text:p>-17.9358994961</text:p>
          </table:table-cell>
          <table:table-cell table:style-name="ce8" office:value-type="float" office:value="36.9430303574" calcext:value-type="float">
            <text:p>36.943030357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119" calcext:value-type="float">
            <text:p>1040119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Estação Malanha</text:p>
          </table:table-cell>
          <table:table-cell table:style-name="ce7" office:value-type="string" calcext:value-type="string">
            <text:p>CS Estação Malanh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7.7910333872" calcext:value-type="float">
            <text:p>-17.7910333872</text:p>
          </table:table-cell>
          <table:table-cell table:style-name="ce7" office:value-type="float" office:value="37.1540665627" calcext:value-type="float">
            <text:p>37.154066562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122" calcext:value-type="float">
            <text:p>1040122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quival Sede</text:p>
          </table:table-cell>
          <table:table-cell table:style-name="ce8" office:value-type="string" calcext:value-type="string">
            <text:p>CS Maquival Sede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7.7786201239" calcext:value-type="float">
            <text:p>-17.7786201239</text:p>
          </table:table-cell>
          <table:table-cell table:style-name="ce8" office:value-type="float" office:value="37.0583707094" calcext:value-type="float">
            <text:p>37.058370709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120" calcext:value-type="float">
            <text:p>104012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Ionge</text:p>
          </table:table-cell>
          <table:table-cell table:style-name="ce7" office:value-type="string" calcext:value-type="string">
            <text:p>CS Ionge</text:p>
          </table:table-cell>
          <table:table-cell table:style-name="ce9"/>
          <table:table-cell table:style-name="ce7" office:value-type="float" office:value="-17.7002245188" calcext:value-type="float">
            <text:p>-17.7002245188</text:p>
          </table:table-cell>
          <table:table-cell table:style-name="ce7" office:value-type="float" office:value="37.1131682396" calcext:value-type="float">
            <text:p>37.113168239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121" calcext:value-type="float">
            <text:p>104012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dal</text:p>
          </table:table-cell>
          <table:table-cell table:style-name="ce8" office:value-type="string" calcext:value-type="string">
            <text:p>CS Madal</text:p>
          </table:table-cell>
          <table:table-cell table:style-name="ce10"/>
          <table:table-cell table:style-name="ce8" office:value-type="float" office:value="-17.939992547" calcext:value-type="float">
            <text:p>-17.939992547</text:p>
          </table:table-cell>
          <table:table-cell table:style-name="ce8" office:value-type="float" office:value="36.9822603464" calcext:value-type="float">
            <text:p>36.982260346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15" calcext:value-type="float">
            <text:p>10411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Santo Egidio</text:p>
          </table:table-cell>
          <table:table-cell table:style-name="ce7" office:value-type="string" calcext:value-type="string">
            <text:p>CS Santo Egidio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7.859957" calcext:value-type="float">
            <text:p>-17.859957</text:p>
          </table:table-cell>
          <table:table-cell table:style-name="ce7" office:value-type="float" office:value="36.895793" calcext:value-type="float">
            <text:p>36.89579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101" calcext:value-type="float">
            <text:p>1040101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Hospital Central</text:p>
          </table:table-cell>
          <table:table-cell table:style-name="ce7" office:value-type="string" calcext:value-type="string">
            <text:p>Quaternary</text:p>
          </table:table-cell>
          <table:table-cell table:style-name="ce7" office:value-type="string" calcext:value-type="string">
            <text:p>Hospital Central de Quelimane</text:p>
          </table:table-cell>
          <table:table-cell table:style-name="ce7" office:value-type="string" calcext:value-type="string">
            <text:p>HC Quelimane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7.817627" calcext:value-type="float">
            <text:p>-17.817627</text:p>
          </table:table-cell>
          <table:table-cell table:style-name="ce7" office:value-type="float" office:value="36.957792" calcext:value-type="float">
            <text:p>36.95779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Instituto</text:p>
          </table:table-cell>
          <table:table-cell table:style-name="ce8" office:value-type="string" calcext:value-type="string">
            <text:p>Institute</text:p>
          </table:table-cell>
          <table:table-cell table:style-name="ce8" office:value-type="string" calcext:value-type="string">
            <text:p>Instituto: Instituto de Ciências de Saúde de Quelimane</text:p>
          </table:table-cell>
          <table:table-cell table:style-name="ce8" office:value-type="string" calcext:value-type="string">
            <text:p>ICS Quelimane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7.820101" calcext:value-type="float">
            <text:p>-17.820101</text:p>
          </table:table-cell>
          <table:table-cell table:style-name="ce8" office:value-type="float" office:value="36.954702" calcext:value-type="float">
            <text:p>36.95470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123" calcext:value-type="float">
            <text:p>1040123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quival Rio</text:p>
          </table:table-cell>
          <table:table-cell table:style-name="ce7" office:value-type="string" calcext:value-type="string">
            <text:p>CS Maquival Rio</text:p>
          </table:table-cell>
          <table:table-cell table:style-name="ce9"/>
          <table:table-cell table:style-name="ce7" office:value-type="float" office:value="-17.7309840918" calcext:value-type="float">
            <text:p>-17.7309840918</text:p>
          </table:table-cell>
          <table:table-cell table:style-name="ce7" office:value-type="float" office:value="37.0756065845" calcext:value-type="float">
            <text:p>37.075606584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116" calcext:value-type="float">
            <text:p>104011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icajune</text:p>
          </table:table-cell>
          <table:table-cell table:style-name="ce7" office:value-type="string" calcext:value-type="string">
            <text:p>CS Micajune</text:p>
          </table:table-cell>
          <table:table-cell table:style-name="ce9"/>
          <table:table-cell table:style-name="ce7" office:value-type="float" office:value="-17.8468984365" calcext:value-type="float">
            <text:p>-17.8468984365</text:p>
          </table:table-cell>
          <table:table-cell table:style-name="ce7" office:value-type="float" office:value="36.9006568193" calcext:value-type="float">
            <text:p>36.900656819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111" calcext:value-type="float">
            <text:p>104011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amuinho</text:p>
          </table:table-cell>
          <table:table-cell table:style-name="ce8" office:value-type="string" calcext:value-type="string">
            <text:p>CS Namuinho</text:p>
          </table:table-cell>
          <table:table-cell table:style-name="ce10"/>
          <table:table-cell table:style-name="ce8" office:value-type="float" office:value="-17.8189766407" calcext:value-type="float">
            <text:p>-17.8189766407</text:p>
          </table:table-cell>
          <table:table-cell table:style-name="ce8" office:value-type="float" office:value="36.9467318058" calcext:value-type="float">
            <text:p>36.946731805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112" calcext:value-type="float">
            <text:p>1040112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Sangarivera</text:p>
          </table:table-cell>
          <table:table-cell table:style-name="ce8" office:value-type="string" calcext:value-type="string">
            <text:p>CS Sangarivera</text:p>
          </table:table-cell>
          <table:table-cell table:style-name="ce10"/>
          <table:table-cell table:style-name="ce8" office:value-type="float" office:value="-17.867615819" calcext:value-type="float">
            <text:p>-17.867615819</text:p>
          </table:table-cell>
          <table:table-cell table:style-name="ce8" office:value-type="float" office:value="36.9237238169" calcext:value-type="float">
            <text:p>36.923723816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124" calcext:value-type="float">
            <text:p>1040124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Varela</text:p>
          </table:table-cell>
          <table:table-cell table:style-name="ce7" office:value-type="string" calcext:value-type="string">
            <text:p>CS Varela</text:p>
          </table:table-cell>
          <table:table-cell table:style-name="ce9"/>
          <table:table-cell table:style-name="ce7" office:value-type="float" office:value="-17.8561788797" calcext:value-type="float">
            <text:p>-17.8561788797</text:p>
          </table:table-cell>
          <table:table-cell table:style-name="ce7" office:value-type="float" office:value="37.0233356953" calcext:value-type="float">
            <text:p>37.023335695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Privado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S de VET</text:p>
          </table:table-cell>
          <table:table-cell table:style-name="ce8" office:value-type="string" calcext:value-type="string">
            <text:p>CS VET</text:p>
          </table:table-cell>
          <table:table-cell table:style-name="ce10"/>
          <table:table-cell table:style-name="ce8" office:value-type="float" office:value="-17.8723472357" calcext:value-type="float">
            <text:p>-17.8723472357</text:p>
          </table:table-cell>
          <table:table-cell table:style-name="ce8" office:value-type="float" office:value="36.8917626143" calcext:value-type="float">
            <text:p>36.891762614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Deposito Medicamentos</text:p>
          </table:table-cell>
          <table:table-cell table:style-name="ce7" office:value-type="string" calcext:value-type="string">
            <text:p>DPM</text:p>
          </table:table-cell>
          <table:table-cell table:style-name="ce7" office:value-type="string" calcext:value-type="string">
            <text:p>Depósito de Medicamentos de Zambézia</text:p>
          </table:table-cell>
          <table:table-cell table:style-name="ce7" office:value-type="string" calcext:value-type="string">
            <text:p>DPM Zambezia</text:p>
          </table:table-cell>
          <table:table-cell table:style-name="ce9"/>
          <table:table-cell table:style-name="ce7" office:value-type="float" office:value="-17.8822" calcext:value-type="float">
            <text:p>-17.8822</text:p>
          </table:table-cell>
          <table:table-cell table:style-name="ce7" office:value-type="float" office:value="36.8872" calcext:value-type="float">
            <text:p>36.887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100" calcext:value-type="float">
            <text:p>104010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Hospital Geral</text:p>
          </table:table-cell>
          <table:table-cell table:style-name="ce7" office:value-type="string" calcext:value-type="string">
            <text:p>Quaternary</text:p>
          </table:table-cell>
          <table:table-cell table:style-name="ce7" office:value-type="string" calcext:value-type="string">
            <text:p>Hospital Geral de Quelimane</text:p>
          </table:table-cell>
          <table:table-cell table:style-name="ce7" office:value-type="string" calcext:value-type="string">
            <text:p>HG Quelimane</text:p>
          </table:table-cell>
          <table:table-cell table:style-name="ce9"/>
          <table:table-cell table:style-name="ce7" office:value-type="float" office:value="-17.8822284937" calcext:value-type="float">
            <text:p>-17.8822284937</text:p>
          </table:table-cell>
          <table:table-cell table:style-name="ce7" office:value-type="float" office:value="36.887294054" calcext:value-type="float">
            <text:p>36.88729405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Instituto</text:p>
          </table:table-cell>
          <table:table-cell table:style-name="ce8" office:value-type="string" calcext:value-type="string">
            <text:p>Institute</text:p>
          </table:table-cell>
          <table:table-cell table:style-name="ce8" office:value-type="string" calcext:value-type="string">
            <text:p>Instituto: Instituto de Formação de Professores de Quelimane</text:p>
          </table:table-cell>
          <table:table-cell table:style-name="ce8" office:value-type="string" calcext:value-type="string">
            <text:p>IFP Quelimane</text:p>
          </table:table-cell>
          <table:table-cell table:style-name="ce10"/>
          <table:table-cell table:style-name="ce8" office:value-type="float" office:value="-17.8616283761" calcext:value-type="float">
            <text:p>-17.8616283761</text:p>
          </table:table-cell>
          <table:table-cell table:style-name="ce8" office:value-type="float" office:value="36.9150676384" calcext:value-type="float">
            <text:p>36.915067638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Instituto</text:p>
          </table:table-cell>
          <table:table-cell table:style-name="ce7" office:value-type="string" calcext:value-type="string">
            <text:p>Institute</text:p>
          </table:table-cell>
          <table:table-cell table:style-name="ce7" office:value-type="string" calcext:value-type="string">
            <text:p>Instituto: ISCISA (Quelimane)</text:p>
          </table:table-cell>
          <table:table-cell table:style-name="ce7" office:value-type="string" calcext:value-type="string">
            <text:p>ISCISA</text:p>
          </table:table-cell>
          <table:table-cell table:style-name="ce9"/>
          <table:table-cell table:style-name="ce7" office:value-type="float" office:value="-17.8702823785" calcext:value-type="float">
            <text:p>-17.8702823785</text:p>
          </table:table-cell>
          <table:table-cell table:style-name="ce7" office:value-type="float" office:value="36.8836784363" calcext:value-type="float">
            <text:p>36.883678436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110" calcext:value-type="float">
            <text:p>104011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Cidade de Quelimane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Cadeia Civil</text:p>
          </table:table-cell>
          <table:table-cell table:style-name="ce7" office:value-type="string" calcext:value-type="string">
            <text:p>PS Cadeia Civil</text:p>
          </table:table-cell>
          <table:table-cell table:style-name="ce9"/>
          <table:table-cell table:style-name="ce7" office:value-type="float" office:value="-17.8785324097" calcext:value-type="float">
            <text:p>-17.8785324097</text:p>
          </table:table-cell>
          <table:table-cell table:style-name="ce7" office:value-type="float" office:value="36.8882757425" calcext:value-type="float">
            <text:p>36.888275742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118" calcext:value-type="float">
            <text:p>104011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Cidade de Quelimane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Zalala Mar</text:p>
          </table:table-cell>
          <table:table-cell table:style-name="ce8" office:value-type="string" calcext:value-type="string">
            <text:p>PS Zalala Mar</text:p>
          </table:table-cell>
          <table:table-cell table:style-name="ce10"/>
          <table:table-cell table:style-name="ce8" office:value-type="float" office:value="-17.837086916" calcext:value-type="float">
            <text:p>-17.837086916</text:p>
          </table:table-cell>
          <table:table-cell table:style-name="ce8" office:value-type="float" office:value="37.1211773157" calcext:value-type="float">
            <text:p>37.121177315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803" calcext:value-type="float">
            <text:p>1041803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Derr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Derre</text:p>
          </table:table-cell>
          <table:table-cell table:style-name="ce8" office:value-type="string" calcext:value-type="string">
            <text:p>CS Derre</text:p>
          </table:table-cell>
          <table:table-cell table:style-name="ce10"/>
          <table:table-cell table:style-name="ce8" office:value-type="float" office:value="-16.9679278135" calcext:value-type="float">
            <text:p>-16.9679278135</text:p>
          </table:table-cell>
          <table:table-cell table:style-name="ce8" office:value-type="float" office:value="36.1184227467" calcext:value-type="float">
            <text:p>36.118422746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804" calcext:value-type="float">
            <text:p>1041804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Derr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Guerissa</text:p>
          </table:table-cell>
          <table:table-cell table:style-name="ce8" office:value-type="string" calcext:value-type="string">
            <text:p>CS Guerissa</text:p>
          </table:table-cell>
          <table:table-cell table:style-name="ce10"/>
          <table:table-cell table:style-name="ce8" office:value-type="float" office:value="-17.3168885708" calcext:value-type="float">
            <text:p>-17.3168885708</text:p>
          </table:table-cell>
          <table:table-cell table:style-name="ce8" office:value-type="float" office:value="35.955349803" calcext:value-type="float">
            <text:p>35.95534980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805" calcext:value-type="float">
            <text:p>104180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Derr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chindo</text:p>
          </table:table-cell>
          <table:table-cell table:style-name="ce7" office:value-type="string" calcext:value-type="string">
            <text:p>CS Machindo</text:p>
          </table:table-cell>
          <table:table-cell table:style-name="ce9"/>
          <table:table-cell table:style-name="ce7" office:value-type="float" office:value="-17.206993103" calcext:value-type="float">
            <text:p>-17.206993103</text:p>
          </table:table-cell>
          <table:table-cell table:style-name="ce7" office:value-type="float" office:value="36.2791836262" calcext:value-type="float">
            <text:p>36.279183626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406" calcext:value-type="float">
            <text:p>104040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Alto Ligonha</text:p>
          </table:table-cell>
          <table:table-cell table:style-name="ce8" office:value-type="string" calcext:value-type="string">
            <text:p>CS Alto Ligonha</text:p>
          </table:table-cell>
          <table:table-cell table:style-name="ce10"/>
          <table:table-cell table:style-name="ce8" office:value-type="float" office:value="-15.51184237" calcext:value-type="float">
            <text:p>-15.51184237</text:p>
          </table:table-cell>
          <table:table-cell table:style-name="ce8" office:value-type="float" office:value="38.2571572065" calcext:value-type="float">
            <text:p>38.257157206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439" calcext:value-type="float">
            <text:p>104043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Kayane</text:p>
          </table:table-cell>
          <table:table-cell table:style-name="ce8" office:value-type="string" calcext:value-type="string">
            <text:p>CS Kayane</text:p>
          </table:table-cell>
          <table:table-cell table:style-name="ce10"/>
          <table:table-cell table:style-name="ce8" office:value-type="float" office:value="-16.273342967" calcext:value-type="float">
            <text:p>-16.273342967</text:p>
          </table:table-cell>
          <table:table-cell table:style-name="ce8" office:value-type="float" office:value="37.9234260321" calcext:value-type="float">
            <text:p>37.923426032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5" office:value-type="float" office:value="1040405" calcext:value-type="float">
            <text:p>104040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Gil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Intxotxa</text:p>
          </table:table-cell>
          <table:table-cell table:style-name="ce7" office:value-type="string" calcext:value-type="string">
            <text:p>CS Intxotx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5.728579" calcext:value-type="float">
            <text:p>-15.728579</text:p>
          </table:table-cell>
          <table:table-cell table:style-name="ce7" office:value-type="float" office:value="38.274439" calcext:value-type="float">
            <text:p>38.27443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455" calcext:value-type="float">
            <text:p>1040455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mala</text:p>
          </table:table-cell>
          <table:table-cell table:style-name="ce8" office:value-type="string" calcext:value-type="string">
            <text:p>CS Mamala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5.9744483232" calcext:value-type="float">
            <text:p>-15.9744483232</text:p>
          </table:table-cell>
          <table:table-cell table:style-name="ce8" office:value-type="float" office:value="38.5499632359" calcext:value-type="float">
            <text:p>38.549963235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404" calcext:value-type="float">
            <text:p>1040404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tequela</text:p>
          </table:table-cell>
          <table:table-cell table:style-name="ce8" office:value-type="string" calcext:value-type="string">
            <text:p>CS Mutequela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5.7535845041" calcext:value-type="float">
            <text:p>-15.7535845041</text:p>
          </table:table-cell>
          <table:table-cell table:style-name="ce8" office:value-type="float" office:value="38.6968839169" calcext:value-type="float">
            <text:p>38.696883916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408" calcext:value-type="float">
            <text:p>104040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oneia</text:p>
          </table:table-cell>
          <table:table-cell table:style-name="ce8" office:value-type="string" calcext:value-type="string">
            <text:p>CS Moneia</text:p>
          </table:table-cell>
          <table:table-cell table:style-name="ce10"/>
          <table:table-cell table:style-name="ce8" office:value-type="float" office:value="-15.9625178576" calcext:value-type="float">
            <text:p>-15.9625178576</text:p>
          </table:table-cell>
          <table:table-cell table:style-name="ce8" office:value-type="float" office:value="38.4415483475" calcext:value-type="float">
            <text:p>38.441548347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409" calcext:value-type="float">
            <text:p>1040409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Gil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iane</text:p>
          </table:table-cell>
          <table:table-cell table:style-name="ce7" office:value-type="string" calcext:value-type="string">
            <text:p>CS Muiane</text:p>
          </table:table-cell>
          <table:table-cell table:style-name="ce9"/>
          <table:table-cell table:style-name="ce7" office:value-type="float" office:value="-15.7284629345" calcext:value-type="float">
            <text:p>-15.7284629345</text:p>
          </table:table-cell>
          <table:table-cell table:style-name="ce7" office:value-type="float" office:value="38.2745915651" calcext:value-type="float">
            <text:p>38.274591565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462" calcext:value-type="float">
            <text:p>104046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Gil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Pury</text:p>
          </table:table-cell>
          <table:table-cell table:style-name="ce7" office:value-type="string" calcext:value-type="string">
            <text:p>CS Pury</text:p>
          </table:table-cell>
          <table:table-cell table:style-name="ce9"/>
          <table:table-cell table:style-name="ce7" office:value-type="float" office:value="-15.9804350138" calcext:value-type="float">
            <text:p>-15.9804350138</text:p>
          </table:table-cell>
          <table:table-cell table:style-name="ce7" office:value-type="float" office:value="38.3320605755" calcext:value-type="float">
            <text:p>38.332060575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410" calcext:value-type="float">
            <text:p>1040410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Uape</text:p>
          </table:table-cell>
          <table:table-cell table:style-name="ce8" office:value-type="string" calcext:value-type="string">
            <text:p>CS Uape</text:p>
          </table:table-cell>
          <table:table-cell table:style-name="ce10"/>
          <table:table-cell table:style-name="ce8" office:value-type="float" office:value="-16.1321246624" calcext:value-type="float">
            <text:p>-16.1321246624</text:p>
          </table:table-cell>
          <table:table-cell table:style-name="ce8" office:value-type="float" office:value="38.097474575" calcext:value-type="float">
            <text:p>38.09747457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407" calcext:value-type="float">
            <text:p>10404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ile</text:p>
          </table:table-cell>
          <table:table-cell table:style-name="ce8" office:value-type="string" calcext:value-type="string">
            <text:p>Hospital Distrital</text:p>
          </table:table-cell>
          <table:table-cell table:style-name="ce8" office:value-type="string" calcext:value-type="string">
            <text:p>Secondary</text:p>
          </table:table-cell>
          <table:table-cell table:style-name="ce8" office:value-type="string" calcext:value-type="string">
            <text:p>Hospital Distral de Gile</text:p>
          </table:table-cell>
          <table:table-cell table:style-name="ce8" office:value-type="string" calcext:value-type="string">
            <text:p>HD Gile</text:p>
          </table:table-cell>
          <table:table-cell table:style-name="ce10"/>
          <table:table-cell table:style-name="ce8" office:value-type="float" office:value="-16.1464583874" calcext:value-type="float">
            <text:p>-16.1464583874</text:p>
          </table:table-cell>
          <table:table-cell table:style-name="ce8" office:value-type="float" office:value="38.372631669" calcext:value-type="float">
            <text:p>38.37263166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437" calcext:value-type="float">
            <text:p>104043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ile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Namuaca</text:p>
          </table:table-cell>
          <table:table-cell table:style-name="ce8" office:value-type="string" calcext:value-type="string">
            <text:p>PS Namuaca</text:p>
          </table:table-cell>
          <table:table-cell table:style-name="ce10"/>
          <table:table-cell table:style-name="ce8" office:value-type="float" office:value="-15.5847877264" calcext:value-type="float">
            <text:p>-15.5847877264</text:p>
          </table:table-cell>
          <table:table-cell table:style-name="ce8" office:value-type="float" office:value="38.4184652567" calcext:value-type="float">
            <text:p>38.418465256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506" calcext:value-type="float">
            <text:p>104050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ur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Gurue</text:p>
          </table:table-cell>
          <table:table-cell table:style-name="ce8" office:value-type="string" calcext:value-type="string">
            <text:p>CS Gurue</text:p>
          </table:table-cell>
          <table:table-cell table:style-name="ce10"/>
          <table:table-cell table:style-name="ce8" office:value-type="float" office:value="-15.4627364874" calcext:value-type="float">
            <text:p>-15.4627364874</text:p>
          </table:table-cell>
          <table:table-cell table:style-name="ce8" office:value-type="float" office:value="36.9826734066" calcext:value-type="float">
            <text:p>36.982673406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516" calcext:value-type="float">
            <text:p>104051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ur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Invinha</text:p>
          </table:table-cell>
          <table:table-cell table:style-name="ce8" office:value-type="string" calcext:value-type="string">
            <text:p>CS Invinha</text:p>
          </table:table-cell>
          <table:table-cell table:style-name="ce10"/>
          <table:table-cell table:style-name="ce8" office:value-type="float" office:value="-15.5567371845" calcext:value-type="float">
            <text:p>-15.5567371845</text:p>
          </table:table-cell>
          <table:table-cell table:style-name="ce8" office:value-type="float" office:value="37.0551091433" calcext:value-type="float">
            <text:p>37.055109143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507" calcext:value-type="float">
            <text:p>10405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ur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Lioma</text:p>
          </table:table-cell>
          <table:table-cell table:style-name="ce8" office:value-type="string" calcext:value-type="string">
            <text:p>CS Lioma</text:p>
          </table:table-cell>
          <table:table-cell table:style-name="ce10"/>
          <table:table-cell table:style-name="ce8" office:value-type="float" office:value="-15.1720172167" calcext:value-type="float">
            <text:p>-15.1720172167</text:p>
          </table:table-cell>
          <table:table-cell table:style-name="ce8" office:value-type="float" office:value="36.804869771" calcext:value-type="float">
            <text:p>36.80486977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517" calcext:value-type="float">
            <text:p>104051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ur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cuarro</text:p>
          </table:table-cell>
          <table:table-cell table:style-name="ce8" office:value-type="string" calcext:value-type="string">
            <text:p>CS Macuarro</text:p>
          </table:table-cell>
          <table:table-cell table:style-name="ce10"/>
          <table:table-cell table:style-name="ce8" office:value-type="float" office:value="-15.7714104652" calcext:value-type="float">
            <text:p>-15.7714104652</text:p>
          </table:table-cell>
          <table:table-cell table:style-name="ce8" office:value-type="float" office:value="37.0844525099" calcext:value-type="float">
            <text:p>37.084452509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508" calcext:value-type="float">
            <text:p>104050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Guru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epuagiua</text:p>
          </table:table-cell>
          <table:table-cell table:style-name="ce7" office:value-type="string" calcext:value-type="string">
            <text:p>CS Mepuagiua</text:p>
          </table:table-cell>
          <table:table-cell table:style-name="ce9"/>
          <table:table-cell table:style-name="ce7" office:value-type="float" office:value="-15.5398982763" calcext:value-type="float">
            <text:p>-15.5398982763</text:p>
          </table:table-cell>
          <table:table-cell table:style-name="ce7" office:value-type="float" office:value="37.1931141615" calcext:value-type="float">
            <text:p>37.193114161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514" calcext:value-type="float">
            <text:p>1040514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Guru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agiua</text:p>
          </table:table-cell>
          <table:table-cell table:style-name="ce7" office:value-type="string" calcext:value-type="string">
            <text:p>CS Muagiua</text:p>
          </table:table-cell>
          <table:table-cell table:style-name="ce9"/>
          <table:table-cell table:style-name="ce7" office:value-type="float" office:value="-15.5405849218" calcext:value-type="float">
            <text:p>-15.5405849218</text:p>
          </table:table-cell>
          <table:table-cell table:style-name="ce7" office:value-type="float" office:value="36.8843704462" calcext:value-type="float">
            <text:p>36.884370446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509" calcext:value-type="float">
            <text:p>104050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ur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Ruace</text:p>
          </table:table-cell>
          <table:table-cell table:style-name="ce8" office:value-type="string" calcext:value-type="string">
            <text:p>CS Ruace</text:p>
          </table:table-cell>
          <table:table-cell table:style-name="ce10"/>
          <table:table-cell table:style-name="ce8" office:value-type="float" office:value="-15.1988232136" calcext:value-type="float">
            <text:p>-15.1988232136</text:p>
          </table:table-cell>
          <table:table-cell table:style-name="ce8" office:value-type="float" office:value="36.7023932934" calcext:value-type="float">
            <text:p>36.702393293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510" calcext:value-type="float">
            <text:p>1040510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ur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Serra</text:p>
          </table:table-cell>
          <table:table-cell table:style-name="ce8" office:value-type="string" calcext:value-type="string">
            <text:p>CS Serra</text:p>
          </table:table-cell>
          <table:table-cell table:style-name="ce10"/>
          <table:table-cell table:style-name="ce8" office:value-type="float" office:value="-15.3151345253" calcext:value-type="float">
            <text:p>-15.3151345253</text:p>
          </table:table-cell>
          <table:table-cell table:style-name="ce8" office:value-type="float" office:value="36.6587913036" calcext:value-type="float">
            <text:p>36.658791303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511" calcext:value-type="float">
            <text:p>104051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ur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Tetete</text:p>
          </table:table-cell>
          <table:table-cell table:style-name="ce8" office:value-type="string" calcext:value-type="string">
            <text:p>CS Tetete</text:p>
          </table:table-cell>
          <table:table-cell table:style-name="ce10"/>
          <table:table-cell table:style-name="ce8" office:value-type="float" office:value="-15.386454463" calcext:value-type="float">
            <text:p>-15.386454463</text:p>
          </table:table-cell>
          <table:table-cell table:style-name="ce8" office:value-type="float" office:value="36.5263009071" calcext:value-type="float">
            <text:p>36.526300907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512" calcext:value-type="float">
            <text:p>104051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Guru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UP 10</text:p>
          </table:table-cell>
          <table:table-cell table:style-name="ce7" office:value-type="string" calcext:value-type="string">
            <text:p>CS UP 10</text:p>
          </table:table-cell>
          <table:table-cell table:style-name="ce9"/>
          <table:table-cell table:style-name="ce7" office:value-type="float" office:value="-15.4883408546" calcext:value-type="float">
            <text:p>-15.4883408546</text:p>
          </table:table-cell>
          <table:table-cell table:style-name="ce7" office:value-type="float" office:value="37.140237093" calcext:value-type="float">
            <text:p>37.14023709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513" calcext:value-type="float">
            <text:p>1040513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uru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UP 4</text:p>
          </table:table-cell>
          <table:table-cell table:style-name="ce8" office:value-type="string" calcext:value-type="string">
            <text:p>CS UP 4</text:p>
          </table:table-cell>
          <table:table-cell table:style-name="ce10"/>
          <table:table-cell table:style-name="ce8" office:value-type="float" office:value="-15.4564923048" calcext:value-type="float">
            <text:p>-15.4564923048</text:p>
          </table:table-cell>
          <table:table-cell table:style-name="ce8" office:value-type="float" office:value="36.9553041458" calcext:value-type="float">
            <text:p>36.955304145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500" calcext:value-type="float">
            <text:p>104050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Gurue</text:p>
          </table:table-cell>
          <table:table-cell table:style-name="ce7" office:value-type="string" calcext:value-type="string">
            <text:p>Hospital Rural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Hospital Rural de Gurue</text:p>
          </table:table-cell>
          <table:table-cell table:style-name="ce7" office:value-type="string" calcext:value-type="string">
            <text:p>HD Gurue</text:p>
          </table:table-cell>
          <table:table-cell table:style-name="ce9"/>
          <table:table-cell table:style-name="ce7" office:value-type="float" office:value="-15.4624789953" calcext:value-type="float">
            <text:p>-15.4624789953</text:p>
          </table:table-cell>
          <table:table-cell table:style-name="ce7" office:value-type="float" office:value="36.983435154" calcext:value-type="float">
            <text:p>36.98343515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563" calcext:value-type="float">
            <text:p>1040563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Gurue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Nintulo</text:p>
          </table:table-cell>
          <table:table-cell table:style-name="ce8" office:value-type="string" calcext:value-type="string">
            <text:p>PS Nintulo</text:p>
          </table:table-cell>
          <table:table-cell table:style-name="ce10"/>
          <table:table-cell table:style-name="ce8" office:value-type="float" office:value="-15.0914061069" calcext:value-type="float">
            <text:p>-15.0914061069</text:p>
          </table:table-cell>
          <table:table-cell table:style-name="ce8" office:value-type="float" office:value="37.1232694387" calcext:value-type="float">
            <text:p>37.123269438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655" calcext:value-type="float">
            <text:p>1040655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Curruane</text:p>
          </table:table-cell>
          <table:table-cell table:style-name="ce8" office:value-type="string" calcext:value-type="string">
            <text:p>CS Curruane</text:p>
          </table:table-cell>
          <table:table-cell table:style-name="ce10"/>
          <table:table-cell table:style-name="ce8" office:value-type="float" office:value="-15.8410620689" calcext:value-type="float">
            <text:p>-15.8410620689</text:p>
          </table:table-cell>
          <table:table-cell table:style-name="ce8" office:value-type="float" office:value="37.3225790262" calcext:value-type="float">
            <text:p>37.322579026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601" calcext:value-type="float">
            <text:p>104060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Secondary</text:p>
          </table:table-cell>
          <table:table-cell table:style-name="ce8" office:value-type="string" calcext:value-type="string">
            <text:p>Centro de Saúde de <text:s/>ILE</text:p>
          </table:table-cell>
          <table:table-cell table:style-name="ce8" office:value-type="string" calcext:value-type="string">
            <text:p>CS ILE</text:p>
          </table:table-cell>
          <table:table-cell table:style-name="ce10"/>
          <table:table-cell table:style-name="ce8" office:value-type="float" office:value="-16.0378396511" calcext:value-type="float">
            <text:p>-16.0378396511</text:p>
          </table:table-cell>
          <table:table-cell table:style-name="ce8" office:value-type="float" office:value="37.1680194139" calcext:value-type="float">
            <text:p>37.168019413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6" office:value-type="float" office:value="1040661" calcext:value-type="float">
            <text:p>104066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amanda</text:p>
          </table:table-cell>
          <table:table-cell table:style-name="ce8" office:value-type="string" calcext:value-type="string">
            <text:p>CS Namanda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6.212745" calcext:value-type="float">
            <text:p>-16.212745</text:p>
          </table:table-cell>
          <table:table-cell table:style-name="ce8" office:value-type="float" office:value="37.156682" calcext:value-type="float">
            <text:p>37.15668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637" calcext:value-type="float">
            <text:p>104063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ssira</text:p>
          </table:table-cell>
          <table:table-cell table:style-name="ce8" office:value-type="string" calcext:value-type="string">
            <text:p>CS Massira</text:p>
          </table:table-cell>
          <table:table-cell table:style-name="ce10"/>
          <table:table-cell table:style-name="ce8" office:value-type="float" office:value="-16.0934901237" calcext:value-type="float">
            <text:p>-16.0934901237</text:p>
          </table:table-cell>
          <table:table-cell table:style-name="ce8" office:value-type="float" office:value="37.3364835978" calcext:value-type="float">
            <text:p>37.336483597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667" calcext:value-type="float">
            <text:p>104066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cuaba</text:p>
          </table:table-cell>
          <table:table-cell table:style-name="ce8" office:value-type="string" calcext:value-type="string">
            <text:p>CS Mucuaba</text:p>
          </table:table-cell>
          <table:table-cell table:style-name="ce10"/>
          <table:table-cell table:style-name="ce8" office:value-type="float" office:value="-16.040430665" calcext:value-type="float">
            <text:p>-16.040430665</text:p>
          </table:table-cell>
          <table:table-cell table:style-name="ce8" office:value-type="float" office:value="37.2739452124" calcext:value-type="float">
            <text:p>37.273945212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610" calcext:value-type="float">
            <text:p>104061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Il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lequela</text:p>
          </table:table-cell>
          <table:table-cell table:style-name="ce7" office:value-type="string" calcext:value-type="string">
            <text:p>CS Mulequela</text:p>
          </table:table-cell>
          <table:table-cell table:style-name="ce9"/>
          <table:table-cell table:style-name="ce7" office:value-type="float" office:value="-15.9543424845" calcext:value-type="float">
            <text:p>-15.9543424845</text:p>
          </table:table-cell>
          <table:table-cell table:style-name="ce7" office:value-type="float" office:value="37.1207374334" calcext:value-type="float">
            <text:p>37.120737433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608" calcext:value-type="float">
            <text:p>104060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ngulama</text:p>
          </table:table-cell>
          <table:table-cell table:style-name="ce8" office:value-type="string" calcext:value-type="string">
            <text:p>CS Mungulama</text:p>
          </table:table-cell>
          <table:table-cell table:style-name="ce10"/>
          <table:table-cell table:style-name="ce8" office:value-type="float" office:value="-16.036208868" calcext:value-type="float">
            <text:p>-16.036208868</text:p>
          </table:table-cell>
          <table:table-cell table:style-name="ce8" office:value-type="float" office:value="37.5238627195" calcext:value-type="float">
            <text:p>37.523862719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636" calcext:value-type="float">
            <text:p>104063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Il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iboia</text:p>
          </table:table-cell>
          <table:table-cell table:style-name="ce7" office:value-type="string" calcext:value-type="string">
            <text:p>CS Niboia</text:p>
          </table:table-cell>
          <table:table-cell table:style-name="ce9"/>
          <table:table-cell table:style-name="ce7" office:value-type="float" office:value="-16.0701280832" calcext:value-type="float">
            <text:p>-16.0701280832</text:p>
          </table:table-cell>
          <table:table-cell table:style-name="ce7" office:value-type="float" office:value="37.3650544882" calcext:value-type="float">
            <text:p>37.365054488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612" calcext:value-type="float">
            <text:p>104061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Il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ipiode</text:p>
          </table:table-cell>
          <table:table-cell table:style-name="ce7" office:value-type="string" calcext:value-type="string">
            <text:p>CS Nipiode</text:p>
          </table:table-cell>
          <table:table-cell table:style-name="ce9"/>
          <table:table-cell table:style-name="ce7" office:value-type="float" office:value="-16.1421132088" calcext:value-type="float">
            <text:p>-16.1421132088</text:p>
          </table:table-cell>
          <table:table-cell table:style-name="ce7" office:value-type="float" office:value="37.3826658726" calcext:value-type="float">
            <text:p>37.382665872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607" calcext:value-type="float">
            <text:p>10406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Il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Phalane</text:p>
          </table:table-cell>
          <table:table-cell table:style-name="ce8" office:value-type="string" calcext:value-type="string">
            <text:p>CS Phalane</text:p>
          </table:table-cell>
          <table:table-cell table:style-name="ce10"/>
          <table:table-cell table:style-name="ce8" office:value-type="float" office:value="-15.9903430939" calcext:value-type="float">
            <text:p>-15.9903430939</text:p>
          </table:table-cell>
          <table:table-cell table:style-name="ce8" office:value-type="float" office:value="37.3571312428" calcext:value-type="float">
            <text:p>37.357131242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613" calcext:value-type="float">
            <text:p>1040613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Il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Socone</text:p>
          </table:table-cell>
          <table:table-cell table:style-name="ce7" office:value-type="string" calcext:value-type="string">
            <text:p>CS Socone</text:p>
          </table:table-cell>
          <table:table-cell table:style-name="ce9"/>
          <table:table-cell table:style-name="ce7" office:value-type="float" office:value="-15.7843708992" calcext:value-type="float">
            <text:p>-15.7843708992</text:p>
          </table:table-cell>
          <table:table-cell table:style-name="ce7" office:value-type="float" office:value="37.16340065" calcext:value-type="float">
            <text:p>37.1634006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665" calcext:value-type="float">
            <text:p>104066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Il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Ualasse</text:p>
          </table:table-cell>
          <table:table-cell table:style-name="ce7" office:value-type="string" calcext:value-type="string">
            <text:p>CS Ualasse</text:p>
          </table:table-cell>
          <table:table-cell table:style-name="ce9"/>
          <table:table-cell table:style-name="ce7" office:value-type="float" office:value="-15.7621514797" calcext:value-type="float">
            <text:p>-15.7621514797</text:p>
          </table:table-cell>
          <table:table-cell table:style-name="ce7" office:value-type="float" office:value="37.2849529982" calcext:value-type="float">
            <text:p>37.284952998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711" calcext:value-type="float">
            <text:p>104071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Inhassung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Bingagira</text:p>
          </table:table-cell>
          <table:table-cell table:style-name="ce8" office:value-type="string" calcext:value-type="string">
            <text:p>CS Bingagira</text:p>
          </table:table-cell>
          <table:table-cell table:style-name="ce10"/>
          <table:table-cell table:style-name="ce8" office:value-type="float" office:value="-18.0292725563" calcext:value-type="float">
            <text:p>-18.0292725563</text:p>
          </table:table-cell>
          <table:table-cell table:style-name="ce8" office:value-type="float" office:value="36.7361408472" calcext:value-type="float">
            <text:p>36.736140847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706" calcext:value-type="float">
            <text:p>104070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Inhassung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Chirimane</text:p>
          </table:table-cell>
          <table:table-cell table:style-name="ce7" office:value-type="string" calcext:value-type="string">
            <text:p>CS Chirimane</text:p>
          </table:table-cell>
          <table:table-cell table:style-name="ce9"/>
          <table:table-cell table:style-name="ce7" office:value-type="float" office:value="-18.0778741837" calcext:value-type="float">
            <text:p>-18.0778741837</text:p>
          </table:table-cell>
          <table:table-cell table:style-name="ce7" office:value-type="float" office:value="36.8961399794" calcext:value-type="float">
            <text:p>36.896139979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707" calcext:value-type="float">
            <text:p>10407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Inhassung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Gonhane</text:p>
          </table:table-cell>
          <table:table-cell table:style-name="ce8" office:value-type="string" calcext:value-type="string">
            <text:p>CS Gonhane</text:p>
          </table:table-cell>
          <table:table-cell table:style-name="ce10"/>
          <table:table-cell table:style-name="ce8" office:value-type="float" office:value="-18.1143897772" calcext:value-type="float">
            <text:p>-18.1143897772</text:p>
          </table:table-cell>
          <table:table-cell table:style-name="ce8" office:value-type="float" office:value="36.7580920458" calcext:value-type="float">
            <text:p>36.758092045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708" calcext:value-type="float">
            <text:p>104070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Inhassung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Inhassunge Sede</text:p>
          </table:table-cell>
          <table:table-cell table:style-name="ce7" office:value-type="string" calcext:value-type="string">
            <text:p>CS Inhassunge Sede</text:p>
          </table:table-cell>
          <table:table-cell table:style-name="ce9"/>
          <table:table-cell table:style-name="ce7" office:value-type="float" office:value="-18.0099070072" calcext:value-type="float">
            <text:p>-18.0099070072</text:p>
          </table:table-cell>
          <table:table-cell table:style-name="ce7" office:value-type="float" office:value="36.810888648" calcext:value-type="float">
            <text:p>36.81088864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712" calcext:value-type="float">
            <text:p>104071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Inhassung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Ilova</text:p>
          </table:table-cell>
          <table:table-cell table:style-name="ce7" office:value-type="string" calcext:value-type="string">
            <text:p>CS Ilov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7.8945988417" calcext:value-type="float">
            <text:p>-17.8945988417</text:p>
          </table:table-cell>
          <table:table-cell table:style-name="ce7" office:value-type="float" office:value="36.7665088177" calcext:value-type="float">
            <text:p>36.766508817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710" calcext:value-type="float">
            <text:p>1040710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Inhassung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Olinda</text:p>
          </table:table-cell>
          <table:table-cell table:style-name="ce8" office:value-type="string" calcext:value-type="string">
            <text:p>CS Olinda</text:p>
          </table:table-cell>
          <table:table-cell table:style-name="ce10"/>
          <table:table-cell table:style-name="ce8" office:value-type="float" office:value="-18.0762702227" calcext:value-type="float">
            <text:p>-18.0762702227</text:p>
          </table:table-cell>
          <table:table-cell table:style-name="ce8" office:value-type="float" office:value="36.9276183844" calcext:value-type="float">
            <text:p>36.927618384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713" calcext:value-type="float">
            <text:p>1040713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Inhassung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Palane-Mucula</text:p>
          </table:table-cell>
          <table:table-cell table:style-name="ce8" office:value-type="string" calcext:value-type="string">
            <text:p>CS Palane-Mucula</text:p>
          </table:table-cell>
          <table:table-cell table:style-name="ce10"/>
          <table:table-cell table:style-name="ce8" office:value-type="float" office:value="-17.9765832424" calcext:value-type="float">
            <text:p>-17.9765832424</text:p>
          </table:table-cell>
          <table:table-cell table:style-name="ce8" office:value-type="float" office:value="36.8578916788" calcext:value-type="float">
            <text:p>36.857891678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903" calcext:value-type="float">
            <text:p>1041903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abo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Ilha Salia</text:p>
          </table:table-cell>
          <table:table-cell table:style-name="ce8" office:value-type="string" calcext:value-type="string">
            <text:p>CS Ilha Salia</text:p>
          </table:table-cell>
          <table:table-cell table:style-name="ce10"/>
          <table:table-cell table:style-name="ce8" office:value-type="float" office:value="-18.5695767403" calcext:value-type="float">
            <text:p>-18.5695767403</text:p>
          </table:table-cell>
          <table:table-cell table:style-name="ce8" office:value-type="float" office:value="36.1946189404" calcext:value-type="float">
            <text:p>36.194618940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902" calcext:value-type="float">
            <text:p>1041902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abo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Luabo</text:p>
          </table:table-cell>
          <table:table-cell table:style-name="ce8" office:value-type="string" calcext:value-type="string">
            <text:p>CS Luabo</text:p>
          </table:table-cell>
          <table:table-cell table:style-name="ce10"/>
          <table:table-cell table:style-name="ce8" office:value-type="float" office:value="-18.4051519632" calcext:value-type="float">
            <text:p>-18.4051519632</text:p>
          </table:table-cell>
          <table:table-cell table:style-name="ce8" office:value-type="float" office:value="36.1079567671" calcext:value-type="float">
            <text:p>36.107956767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906" calcext:value-type="float">
            <text:p>104190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Luabo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rcação</text:p>
          </table:table-cell>
          <table:table-cell table:style-name="ce7" office:value-type="string" calcext:value-type="string">
            <text:p>CS Marcação</text:p>
          </table:table-cell>
          <table:table-cell table:style-name="ce9"/>
          <table:table-cell table:style-name="ce7" office:value-type="float" office:value="-18.2239" calcext:value-type="float">
            <text:p>-18.2239</text:p>
          </table:table-cell>
          <table:table-cell table:style-name="ce7" office:value-type="float" office:value="36.0792" calcext:value-type="float">
            <text:p>36.0792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float" office:value="1041904" calcext:value-type="float">
            <text:p>1041904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abo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Chimbazo</text:p>
          </table:table-cell>
          <table:table-cell table:style-name="ce8" office:value-type="string" calcext:value-type="string">
            <text:p>PS Chimbazo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8.161146" calcext:value-type="float">
            <text:p>-18.161146</text:p>
          </table:table-cell>
          <table:table-cell table:style-name="ce8" office:value-type="float" office:value="35.884462" calcext:value-type="float">
            <text:p>35.884462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float" office:value="1041905" calcext:value-type="float">
            <text:p>1041905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abo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Socovinho</text:p>
          </table:table-cell>
          <table:table-cell table:style-name="ce8" office:value-type="string" calcext:value-type="string">
            <text:p>CS Socovinho</text:p>
          </table:table-cell>
          <table:table-cell table:style-name="ce10"/>
          <table:table-cell table:style-name="ce8" office:value-type="float" office:value="-18.473226428" calcext:value-type="float">
            <text:p>-18.473226428</text:p>
          </table:table-cell>
          <table:table-cell table:style-name="ce8" office:value-type="float" office:value="36.1344999075" calcext:value-type="float">
            <text:p>36.134499907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809" calcext:value-type="float">
            <text:p>104080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ge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Erurune</text:p>
          </table:table-cell>
          <table:table-cell table:style-name="ce8" office:value-type="string" calcext:value-type="string">
            <text:p>CS Erurune</text:p>
          </table:table-cell>
          <table:table-cell table:style-name="ce10"/>
          <table:table-cell table:style-name="ce8" office:value-type="float" office:value="-16.3943964243" calcext:value-type="float">
            <text:p>-16.3943964243</text:p>
          </table:table-cell>
          <table:table-cell table:style-name="ce8" office:value-type="float" office:value="36.9802218676" calcext:value-type="float">
            <text:p>36.980221867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810" calcext:value-type="float">
            <text:p>104081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Luge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Limbue</text:p>
          </table:table-cell>
          <table:table-cell table:style-name="ce7" office:value-type="string" calcext:value-type="string">
            <text:p>CS Limbue</text:p>
          </table:table-cell>
          <table:table-cell table:style-name="ce9"/>
          <table:table-cell table:style-name="ce7" office:value-type="float" office:value="-16.3630735874" calcext:value-type="float">
            <text:p>-16.3630735874</text:p>
          </table:table-cell>
          <table:table-cell table:style-name="ce7" office:value-type="float" office:value="36.3791120052" calcext:value-type="float">
            <text:p>36.379112005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806" calcext:value-type="float">
            <text:p>104080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ge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Lugela</text:p>
          </table:table-cell>
          <table:table-cell table:style-name="ce8" office:value-type="string" calcext:value-type="string">
            <text:p>CS Lugela</text:p>
          </table:table-cell>
          <table:table-cell table:style-name="ce10"/>
          <table:table-cell table:style-name="ce8" office:value-type="float" office:value="-16.4253169298" calcext:value-type="float">
            <text:p>-16.4253169298</text:p>
          </table:table-cell>
          <table:table-cell table:style-name="ce8" office:value-type="float" office:value="36.7431145906" calcext:value-type="float">
            <text:p>36.743114590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811" calcext:value-type="float">
            <text:p>104081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ge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banama</text:p>
          </table:table-cell>
          <table:table-cell table:style-name="ce8" office:value-type="string" calcext:value-type="string">
            <text:p>CS Mubanama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6.0224062204" calcext:value-type="float">
            <text:p>-16.0224062204</text:p>
          </table:table-cell>
          <table:table-cell table:style-name="ce8" office:value-type="float" office:value="36.4857083559" calcext:value-type="float">
            <text:p>36.485708355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836" calcext:value-type="float">
            <text:p>104083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Luge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lide</text:p>
          </table:table-cell>
          <table:table-cell table:style-name="ce7" office:value-type="string" calcext:value-type="string">
            <text:p>CS Mulide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6.3761734962" calcext:value-type="float">
            <text:p>-16.3761734962</text:p>
          </table:table-cell>
          <table:table-cell table:style-name="ce7" office:value-type="float" office:value="37.0464777946" calcext:value-type="float">
            <text:p>37.046477794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812" calcext:value-type="float">
            <text:p>104081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Luge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ngulune</text:p>
          </table:table-cell>
          <table:table-cell table:style-name="ce7" office:value-type="string" calcext:value-type="string">
            <text:p>CS Mungulune</text:p>
          </table:table-cell>
          <table:table-cell table:style-name="ce9"/>
          <table:table-cell table:style-name="ce7" office:value-type="float" office:value="-16.2184220552" calcext:value-type="float">
            <text:p>-16.2184220552</text:p>
          </table:table-cell>
          <table:table-cell table:style-name="ce7" office:value-type="float" office:value="36.9361048937" calcext:value-type="float">
            <text:p>36.936104893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807" calcext:value-type="float">
            <text:p>10408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ge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nhamade</text:p>
          </table:table-cell>
          <table:table-cell table:style-name="ce8" office:value-type="string" calcext:value-type="string">
            <text:p>CS Munhamade</text:p>
          </table:table-cell>
          <table:table-cell table:style-name="ce10"/>
          <table:table-cell table:style-name="ce8" office:value-type="float" office:value="-16.5927618742" calcext:value-type="float">
            <text:p>-16.5927618742</text:p>
          </table:table-cell>
          <table:table-cell table:style-name="ce8" office:value-type="float" office:value="36.9722181559" calcext:value-type="float">
            <text:p>36.972218155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808" calcext:value-type="float">
            <text:p>104080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ge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amagoa</text:p>
          </table:table-cell>
          <table:table-cell table:style-name="ce8" office:value-type="string" calcext:value-type="string">
            <text:p>CS Namagoa</text:p>
          </table:table-cell>
          <table:table-cell table:style-name="ce10"/>
          <table:table-cell table:style-name="ce8" office:value-type="float" office:value="-16.7503201962" calcext:value-type="float">
            <text:p>-16.7503201962</text:p>
          </table:table-cell>
          <table:table-cell table:style-name="ce8" office:value-type="float" office:value="36.9429713488" calcext:value-type="float">
            <text:p>36.942971348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814" calcext:value-type="float">
            <text:p>1040814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ge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Puthine</text:p>
          </table:table-cell>
          <table:table-cell table:style-name="ce8" office:value-type="string" calcext:value-type="string">
            <text:p>CS Puthine</text:p>
          </table:table-cell>
          <table:table-cell table:style-name="ce10"/>
          <table:table-cell table:style-name="ce8" office:value-type="float" office:value="-16.3515561819" calcext:value-type="float">
            <text:p>-16.3515561819</text:p>
          </table:table-cell>
          <table:table-cell table:style-name="ce8" office:value-type="float" office:value="36.8535894156" calcext:value-type="float">
            <text:p>36.853589415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815" calcext:value-type="float">
            <text:p>104081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Luge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Tacuane</text:p>
          </table:table-cell>
          <table:table-cell table:style-name="ce7" office:value-type="string" calcext:value-type="string">
            <text:p>CS Tacuane</text:p>
          </table:table-cell>
          <table:table-cell table:style-name="ce9"/>
          <table:table-cell table:style-name="ce7" office:value-type="float" office:value="-16.3669037819" calcext:value-type="float">
            <text:p>-16.3669037819</text:p>
          </table:table-cell>
          <table:table-cell table:style-name="ce7" office:value-type="float" office:value="36.5149122477" calcext:value-type="float">
            <text:p>36.514912247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816" calcext:value-type="float">
            <text:p>104081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gela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Mucubi</text:p>
          </table:table-cell>
          <table:table-cell table:style-name="ce8" office:value-type="string" calcext:value-type="string">
            <text:p>PS Mucubi</text:p>
          </table:table-cell>
          <table:table-cell table:style-name="ce10"/>
          <table:table-cell table:style-name="ce8" office:value-type="float" office:value="-16.2175798416" calcext:value-type="float">
            <text:p>-16.2175798416</text:p>
          </table:table-cell>
          <table:table-cell table:style-name="ce8" office:value-type="float" office:value="37.0009821653" calcext:value-type="float">
            <text:p>37.000982165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838" calcext:value-type="float">
            <text:p>104083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Lugela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Mudedereia</text:p>
          </table:table-cell>
          <table:table-cell table:style-name="ce7" office:value-type="string" calcext:value-type="string">
            <text:p>PS Mudedereia</text:p>
          </table:table-cell>
          <table:table-cell table:style-name="ce9"/>
          <table:table-cell table:style-name="ce7" office:value-type="float" office:value="-16.4010697603" calcext:value-type="float">
            <text:p>-16.4010697603</text:p>
          </table:table-cell>
          <table:table-cell table:style-name="ce7" office:value-type="float" office:value="36.5811252594" calcext:value-type="float">
            <text:p>36.581125259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813" calcext:value-type="float">
            <text:p>1040813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Lugela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Nigau</text:p>
          </table:table-cell>
          <table:table-cell table:style-name="ce8" office:value-type="string" calcext:value-type="string">
            <text:p>PS Nigau</text:p>
          </table:table-cell>
          <table:table-cell table:style-name="ce10"/>
          <table:table-cell table:style-name="ce8" office:value-type="float" office:value="-16.5528345108" calcext:value-type="float">
            <text:p>-16.5528345108</text:p>
          </table:table-cell>
          <table:table-cell table:style-name="ce8" office:value-type="float" office:value="36.8616789579" calcext:value-type="float">
            <text:p>36.861678957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916" calcext:value-type="float">
            <text:p>104091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aganja Da Cost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Alto Mutola</text:p>
          </table:table-cell>
          <table:table-cell table:style-name="ce7" office:value-type="string" calcext:value-type="string">
            <text:p>CS Alto Mutola</text:p>
          </table:table-cell>
          <table:table-cell table:style-name="ce9"/>
          <table:table-cell table:style-name="ce7" office:value-type="float" office:value="-17.3307073116" calcext:value-type="float">
            <text:p>-17.3307073116</text:p>
          </table:table-cell>
          <table:table-cell table:style-name="ce7" office:value-type="float" office:value="37.1999752522" calcext:value-type="float">
            <text:p>37.199975252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902" calcext:value-type="float">
            <text:p>104090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aganja Da Cost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Cabuir</text:p>
          </table:table-cell>
          <table:table-cell table:style-name="ce7" office:value-type="string" calcext:value-type="string">
            <text:p>CS Cabuir</text:p>
          </table:table-cell>
          <table:table-cell table:style-name="ce9"/>
          <table:table-cell table:style-name="ce7" office:value-type="float" office:value="-17.31713" calcext:value-type="float">
            <text:p>-17.31713</text:p>
          </table:table-cell>
          <table:table-cell table:style-name="ce7" office:value-type="float" office:value="37.512817" calcext:value-type="float">
            <text:p>37.512817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float" office:value="1040913" calcext:value-type="float">
            <text:p>1040913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aganja Da Cost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Cariua</text:p>
          </table:table-cell>
          <table:table-cell table:style-name="ce7" office:value-type="string" calcext:value-type="string">
            <text:p>CS Cariua</text:p>
          </table:table-cell>
          <table:table-cell table:style-name="ce9"/>
          <table:table-cell table:style-name="ce7" office:value-type="float" office:value="-17.2444367409" calcext:value-type="float">
            <text:p>-17.2444367409</text:p>
          </table:table-cell>
          <table:table-cell table:style-name="ce7" office:value-type="float" office:value="37.2003346682" calcext:value-type="float">
            <text:p>37.200334668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908" calcext:value-type="float">
            <text:p>104090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aganja Da Cost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bala</text:p>
          </table:table-cell>
          <table:table-cell table:style-name="ce8" office:value-type="string" calcext:value-type="string">
            <text:p>CS Mabala</text:p>
          </table:table-cell>
          <table:table-cell table:style-name="ce10"/>
          <table:table-cell table:style-name="ce8" office:value-type="float" office:value="-17.5204360485" calcext:value-type="float">
            <text:p>-17.5204360485</text:p>
          </table:table-cell>
          <table:table-cell table:style-name="ce8" office:value-type="float" office:value="37.5514036417" calcext:value-type="float">
            <text:p>37.551403641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6" office:value-type="float" office:value="1040906" calcext:value-type="float">
            <text:p>104090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aganja Da Cost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Secondary</text:p>
          </table:table-cell>
          <table:table-cell table:style-name="ce8" office:value-type="string" calcext:value-type="string">
            <text:p>Centro de Saúde de <text:s/>Maganja da Costa</text:p>
          </table:table-cell>
          <table:table-cell table:style-name="ce8" office:value-type="string" calcext:value-type="string">
            <text:p>CS Maganja da Costa</text:p>
          </table:table-cell>
          <table:table-cell table:style-name="ce10"/>
          <table:table-cell table:style-name="ce8" office:value-type="float" office:value="-17.3093032837" calcext:value-type="float">
            <text:p>-17.3093032837</text:p>
          </table:table-cell>
          <table:table-cell table:style-name="ce8" office:value-type="float" office:value="37.5089174509" calcext:value-type="float">
            <text:p>37.508917450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936" calcext:value-type="float">
            <text:p>104093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aganja Da Cost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pira</text:p>
          </table:table-cell>
          <table:table-cell table:style-name="ce8" office:value-type="string" calcext:value-type="string">
            <text:p>CS Mapira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7.0908695459" calcext:value-type="float">
            <text:p>-17.0908695459</text:p>
          </table:table-cell>
          <table:table-cell table:style-name="ce8" office:value-type="float" office:value="37.1856737137" calcext:value-type="float">
            <text:p>37.185673713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909" calcext:value-type="float">
            <text:p>1040909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aganja Da Cost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loa</text:p>
          </table:table-cell>
          <table:table-cell table:style-name="ce7" office:value-type="string" calcext:value-type="string">
            <text:p>CS Muloa</text:p>
          </table:table-cell>
          <table:table-cell table:style-name="ce9"/>
          <table:table-cell table:style-name="ce7" office:value-type="float" office:value="-17.5585877895" calcext:value-type="float">
            <text:p>-17.5585877895</text:p>
          </table:table-cell>
          <table:table-cell table:style-name="ce7" office:value-type="float" office:value="37.4681049585" calcext:value-type="float">
            <text:p>37.468104958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961" calcext:value-type="float">
            <text:p>1040961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aganja Da Cost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zo</text:p>
          </table:table-cell>
          <table:table-cell table:style-name="ce7" office:value-type="string" calcext:value-type="string">
            <text:p>CS Muzo</text:p>
          </table:table-cell>
          <table:table-cell table:style-name="ce9"/>
          <table:table-cell table:style-name="ce7" office:value-type="float" office:value="-17.0094752312" calcext:value-type="float">
            <text:p>-17.0094752312</text:p>
          </table:table-cell>
          <table:table-cell table:style-name="ce7" office:value-type="float" office:value="37.4876153469" calcext:value-type="float">
            <text:p>37.487615346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911" calcext:value-type="float">
            <text:p>1040911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aganja Da Cost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ante</text:p>
          </table:table-cell>
          <table:table-cell table:style-name="ce7" office:value-type="string" calcext:value-type="string">
            <text:p>CS Nante</text:p>
          </table:table-cell>
          <table:table-cell table:style-name="ce9"/>
          <table:table-cell table:style-name="ce7" office:value-type="float" office:value="-17.4383282661" calcext:value-type="float">
            <text:p>-17.4383282661</text:p>
          </table:table-cell>
          <table:table-cell table:style-name="ce7" office:value-type="float" office:value="37.2856020927" calcext:value-type="float">
            <text:p>37.285602092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0937" calcext:value-type="float">
            <text:p>104093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aganja Da Costa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Moneia</text:p>
          </table:table-cell>
          <table:table-cell table:style-name="ce7" office:value-type="string" calcext:value-type="string">
            <text:p>PS Moneia</text:p>
          </table:table-cell>
          <table:table-cell table:style-name="ce9"/>
          <table:table-cell table:style-name="ce7" office:value-type="float" office:value="-17.4126273394" calcext:value-type="float">
            <text:p>-17.4126273394</text:p>
          </table:table-cell>
          <table:table-cell table:style-name="ce7" office:value-type="float" office:value="37.2540807724" calcext:value-type="float">
            <text:p>37.254080772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919" calcext:value-type="float">
            <text:p>104091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aganja Da Costa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Mugaua</text:p>
          </table:table-cell>
          <table:table-cell table:style-name="ce8" office:value-type="string" calcext:value-type="string">
            <text:p>PS Mugaua</text:p>
          </table:table-cell>
          <table:table-cell table:style-name="ce10"/>
          <table:table-cell table:style-name="ce8" office:value-type="float" office:value="-17.4291229248" calcext:value-type="float">
            <text:p>-17.4291229248</text:p>
          </table:table-cell>
          <table:table-cell table:style-name="ce8" office:value-type="float" office:value="37.5694710016" calcext:value-type="float">
            <text:p>37.569471001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0915" calcext:value-type="float">
            <text:p>1040915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aganja Da Costa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Vila Valdez</text:p>
          </table:table-cell>
          <table:table-cell table:style-name="ce8" office:value-type="string" calcext:value-type="string">
            <text:p>PS Vila Valdez</text:p>
          </table:table-cell>
          <table:table-cell table:style-name="ce10"/>
          <table:table-cell table:style-name="ce8" office:value-type="float" office:value="-17.6090455055" calcext:value-type="float">
            <text:p>-17.6090455055</text:p>
          </table:table-cell>
          <table:table-cell table:style-name="ce8" office:value-type="float" office:value="37.3973214626" calcext:value-type="float">
            <text:p>37.397321462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007" calcext:value-type="float">
            <text:p>10410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ilang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Carico</text:p>
          </table:table-cell>
          <table:table-cell table:style-name="ce8" office:value-type="string" calcext:value-type="string">
            <text:p>CS Carico</text:p>
          </table:table-cell>
          <table:table-cell table:style-name="ce10"/>
          <table:table-cell table:style-name="ce8" office:value-type="float" office:value="-16.0564649105" calcext:value-type="float">
            <text:p>-16.0564649105</text:p>
          </table:table-cell>
          <table:table-cell table:style-name="ce8" office:value-type="float" office:value="36.0288959742" calcext:value-type="float">
            <text:p>36.028895974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016" calcext:value-type="float">
            <text:p>104101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ilang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Dachudua</text:p>
          </table:table-cell>
          <table:table-cell table:style-name="ce7" office:value-type="string" calcext:value-type="string">
            <text:p>CS Dachudua</text:p>
          </table:table-cell>
          <table:table-cell table:style-name="ce9"/>
          <table:table-cell table:style-name="ce7" office:value-type="float" office:value="-16.1682057381" calcext:value-type="float">
            <text:p>-16.1682057381</text:p>
          </table:table-cell>
          <table:table-cell table:style-name="ce7" office:value-type="float" office:value="35.4534012079" calcext:value-type="float">
            <text:p>35.453401207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011" calcext:value-type="float">
            <text:p>104101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ilang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Dulanha</text:p>
          </table:table-cell>
          <table:table-cell table:style-name="ce8" office:value-type="string" calcext:value-type="string">
            <text:p>CS Dulanha</text:p>
          </table:table-cell>
          <table:table-cell table:style-name="ce10"/>
          <table:table-cell table:style-name="ce8" office:value-type="float" office:value="-16.3130503893" calcext:value-type="float">
            <text:p>-16.3130503893</text:p>
          </table:table-cell>
          <table:table-cell table:style-name="ce8" office:value-type="float" office:value="35.6314730644" calcext:value-type="float">
            <text:p>35.631473064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018" calcext:value-type="float">
            <text:p>104101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ilang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Gurgunha</text:p>
          </table:table-cell>
          <table:table-cell table:style-name="ce7" office:value-type="string" calcext:value-type="string">
            <text:p>CS Gurgunha</text:p>
          </table:table-cell>
          <table:table-cell table:style-name="ce9"/>
          <table:table-cell table:style-name="ce7" office:value-type="float" office:value="-16.099438" calcext:value-type="float">
            <text:p>-16.099438</text:p>
          </table:table-cell>
          <table:table-cell table:style-name="ce7" office:value-type="float" office:value="35.770111" calcext:value-type="float">
            <text:p>35.77011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014" calcext:value-type="float">
            <text:p>1041014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ilang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Liciro</text:p>
          </table:table-cell>
          <table:table-cell table:style-name="ce7" office:value-type="string" calcext:value-type="string">
            <text:p>CS Liciro</text:p>
          </table:table-cell>
          <table:table-cell table:style-name="ce9"/>
          <table:table-cell table:style-name="ce7" office:value-type="float" office:value="-16.4490866661" calcext:value-type="float">
            <text:p>-16.4490866661</text:p>
          </table:table-cell>
          <table:table-cell table:style-name="ce7" office:value-type="float" office:value="36.0463786125" calcext:value-type="float">
            <text:p>36.046378612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006" calcext:value-type="float">
            <text:p>104100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ilang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ilange</text:p>
          </table:table-cell>
          <table:table-cell table:style-name="ce8" office:value-type="string" calcext:value-type="string">
            <text:p>CS Milange</text:p>
          </table:table-cell>
          <table:table-cell table:style-name="ce10"/>
          <table:table-cell table:style-name="ce8" office:value-type="float" office:value="-16.098806262" calcext:value-type="float">
            <text:p>-16.098806262</text:p>
          </table:table-cell>
          <table:table-cell table:style-name="ce8" office:value-type="float" office:value="35.7689094543" calcext:value-type="float">
            <text:p>35.768909454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010" calcext:value-type="float">
            <text:p>104101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ilang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jaua</text:p>
          </table:table-cell>
          <table:table-cell table:style-name="ce7" office:value-type="string" calcext:value-type="string">
            <text:p>CS Majau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6.2311410904" calcext:value-type="float">
            <text:p>-16.2311410904</text:p>
          </table:table-cell>
          <table:table-cell table:style-name="ce7" office:value-type="float" office:value="35.7585132122" calcext:value-type="float">
            <text:p>35.758513212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004" calcext:value-type="float">
            <text:p>1041004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ilang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anhambo</text:p>
          </table:table-cell>
          <table:table-cell table:style-name="ce8" office:value-type="string" calcext:value-type="string">
            <text:p>CS Muanhambo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6.35729" calcext:value-type="float">
            <text:p>-16.35729</text:p>
          </table:table-cell>
          <table:table-cell table:style-name="ce8" office:value-type="float" office:value="35.454933" calcext:value-type="float">
            <text:p>35.45493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015" calcext:value-type="float">
            <text:p>104101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ilang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ongue</text:p>
          </table:table-cell>
          <table:table-cell table:style-name="ce7" office:value-type="string" calcext:value-type="string">
            <text:p>CS Mongue</text:p>
          </table:table-cell>
          <table:table-cell table:style-name="ce9"/>
          <table:table-cell table:style-name="ce7" office:value-type="float" office:value="-16.4385080338" calcext:value-type="float">
            <text:p>-16.4385080338</text:p>
          </table:table-cell>
          <table:table-cell table:style-name="ce7" office:value-type="float" office:value="35.4996103048" calcext:value-type="float">
            <text:p>35.499610304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017" calcext:value-type="float">
            <text:p>104101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ilange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Nambuzi</text:p>
          </table:table-cell>
          <table:table-cell table:style-name="ce7" office:value-type="string" calcext:value-type="string">
            <text:p>PS Nambuzi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6.3202548027" calcext:value-type="float">
            <text:p>-16.3202548027</text:p>
          </table:table-cell>
          <table:table-cell table:style-name="ce7" office:value-type="float" office:value="35.672044158" calcext:value-type="float">
            <text:p>35.67204415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067" calcext:value-type="float">
            <text:p>104106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ilang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Sabelua</text:p>
          </table:table-cell>
          <table:table-cell table:style-name="ce7" office:value-type="string" calcext:value-type="string">
            <text:p>CS Sabelua</text:p>
          </table:table-cell>
          <table:table-cell table:style-name="ce9"/>
          <table:table-cell table:style-name="ce7" office:value-type="float" office:value="-16.468205452" calcext:value-type="float">
            <text:p>-16.468205452</text:p>
          </table:table-cell>
          <table:table-cell table:style-name="ce7" office:value-type="float" office:value="35.8155369759" calcext:value-type="float">
            <text:p>35.815536975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012" calcext:value-type="float">
            <text:p>104101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ilang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Tengua</text:p>
          </table:table-cell>
          <table:table-cell table:style-name="ce7" office:value-type="string" calcext:value-type="string">
            <text:p>CS Tengua</text:p>
          </table:table-cell>
          <table:table-cell table:style-name="ce9"/>
          <table:table-cell table:style-name="ce7" office:value-type="float" office:value="-16.210257411" calcext:value-type="float">
            <text:p>-16.210257411</text:p>
          </table:table-cell>
          <table:table-cell table:style-name="ce7" office:value-type="float" office:value="35.7995885611" calcext:value-type="float">
            <text:p>35.799588561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000" calcext:value-type="float">
            <text:p>1041000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ilange</text:p>
          </table:table-cell>
          <table:table-cell table:style-name="ce8" office:value-type="string" calcext:value-type="string">
            <text:p>Hospital Rural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Hospital Rural de Milange</text:p>
          </table:table-cell>
          <table:table-cell table:style-name="ce8" office:value-type="string" calcext:value-type="string">
            <text:p>HR Milange</text:p>
          </table:table-cell>
          <table:table-cell table:style-name="ce10"/>
          <table:table-cell table:style-name="ce8" office:value-type="float" office:value="-16.0979479551" calcext:value-type="float">
            <text:p>-16.0979479551</text:p>
          </table:table-cell>
          <table:table-cell table:style-name="ce8" office:value-type="float" office:value="35.7814997435" calcext:value-type="float">
            <text:p>35.781499743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013" calcext:value-type="float">
            <text:p>1041013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ilange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Vulalo</text:p>
          </table:table-cell>
          <table:table-cell table:style-name="ce7" office:value-type="string" calcext:value-type="string">
            <text:p>PS Vulalo</text:p>
          </table:table-cell>
          <table:table-cell table:style-name="ce9"/>
          <table:table-cell table:style-name="ce7" office:value-type="float" office:value="-16.2174671888" calcext:value-type="float">
            <text:p>-16.2174671888</text:p>
          </table:table-cell>
          <table:table-cell table:style-name="ce7" office:value-type="float" office:value="35.6259638071" calcext:value-type="float">
            <text:p>35.625963807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137" calcext:value-type="float">
            <text:p>104113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16 de Junho</text:p>
          </table:table-cell>
          <table:table-cell table:style-name="ce7" office:value-type="string" calcext:value-type="string">
            <text:p>CS 16 de Junho</text:p>
          </table:table-cell>
          <table:table-cell table:style-name="ce9"/>
          <table:table-cell table:style-name="ce11" office:value-type="string" calcext:value-type="string">
            <text:p>-16.838705, </text:p>
          </table:table-cell>
          <table:table-cell table:style-name="ce11" office:value-type="float" office:value="36.975318" calcext:value-type="float">
            <text:p>36.975318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2" office:value-type="float" office:value="1041114" calcext:value-type="float">
            <text:p>1041114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Alto Benfica</text:p>
          </table:table-cell>
          <table:table-cell table:style-name="ce7" office:value-type="string" calcext:value-type="string">
            <text:p>CS Alto Benfica</text:p>
          </table:table-cell>
          <table:table-cell table:style-name="ce9"/>
          <table:table-cell table:style-name="ce7" office:value-type="float" office:value="-16.6446465254" calcext:value-type="float">
            <text:p>-16.6446465254</text:p>
          </table:table-cell>
          <table:table-cell table:style-name="ce7" office:value-type="float" office:value="36.3214069605" calcext:value-type="float">
            <text:p>36.321406960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110" calcext:value-type="float">
            <text:p>104111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Caiave</text:p>
          </table:table-cell>
          <table:table-cell table:style-name="ce7" office:value-type="string" calcext:value-type="string">
            <text:p>CS Caiave</text:p>
          </table:table-cell>
          <table:table-cell table:style-name="ce9"/>
          <table:table-cell table:style-name="ce7" office:value-type="float" office:value="-17.0023673773" calcext:value-type="float">
            <text:p>-17.0023673773</text:p>
          </table:table-cell>
          <table:table-cell table:style-name="ce7" office:value-type="float" office:value="36.7706716061" calcext:value-type="float">
            <text:p>36.770671606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155" calcext:value-type="float">
            <text:p>1041155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Chimbua</text:p>
          </table:table-cell>
          <table:table-cell table:style-name="ce8" office:value-type="string" calcext:value-type="string">
            <text:p>CS Chimbua</text:p>
          </table:table-cell>
          <table:table-cell table:style-name="ce10"/>
          <table:table-cell table:style-name="ce8" office:value-type="float" office:value="-16.85" calcext:value-type="float">
            <text:p>-16.85</text:p>
          </table:table-cell>
          <table:table-cell table:style-name="ce8" office:value-type="float" office:value="36.983333" calcext:value-type="float">
            <text:p>36.983333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float" office:value="1041113" calcext:value-type="float">
            <text:p>1041113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Intome</text:p>
          </table:table-cell>
          <table:table-cell table:style-name="ce8" office:value-type="string" calcext:value-type="string">
            <text:p>CS Intome</text:p>
          </table:table-cell>
          <table:table-cell table:style-name="ce10"/>
          <table:table-cell table:style-name="ce8" office:value-type="float" office:value="-16.5574800968" calcext:value-type="float">
            <text:p>-16.5574800968</text:p>
          </table:table-cell>
          <table:table-cell table:style-name="ce8" office:value-type="float" office:value="37.2980314493" calcext:value-type="float">
            <text:p>37.298031449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119" calcext:value-type="float">
            <text:p>104111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gogodo</text:p>
          </table:table-cell>
          <table:table-cell table:style-name="ce8" office:value-type="string" calcext:value-type="string">
            <text:p>CS Magogodo</text:p>
          </table:table-cell>
          <table:table-cell table:style-name="ce10"/>
          <table:table-cell table:style-name="ce12" office:value-type="float" office:value="-16.971658" calcext:value-type="float">
            <text:p>-16.971658</text:p>
          </table:table-cell>
          <table:table-cell table:style-name="ce12" office:value-type="float" office:value="37.097156" calcext:value-type="float">
            <text:p>37.09715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106" calcext:value-type="float">
            <text:p>104110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 Mocuba <text:span text:style-name="T1">Sede</text:span></text:p>
          </table:table-cell>
          <table:table-cell table:style-name="ce7" office:value-type="string" calcext:value-type="string">
            <text:p>CS Mocuba</text:p>
          </table:table-cell>
          <table:table-cell table:style-name="ce9"/>
          <table:table-cell table:style-name="ce13" office:value-type="float" office:value="-16.84222" calcext:value-type="float">
            <text:p>-16.84222</text:p>
          </table:table-cell>
          <table:table-cell table:style-name="ce13" office:value-type="float" office:value="36.99141" calcext:value-type="float">
            <text:p>36.99141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3" office:value-type="float" office:value="1041107" calcext:value-type="float">
            <text:p>10411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ocuba Sisal</text:p>
          </table:table-cell>
          <table:table-cell table:style-name="ce8" office:value-type="string" calcext:value-type="string">
            <text:p>CS Mocuba Sisal</text:p>
          </table:table-cell>
          <table:table-cell table:style-name="ce10"/>
          <table:table-cell table:style-name="ce8" office:value-type="float" office:value="-16.880530715" calcext:value-type="float">
            <text:p>-16.880530715</text:p>
          </table:table-cell>
          <table:table-cell table:style-name="ce8" office:value-type="float" office:value="37.0094311237" calcext:value-type="float">
            <text:p>37.0094311237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float" office:value="1041136" calcext:value-type="float">
            <text:p>104113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anaco</text:p>
          </table:table-cell>
          <table:table-cell table:style-name="ce8" office:value-type="string" calcext:value-type="string">
            <text:p>CS Muanaco</text:p>
          </table:table-cell>
          <table:table-cell table:style-name="ce10"/>
          <table:table-cell table:style-name="ce14" office:value-type="float" office:value="-16.860641" calcext:value-type="float">
            <text:p>-16.860641</text:p>
          </table:table-cell>
          <table:table-cell table:style-name="ce14" office:value-type="float" office:value="36.988385" calcext:value-type="float">
            <text:p>36.988385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2" office:value-type="float" office:value="1041109" calcext:value-type="float">
            <text:p>1041109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aquiua</text:p>
          </table:table-cell>
          <table:table-cell table:style-name="ce7" office:value-type="string" calcext:value-type="string">
            <text:p>CS Muaquiua</text:p>
          </table:table-cell>
          <table:table-cell table:style-name="ce9"/>
          <table:table-cell table:style-name="ce7" office:value-type="float" office:value="-16.7209017277" calcext:value-type="float">
            <text:p>-16.7209017277</text:p>
          </table:table-cell>
          <table:table-cell table:style-name="ce7" office:value-type="float" office:value="37.4091875553" calcext:value-type="float">
            <text:p>37.409187555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108" calcext:value-type="float">
            <text:p>104110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geba</text:p>
          </table:table-cell>
          <table:table-cell table:style-name="ce8" office:value-type="string" calcext:value-type="string">
            <text:p>CS Mugeba</text:p>
          </table:table-cell>
          <table:table-cell table:style-name="ce10"/>
          <table:table-cell table:style-name="ce8" office:value-type="float" office:value="-16.5172684193" calcext:value-type="float">
            <text:p>-16.5172684193</text:p>
          </table:table-cell>
          <table:table-cell table:style-name="ce8" office:value-type="float" office:value="37.1670484543" calcext:value-type="float">
            <text:p>37.1670484543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float" office:value="1041112" calcext:value-type="float">
            <text:p>1041112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loe</text:p>
          </table:table-cell>
          <table:table-cell table:style-name="ce8" office:value-type="string" calcext:value-type="string">
            <text:p>CS Muloe</text:p>
          </table:table-cell>
          <table:table-cell table:style-name="ce10"/>
          <table:table-cell table:style-name="ce8" office:value-type="float" office:value="-16.6880983114" calcext:value-type="float">
            <text:p>-16.6880983114</text:p>
          </table:table-cell>
          <table:table-cell table:style-name="ce8" office:value-type="float" office:value="37.2375637293" calcext:value-type="float">
            <text:p>37.2375637293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float" office:value="1041117" calcext:value-type="float">
            <text:p>104111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nhiba</text:p>
          </table:table-cell>
          <table:table-cell table:style-name="ce7" office:value-type="string" calcext:value-type="string">
            <text:p>CS Munhiba</text:p>
          </table:table-cell>
          <table:table-cell table:style-name="ce9"/>
          <table:table-cell table:style-name="ce13" office:value-type="float" office:value="-17.1467614174" calcext:value-type="float">
            <text:p>-17.1467614174</text:p>
          </table:table-cell>
          <table:table-cell table:style-name="ce13" office:value-type="float" office:value="36.9369953871" calcext:value-type="float">
            <text:p>36.9369953871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2" office:value-type="float" office:value="1041116" calcext:value-type="float">
            <text:p>104111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amanjavira</text:p>
          </table:table-cell>
          <table:table-cell table:style-name="ce7" office:value-type="string" calcext:value-type="string">
            <text:p>CS Namanjavira</text:p>
          </table:table-cell>
          <table:table-cell table:style-name="ce9"/>
          <table:table-cell table:style-name="ce7" office:value-type="float" office:value="-16.8000000715" calcext:value-type="float">
            <text:p>-16.8000000715</text:p>
          </table:table-cell>
          <table:table-cell table:style-name="ce7" office:value-type="float" office:value="36.5790116787" calcext:value-type="float">
            <text:p>36.579011678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118" calcext:value-type="float">
            <text:p>104111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haluanda</text:p>
          </table:table-cell>
          <table:table-cell table:style-name="ce8" office:value-type="string" calcext:value-type="string">
            <text:p>CS Nhaluanda</text:p>
          </table:table-cell>
          <table:table-cell table:style-name="ce10"/>
          <table:table-cell table:style-name="ce14" office:value-type="float" office:value="-17.1194271" calcext:value-type="float">
            <text:p>-17.1194271</text:p>
          </table:table-cell>
          <table:table-cell table:style-name="ce14" office:value-type="float" office:value="36.970571" calcext:value-type="float">
            <text:p>36.970571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2" office:value-type="float" office:value="1041111" calcext:value-type="float">
            <text:p>1041111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P.Ucerra (Privado)</text:p>
          </table:table-cell>
          <table:table-cell table:style-name="ce7" office:value-type="string" calcext:value-type="string">
            <text:p>CS P.Ucerra (Privado)</text:p>
          </table:table-cell>
          <table:table-cell table:style-name="ce9"/>
          <table:table-cell table:style-name="ce13" office:value-type="float" office:value="-16.839401722" calcext:value-type="float">
            <text:p>-16.839401722</text:p>
          </table:table-cell>
          <table:table-cell table:style-name="ce13" office:value-type="float" office:value="36.9848567247" calcext:value-type="float">
            <text:p>36.9848567247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3" office:value-type="float" office:value="1041120" calcext:value-type="float">
            <text:p>1041120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Samora Machel</text:p>
          </table:table-cell>
          <table:table-cell table:style-name="ce8" office:value-type="string" calcext:value-type="string">
            <text:p>CS Samora Machel</text:p>
          </table:table-cell>
          <table:table-cell table:style-name="ce10"/>
          <table:table-cell table:style-name="ce14" office:value-type="float" office:value="-16.803266" calcext:value-type="float">
            <text:p>-16.803266</text:p>
          </table:table-cell>
          <table:table-cell table:style-name="ce14" office:value-type="float" office:value="37.006022" calcext:value-type="float">
            <text:p>37.006022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2" office:value-type="float" office:value="1041100" calcext:value-type="float">
            <text:p>104110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Hospital Distrital</text:p>
          </table:table-cell>
          <table:table-cell table:style-name="ce7" office:value-type="string" calcext:value-type="string">
            <text:p>Secondary</text:p>
          </table:table-cell>
          <table:table-cell table:style-name="ce7" office:value-type="string" calcext:value-type="string">
            <text:p>Hospital Distral de Mocuba</text:p>
          </table:table-cell>
          <table:table-cell table:style-name="ce7" office:value-type="string" calcext:value-type="string">
            <text:p>HD Mocuba</text:p>
          </table:table-cell>
          <table:table-cell table:style-name="ce9"/>
          <table:table-cell table:style-name="ce13" office:value-type="float" office:value="-16.8404263258" calcext:value-type="float">
            <text:p>-16.8404263258</text:p>
          </table:table-cell>
          <table:table-cell table:style-name="ce13" office:value-type="float" office:value="36.9872170687" calcext:value-type="float">
            <text:p>36.9872170687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Formacao Saude</text:p>
          </table:table-cell>
          <table:table-cell table:style-name="ce7" office:value-type="string" calcext:value-type="string">
            <text:p>Institute</text:p>
          </table:table-cell>
          <table:table-cell table:style-name="ce7" office:value-type="string" calcext:value-type="string">
            <text:p>Instituto: Centro de Formação de Saúde de Mocuba</text:p>
          </table:table-cell>
          <table:table-cell table:style-name="ce7" office:value-type="string" calcext:value-type="string">
            <text:p>CFS Mocuba</text:p>
          </table:table-cell>
          <table:table-cell table:style-name="ce9" office:value-type="string" calcext:value-type="string">
            <text:p>Jembi</text:p>
          </table:table-cell>
          <table:table-cell table:style-name="ce2" office:value-type="float" office:value="-16.841694" calcext:value-type="float">
            <text:p>-16.841694</text:p>
          </table:table-cell>
          <table:table-cell table:style-name="ce7" office:value-type="float" office:value="36.989134" calcext:value-type="float">
            <text:p>36.98913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122" calcext:value-type="float">
            <text:p>104112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taia</text:p>
          </table:table-cell>
          <table:table-cell table:style-name="ce7" office:value-type="string" calcext:value-type="string">
            <text:p>CS Matai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7.237165" calcext:value-type="float">
            <text:p>-17.237165</text:p>
          </table:table-cell>
          <table:table-cell table:style-name="ce7" office:value-type="float" office:value="36.879982" calcext:value-type="float">
            <text:p>36.87998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156" calcext:value-type="float">
            <text:p>104115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amabida</text:p>
          </table:table-cell>
          <table:table-cell table:style-name="ce7" office:value-type="string" calcext:value-type="string">
            <text:p>CS Namabid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7.18477" calcext:value-type="float">
            <text:p>-17.18477</text:p>
          </table:table-cell>
          <table:table-cell table:style-name="ce7" office:value-type="float" office:value="36.964508" calcext:value-type="float">
            <text:p>36.96450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158" calcext:value-type="float">
            <text:p>104115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amagoa</text:p>
          </table:table-cell>
          <table:table-cell table:style-name="ce7" office:value-type="string" calcext:value-type="string">
            <text:p>CS Namago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6.85" calcext:value-type="float">
            <text:p>-16.85</text:p>
          </table:table-cell>
          <table:table-cell table:style-name="ce7" office:value-type="float" office:value="36.983333" calcext:value-type="float">
            <text:p>36.98333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121" calcext:value-type="float">
            <text:p>104112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Pedreira</text:p>
          </table:table-cell>
          <table:table-cell table:style-name="ce8" office:value-type="string" calcext:value-type="string">
            <text:p>CS Pedreira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6.866805" calcext:value-type="float">
            <text:p>-16.866805</text:p>
          </table:table-cell>
          <table:table-cell table:style-name="ce8" office:value-type="float" office:value="36.949001" calcext:value-type="float">
            <text:p>36.94900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2003" calcext:value-type="float">
            <text:p>1042003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e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Gurai</text:p>
          </table:table-cell>
          <table:table-cell table:style-name="ce8" office:value-type="string" calcext:value-type="string">
            <text:p>CS Gurai</text:p>
          </table:table-cell>
          <table:table-cell table:style-name="ce10"/>
          <table:table-cell table:style-name="ce8" office:value-type="float" office:value="-17.3091477156" calcext:value-type="float">
            <text:p>-17.3091477156</text:p>
          </table:table-cell>
          <table:table-cell table:style-name="ce8" office:value-type="float" office:value="37.9739481211" calcext:value-type="float">
            <text:p>37.973948121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2004" calcext:value-type="float">
            <text:p>1042004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e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Ilha de Idugo</text:p>
          </table:table-cell>
          <table:table-cell table:style-name="ce7" office:value-type="string" calcext:value-type="string">
            <text:p>CS Ilha de Idugo</text:p>
          </table:table-cell>
          <table:table-cell table:style-name="ce9"/>
          <table:table-cell table:style-name="ce7" office:value-type="float" office:value="-17.3069804907" calcext:value-type="float">
            <text:p>-17.3069804907</text:p>
          </table:table-cell>
          <table:table-cell table:style-name="ce7" office:value-type="float" office:value="38.0586898327" calcext:value-type="float">
            <text:p>38.058689832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2005" calcext:value-type="float">
            <text:p>104200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e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neia</text:p>
          </table:table-cell>
          <table:table-cell table:style-name="ce7" office:value-type="string" calcext:value-type="string">
            <text:p>CS Maneia</text:p>
          </table:table-cell>
          <table:table-cell table:style-name="ce9"/>
          <table:table-cell table:style-name="ce7" office:value-type="float" office:value="-16.7667299509" calcext:value-type="float">
            <text:p>-16.7667299509</text:p>
          </table:table-cell>
          <table:table-cell table:style-name="ce7" office:value-type="float" office:value="37.5957405567" calcext:value-type="float">
            <text:p>37.595740556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2006" calcext:value-type="float">
            <text:p>104200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e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ocubela</text:p>
          </table:table-cell>
          <table:table-cell table:style-name="ce7" office:value-type="string" calcext:value-type="string">
            <text:p>CS Mocubel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6.8975949287" calcext:value-type="float">
            <text:p>-16.8975949287</text:p>
          </table:table-cell>
          <table:table-cell table:style-name="ce7" office:value-type="float" office:value="37.8350311518" calcext:value-type="float">
            <text:p>37.835031151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2007" calcext:value-type="float">
            <text:p>10420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e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aico</text:p>
          </table:table-cell>
          <table:table-cell table:style-name="ce8" office:value-type="string" calcext:value-type="string">
            <text:p>CS Naico</text:p>
          </table:table-cell>
          <table:table-cell table:style-name="ce10"/>
          <table:table-cell table:style-name="ce8" office:value-type="float" office:value="-17.1035188437" calcext:value-type="float">
            <text:p>-17.1035188437</text:p>
          </table:table-cell>
          <table:table-cell table:style-name="ce8" office:value-type="float" office:value="37.9784166813" calcext:value-type="float">
            <text:p>37.978416681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2010" calcext:value-type="float">
            <text:p>1042010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e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Tapata</text:p>
          </table:table-cell>
          <table:table-cell table:style-name="ce8" office:value-type="string" calcext:value-type="string">
            <text:p>CS Tapata</text:p>
          </table:table-cell>
          <table:table-cell table:style-name="ce10"/>
          <table:table-cell table:style-name="ce8" office:value-type="float" office:value="-17.2635823488" calcext:value-type="float">
            <text:p>-17.2635823488</text:p>
          </table:table-cell>
          <table:table-cell table:style-name="ce8" office:value-type="float" office:value="37.8936266899" calcext:value-type="float">
            <text:p>37.893626689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2008" calcext:value-type="float">
            <text:p>104200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cubela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Bajone</text:p>
          </table:table-cell>
          <table:table-cell table:style-name="ce8" office:value-type="string" calcext:value-type="string">
            <text:p>PS Bajone</text:p>
          </table:table-cell>
          <table:table-cell table:style-name="ce10"/>
          <table:table-cell table:style-name="ce8" office:value-type="float" office:value="-17.2036671638" calcext:value-type="float">
            <text:p>-17.2036671638</text:p>
          </table:table-cell>
          <table:table-cell table:style-name="ce8" office:value-type="float" office:value="37.9566800594" calcext:value-type="float">
            <text:p>37.956680059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2009" calcext:value-type="float">
            <text:p>1042009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cubela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Missal</text:p>
          </table:table-cell>
          <table:table-cell table:style-name="ce7" office:value-type="string" calcext:value-type="string">
            <text:p>PS Missal</text:p>
          </table:table-cell>
          <table:table-cell table:style-name="ce9"/>
          <table:table-cell table:style-name="ce7" office:value-type="float" office:value="-17.2306287289" calcext:value-type="float">
            <text:p>-17.2306287289</text:p>
          </table:table-cell>
          <table:table-cell table:style-name="ce7" office:value-type="float" office:value="37.7765375376" calcext:value-type="float">
            <text:p>37.776537537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2105" calcext:value-type="float">
            <text:p>1042105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lumbo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Corromana</text:p>
          </table:table-cell>
          <table:table-cell table:style-name="ce8" office:value-type="string" calcext:value-type="string">
            <text:p>CS Corromana</text:p>
          </table:table-cell>
          <table:table-cell table:style-name="ce10"/>
          <table:table-cell table:style-name="ce8" office:value-type="float" office:value="-15.775911212" calcext:value-type="float">
            <text:p>-15.775911212</text:p>
          </table:table-cell>
          <table:table-cell table:style-name="ce8" office:value-type="float" office:value="36.0164505243" calcext:value-type="float">
            <text:p>36.016450524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2107" calcext:value-type="float">
            <text:p>104210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lumbo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lua</text:p>
          </table:table-cell>
          <table:table-cell table:style-name="ce7" office:value-type="string" calcext:value-type="string">
            <text:p>CS Malua</text:p>
          </table:table-cell>
          <table:table-cell table:style-name="ce9"/>
          <table:table-cell table:style-name="ce7" office:value-type="float" office:value="-15.5348557234" calcext:value-type="float">
            <text:p>-15.5348557234</text:p>
          </table:table-cell>
          <table:table-cell table:style-name="ce7" office:value-type="float" office:value="36.4807999134" calcext:value-type="float">
            <text:p>36.480799913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2104" calcext:value-type="float">
            <text:p>1042104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lumbo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olumbo</text:p>
          </table:table-cell>
          <table:table-cell table:style-name="ce7" office:value-type="string" calcext:value-type="string">
            <text:p>CS Molumbo</text:p>
          </table:table-cell>
          <table:table-cell table:style-name="ce9"/>
          <table:table-cell table:style-name="ce7" office:value-type="float" office:value="-15.4871553183" calcext:value-type="float">
            <text:p>-15.4871553183</text:p>
          </table:table-cell>
          <table:table-cell table:style-name="ce7" office:value-type="float" office:value="36.2709385157" calcext:value-type="float">
            <text:p>36.270938515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2106" calcext:value-type="float">
            <text:p>104210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lumbo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antuto</text:p>
          </table:table-cell>
          <table:table-cell table:style-name="ce8" office:value-type="string" calcext:value-type="string">
            <text:p>CS Nantuto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5.7085072994" calcext:value-type="float">
            <text:p>-15.7085072994</text:p>
          </table:table-cell>
          <table:table-cell table:style-name="ce8" office:value-type="float" office:value="36.5140432119" calcext:value-type="float">
            <text:p>36.514043211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2108" calcext:value-type="float">
            <text:p>104210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lumbo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amucumua</text:p>
          </table:table-cell>
          <table:table-cell table:style-name="ce7" office:value-type="string" calcext:value-type="string">
            <text:p>CS Namucumua</text:p>
          </table:table-cell>
          <table:table-cell table:style-name="ce9"/>
          <table:table-cell table:style-name="ce7" office:value-type="float" office:value="-15.809057951" calcext:value-type="float">
            <text:p>-15.809057951</text:p>
          </table:table-cell>
          <table:table-cell table:style-name="ce7" office:value-type="float" office:value="36.2524098158" calcext:value-type="float">
            <text:p>36.252409815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2109" calcext:value-type="float">
            <text:p>104210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lumbo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Cazimbe</text:p>
          </table:table-cell>
          <table:table-cell table:style-name="ce8" office:value-type="string" calcext:value-type="string">
            <text:p>PS Cazimbe</text:p>
          </table:table-cell>
          <table:table-cell table:style-name="ce10"/>
          <table:table-cell table:style-name="ce8" office:value-type="float" office:value="-15.4723280668" calcext:value-type="float">
            <text:p>-15.4723280668</text:p>
          </table:table-cell>
          <table:table-cell table:style-name="ce8" office:value-type="float" office:value="35.8731079102" calcext:value-type="float">
            <text:p>35.873107910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236" calcext:value-type="float">
            <text:p>104123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pei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8 de Março</text:p>
          </table:table-cell>
          <table:table-cell table:style-name="ce8" office:value-type="string" calcext:value-type="string">
            <text:p>CS 8 de Março</text:p>
          </table:table-cell>
          <table:table-cell table:style-name="ce10"/>
          <table:table-cell table:style-name="ce8" office:value-type="float" office:value="-17.92088449" calcext:value-type="float">
            <text:p>-17.92088449</text:p>
          </table:table-cell>
          <table:table-cell table:style-name="ce8" office:value-type="float" office:value="35.6927615404" calcext:value-type="float">
            <text:p>35.692761540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237" calcext:value-type="float">
            <text:p>104123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pei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Catale</text:p>
          </table:table-cell>
          <table:table-cell table:style-name="ce8" office:value-type="string" calcext:value-type="string">
            <text:p>CS Catale</text:p>
          </table:table-cell>
          <table:table-cell table:style-name="ce10"/>
          <table:table-cell table:style-name="ce8" office:value-type="float" office:value="-17.7388590574" calcext:value-type="float">
            <text:p>-17.7388590574</text:p>
          </table:table-cell>
          <table:table-cell table:style-name="ce8" office:value-type="float" office:value="36.5363109112" calcext:value-type="float">
            <text:p>36.536310911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206" calcext:value-type="float">
            <text:p>104120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pei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Chimuara</text:p>
          </table:table-cell>
          <table:table-cell table:style-name="ce7" office:value-type="string" calcext:value-type="string">
            <text:p>CS Chimuara</text:p>
          </table:table-cell>
          <table:table-cell table:style-name="ce9"/>
          <table:table-cell table:style-name="ce7" office:value-type="float" office:value="-17.7775901556" calcext:value-type="float">
            <text:p>-17.7775901556</text:p>
          </table:table-cell>
          <table:table-cell table:style-name="ce7" office:value-type="float" office:value="35.4105716944" calcext:value-type="float">
            <text:p>35.410571694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207" calcext:value-type="float">
            <text:p>104120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pei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Gulamo</text:p>
          </table:table-cell>
          <table:table-cell table:style-name="ce7" office:value-type="string" calcext:value-type="string">
            <text:p>CS Gulamo</text:p>
          </table:table-cell>
          <table:table-cell table:style-name="ce9"/>
          <table:table-cell table:style-name="ce7" office:value-type="float" office:value="-17.6905578375" calcext:value-type="float">
            <text:p>-17.6905578375</text:p>
          </table:table-cell>
          <table:table-cell table:style-name="ce7" office:value-type="float" office:value="35.6659984589" calcext:value-type="float">
            <text:p>35.665998458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208" calcext:value-type="float">
            <text:p>104120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pei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Lua-Lua</text:p>
          </table:table-cell>
          <table:table-cell table:style-name="ce7" office:value-type="string" calcext:value-type="string">
            <text:p>CS Lua-Lua</text:p>
          </table:table-cell>
          <table:table-cell table:style-name="ce9"/>
          <table:table-cell table:style-name="ce7" office:value-type="float" office:value="-17.5278282166" calcext:value-type="float">
            <text:p>-17.5278282166</text:p>
          </table:table-cell>
          <table:table-cell table:style-name="ce7" office:value-type="float" office:value="36.2962800264" calcext:value-type="float">
            <text:p>36.296280026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209" calcext:value-type="float">
            <text:p>104120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pei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opeia</text:p>
          </table:table-cell>
          <table:table-cell table:style-name="ce8" office:value-type="string" calcext:value-type="string">
            <text:p>CS Mopeia</text:p>
          </table:table-cell>
          <table:table-cell table:style-name="ce10"/>
          <table:table-cell table:style-name="ce8" office:value-type="float" office:value="-17.979426384" calcext:value-type="float">
            <text:p>-17.979426384</text:p>
          </table:table-cell>
          <table:table-cell table:style-name="ce8" office:value-type="float" office:value="35.7127171755" calcext:value-type="float">
            <text:p>35.712717175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202" calcext:value-type="float">
            <text:p>104120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pei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ngane</text:p>
          </table:table-cell>
          <table:table-cell table:style-name="ce7" office:value-type="string" calcext:value-type="string">
            <text:p>CS Mungane</text:p>
          </table:table-cell>
          <table:table-cell table:style-name="ce9"/>
          <table:table-cell table:style-name="ce7" office:value-type="float" office:value="-15.7085072994" calcext:value-type="float">
            <text:p>-15.7085072994</text:p>
          </table:table-cell>
          <table:table-cell table:style-name="ce7" office:value-type="float" office:value="36.5140432119" calcext:value-type="float">
            <text:p>36.514043211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5" office:value-type="float" office:value="1041203" calcext:value-type="float">
            <text:p>1041203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pei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Sangalaza</text:p>
          </table:table-cell>
          <table:table-cell table:style-name="ce7" office:value-type="string" calcext:value-type="string">
            <text:p>CS Sangalaz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8.291965" calcext:value-type="float">
            <text:p>-18.291965</text:p>
          </table:table-cell>
          <table:table-cell table:style-name="ce7" office:value-type="float" office:value="35.947201" calcext:value-type="float">
            <text:p>35.94720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213" calcext:value-type="float">
            <text:p>1041213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pei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oere</text:p>
          </table:table-cell>
          <table:table-cell table:style-name="ce7" office:value-type="string" calcext:value-type="string">
            <text:p>CS Noere</text:p>
          </table:table-cell>
          <table:table-cell table:style-name="ce9"/>
          <table:table-cell table:style-name="ce7" office:value-type="float" office:value="-17.6952248812" calcext:value-type="float">
            <text:p>-17.6952248812</text:p>
          </table:table-cell>
          <table:table-cell table:style-name="ce7" office:value-type="float" office:value="35.3561121225" calcext:value-type="float">
            <text:p>35.356112122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214" calcext:value-type="float">
            <text:p>1041214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pei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zanza</text:p>
          </table:table-cell>
          <table:table-cell table:style-name="ce7" office:value-type="string" calcext:value-type="string">
            <text:p>CS Nzanza</text:p>
          </table:table-cell>
          <table:table-cell table:style-name="ce9"/>
          <table:table-cell table:style-name="ce7" office:value-type="float" office:value="-17.8830492496" calcext:value-type="float">
            <text:p>-17.8830492496</text:p>
          </table:table-cell>
          <table:table-cell table:style-name="ce7" office:value-type="float" office:value="35.5175167322" calcext:value-type="float">
            <text:p>35.517516732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210" calcext:value-type="float">
            <text:p>1041210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pei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Posto Campo</text:p>
          </table:table-cell>
          <table:table-cell table:style-name="ce8" office:value-type="string" calcext:value-type="string">
            <text:p>CS Posto Campo</text:p>
          </table:table-cell>
          <table:table-cell table:style-name="ce10"/>
          <table:table-cell table:style-name="ce8" office:value-type="float" office:value="-17.7636158466" calcext:value-type="float">
            <text:p>-17.7636158466</text:p>
          </table:table-cell>
          <table:table-cell table:style-name="ce8" office:value-type="float" office:value="36.3234293461" calcext:value-type="float">
            <text:p>36.323429346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211" calcext:value-type="float">
            <text:p>1041211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peia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Nhacatundo</text:p>
          </table:table-cell>
          <table:table-cell table:style-name="ce7" office:value-type="string" calcext:value-type="string">
            <text:p>PS Nhacatundo</text:p>
          </table:table-cell>
          <table:table-cell table:style-name="ce9"/>
          <table:table-cell table:style-name="ce7" office:value-type="float" office:value="-17.8074163198" calcext:value-type="float">
            <text:p>-17.8074163198</text:p>
          </table:table-cell>
          <table:table-cell table:style-name="ce7" office:value-type="float" office:value="35.4376083612" calcext:value-type="float">
            <text:p>35.437608361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363" calcext:value-type="float">
            <text:p>1041363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rrumb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Chilomo</text:p>
          </table:table-cell>
          <table:table-cell table:style-name="ce7" office:value-type="string" calcext:value-type="string">
            <text:p>CS Chilomo</text:p>
          </table:table-cell>
          <table:table-cell table:style-name="ce9"/>
          <table:table-cell table:style-name="ce7" office:value-type="float" office:value="-16.5445894003" calcext:value-type="float">
            <text:p>-16.5445894003</text:p>
          </table:table-cell>
          <table:table-cell table:style-name="ce7" office:value-type="float" office:value="35.1782494783" calcext:value-type="float">
            <text:p>35.178249478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315" calcext:value-type="float">
            <text:p>1041315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rrumb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Chire</text:p>
          </table:table-cell>
          <table:table-cell table:style-name="ce8" office:value-type="string" calcext:value-type="string">
            <text:p>CS Chire</text:p>
          </table:table-cell>
          <table:table-cell table:style-name="ce10"/>
          <table:table-cell table:style-name="ce8" office:value-type="float" office:value="-16.6933447123" calcext:value-type="float">
            <text:p>-16.6933447123</text:p>
          </table:table-cell>
          <table:table-cell table:style-name="ce8" office:value-type="float" office:value="35.3494119644" calcext:value-type="float">
            <text:p>35.349411964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308" calcext:value-type="float">
            <text:p>104130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rrumb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Cumbapo</text:p>
          </table:table-cell>
          <table:table-cell table:style-name="ce7" office:value-type="string" calcext:value-type="string">
            <text:p>CS Cumbapo</text:p>
          </table:table-cell>
          <table:table-cell table:style-name="ce9"/>
          <table:table-cell table:style-name="ce7" office:value-type="float" office:value="-17.2616779804" calcext:value-type="float">
            <text:p>-17.2616779804</text:p>
          </table:table-cell>
          <table:table-cell table:style-name="ce7" office:value-type="float" office:value="35.6288713217" calcext:value-type="float">
            <text:p>35.628871321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317" calcext:value-type="float">
            <text:p>104131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rrumb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Djasse</text:p>
          </table:table-cell>
          <table:table-cell table:style-name="ce7" office:value-type="string" calcext:value-type="string">
            <text:p>CS Djasse</text:p>
          </table:table-cell>
          <table:table-cell table:style-name="ce9"/>
          <table:table-cell table:style-name="ce7" office:value-type="float" office:value="-17.2409820557" calcext:value-type="float">
            <text:p>-17.2409820557</text:p>
          </table:table-cell>
          <table:table-cell table:style-name="ce7" office:value-type="float" office:value="35.8407175541" calcext:value-type="float">
            <text:p>35.840717554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358" calcext:value-type="float">
            <text:p>104135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rrumb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Fabrica</text:p>
          </table:table-cell>
          <table:table-cell table:style-name="ce8" office:value-type="string" calcext:value-type="string">
            <text:p>CS Fabrica</text:p>
          </table:table-cell>
          <table:table-cell table:style-name="ce10"/>
          <table:table-cell table:style-name="ce14" office:value-type="float" office:value="-17.4039530754" calcext:value-type="float">
            <text:p>-17.4039530754</text:p>
          </table:table-cell>
          <table:table-cell table:style-name="ce14" office:value-type="float" office:value="35.6899559498" calcext:value-type="float">
            <text:p>35.689955949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316" calcext:value-type="float">
            <text:p>104131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rrumb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Gaute</text:p>
          </table:table-cell>
          <table:table-cell table:style-name="ce7" office:value-type="string" calcext:value-type="string">
            <text:p>CS Gaute</text:p>
          </table:table-cell>
          <table:table-cell table:style-name="ce9"/>
          <table:table-cell table:style-name="ce7" office:value-type="float" office:value="-17.2469419241" calcext:value-type="float">
            <text:p>-17.2469419241</text:p>
          </table:table-cell>
          <table:table-cell table:style-name="ce7" office:value-type="float" office:value="35.3586119413" calcext:value-type="float">
            <text:p>35.358611941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311" calcext:value-type="float">
            <text:p>1041311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rrumb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egaza</text:p>
          </table:table-cell>
          <table:table-cell table:style-name="ce7" office:value-type="string" calcext:value-type="string">
            <text:p>CS Megaza</text:p>
          </table:table-cell>
          <table:table-cell table:style-name="ce9"/>
          <table:table-cell table:style-name="ce13" office:value-type="float" office:value="-17.141705" calcext:value-type="float">
            <text:p>-17.141705</text:p>
          </table:table-cell>
          <table:table-cell table:style-name="ce13" office:value-type="float" office:value="35.32137187" calcext:value-type="float">
            <text:p>35.3213718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312" calcext:value-type="float">
            <text:p>1041312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rrumb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epinha</text:p>
          </table:table-cell>
          <table:table-cell table:style-name="ce8" office:value-type="string" calcext:value-type="string">
            <text:p>CS Mepinha</text:p>
          </table:table-cell>
          <table:table-cell table:style-name="ce10"/>
          <table:table-cell table:style-name="ce8" office:value-type="float" office:value="-17.2047829628" calcext:value-type="float">
            <text:p>-17.2047829628</text:p>
          </table:table-cell>
          <table:table-cell table:style-name="ce8" office:value-type="float" office:value="35.7802122831" calcext:value-type="float">
            <text:p>35.780212283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306" calcext:value-type="float">
            <text:p>104130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rrumb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orrumbala</text:p>
          </table:table-cell>
          <table:table-cell table:style-name="ce8" office:value-type="string" calcext:value-type="string">
            <text:p>CS Morrumbala</text:p>
          </table:table-cell>
          <table:table-cell table:style-name="ce10"/>
          <table:table-cell table:style-name="ce14" office:value-type="float" office:value="-17.3280519247" calcext:value-type="float">
            <text:p>-17.3280519247</text:p>
          </table:table-cell>
          <table:table-cell table:style-name="ce14" office:value-type="float" office:value="35.5760371685" calcext:value-type="float">
            <text:p>35.576037168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340" calcext:value-type="float">
            <text:p>104134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rrumb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andiua</text:p>
          </table:table-cell>
          <table:table-cell table:style-name="ce7" office:value-type="string" calcext:value-type="string">
            <text:p>CS Muandiua</text:p>
          </table:table-cell>
          <table:table-cell table:style-name="ce9"/>
          <table:table-cell table:style-name="ce7" office:value-type="float" office:value="-17.0992970467" calcext:value-type="float">
            <text:p>-17.0992970467</text:p>
          </table:table-cell>
          <table:table-cell table:style-name="ce7" office:value-type="float" office:value="35.7260370255" calcext:value-type="float">
            <text:p>35.7260370255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float" office:value="1041362" calcext:value-type="float">
            <text:p>104136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rrumb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erra</text:p>
          </table:table-cell>
          <table:table-cell table:style-name="ce7" office:value-type="string" calcext:value-type="string">
            <text:p>CS Muerra</text:p>
          </table:table-cell>
          <table:table-cell table:style-name="ce9"/>
          <table:table-cell table:style-name="ce7" office:value-type="float" office:value="-17.5341153145" calcext:value-type="float">
            <text:p>-17.5341153145</text:p>
          </table:table-cell>
          <table:table-cell table:style-name="ce7" office:value-type="float" office:value="35.6244510412" calcext:value-type="float">
            <text:p>35.6244510412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float" office:value="1041313" calcext:value-type="float">
            <text:p>1041313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rrumb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Pinda</text:p>
          </table:table-cell>
          <table:table-cell table:style-name="ce7" office:value-type="string" calcext:value-type="string">
            <text:p>CS Pinda</text:p>
          </table:table-cell>
          <table:table-cell table:style-name="ce9"/>
          <table:table-cell table:style-name="ce7" office:value-type="float" office:value="-17.3588597775" calcext:value-type="float">
            <text:p>-17.3588597775</text:p>
          </table:table-cell>
          <table:table-cell table:style-name="ce7" office:value-type="float" office:value="35.3533816338" calcext:value-type="float">
            <text:p>35.3533816338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float" office:value="1041325" calcext:value-type="float">
            <text:p>104132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rrumb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Reis</text:p>
          </table:table-cell>
          <table:table-cell table:style-name="ce7" office:value-type="string" calcext:value-type="string">
            <text:p>CS Reis</text:p>
          </table:table-cell>
          <table:table-cell table:style-name="ce9"/>
          <table:table-cell table:style-name="ce7" office:value-type="float" office:value="-16.759327054" calcext:value-type="float">
            <text:p>-16.759327054</text:p>
          </table:table-cell>
          <table:table-cell table:style-name="ce7" office:value-type="float" office:value="35.4426079988" calcext:value-type="float">
            <text:p>35.4426079988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float" office:value="1041314" calcext:value-type="float">
            <text:p>1041314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rrumb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Sabe</text:p>
          </table:table-cell>
          <table:table-cell table:style-name="ce8" office:value-type="string" calcext:value-type="string">
            <text:p>CS Sabe</text:p>
          </table:table-cell>
          <table:table-cell table:style-name="ce10"/>
          <table:table-cell table:style-name="ce8" office:value-type="float" office:value="-17.6161533594" calcext:value-type="float">
            <text:p>-17.6161533594</text:p>
          </table:table-cell>
          <table:table-cell table:style-name="ce8" office:value-type="float" office:value="35.5232566595" calcext:value-type="float">
            <text:p>35.5232566595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float" office:value="1041336" calcext:value-type="float">
            <text:p>104133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rrumbala</text:p>
          </table:table-cell>
          <table:table-cell table:style-name="ce8" office:value-type="string" calcext:value-type="string">
            <text:p>Hospital Distrital</text:p>
          </table:table-cell>
          <table:table-cell table:style-name="ce8" office:value-type="string" calcext:value-type="string">
            <text:p>Secondary</text:p>
          </table:table-cell>
          <table:table-cell table:style-name="ce8" office:value-type="string" calcext:value-type="string">
            <text:p>Hospital Distral de Morrumbala</text:p>
          </table:table-cell>
          <table:table-cell table:style-name="ce8" office:value-type="string" calcext:value-type="string">
            <text:p>HD Morrumbala</text:p>
          </table:table-cell>
          <table:table-cell table:style-name="ce10"/>
          <table:table-cell table:style-name="ce14" office:value-type="float" office:value="-17.3274618387" calcext:value-type="float">
            <text:p>-17.3274618387</text:p>
          </table:table-cell>
          <table:table-cell table:style-name="ce14" office:value-type="float" office:value="35.5769920349" calcext:value-type="float">
            <text:p>35.5769920349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2" office:value-type="float" office:value="1041321" calcext:value-type="float">
            <text:p>1041321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rrumb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Balicholo</text:p>
          </table:table-cell>
          <table:table-cell table:style-name="ce7" office:value-type="string" calcext:value-type="string">
            <text:p>CS Balicholo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7.3278" calcext:value-type="float">
            <text:p>-17.3278</text:p>
          </table:table-cell>
          <table:table-cell table:style-name="ce7" office:value-type="float" office:value="35.577" calcext:value-type="float">
            <text:p>35.57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307" calcext:value-type="float">
            <text:p>10413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rrumb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Boroma</text:p>
          </table:table-cell>
          <table:table-cell table:style-name="ce8" office:value-type="string" calcext:value-type="string">
            <text:p>CS Boroma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7.4155080318" calcext:value-type="float">
            <text:p>-17.4155080318</text:p>
          </table:table-cell>
          <table:table-cell table:style-name="ce8" office:value-type="float" office:value="35.6109058857" calcext:value-type="float">
            <text:p>35.610905885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320" calcext:value-type="float">
            <text:p>104132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orrumb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Goro</text:p>
          </table:table-cell>
          <table:table-cell table:style-name="ce7" office:value-type="string" calcext:value-type="string">
            <text:p>CS Goro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7.263386" calcext:value-type="float">
            <text:p>-17.263386</text:p>
          </table:table-cell>
          <table:table-cell table:style-name="ce7" office:value-type="float" office:value="35.636113" calcext:value-type="float">
            <text:p>35.63611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359" calcext:value-type="float">
            <text:p>104135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rrumb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ecaula</text:p>
          </table:table-cell>
          <table:table-cell table:style-name="ce8" office:value-type="string" calcext:value-type="string">
            <text:p>CS Mecaula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7.4925464392" calcext:value-type="float">
            <text:p>-17.4925464392</text:p>
          </table:table-cell>
          <table:table-cell table:style-name="ce8" office:value-type="float" office:value="35.3477007151" calcext:value-type="float">
            <text:p>35.347700715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322" calcext:value-type="float">
            <text:p>1041322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rrumb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reremba</text:p>
          </table:table-cell>
          <table:table-cell table:style-name="ce8" office:value-type="string" calcext:value-type="string">
            <text:p>CS Mureremba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7.060949" calcext:value-type="float">
            <text:p>-17.060949</text:p>
          </table:table-cell>
          <table:table-cell table:style-name="ce8" office:value-type="float" office:value="35.533392" calcext:value-type="float">
            <text:p>35.53339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orrumbala</text:p>
          </table:table-cell>
          <table:table-cell table:style-name="ce8" office:value-type="string" calcext:value-type="string">
            <text:p>Instituto</text:p>
          </table:table-cell>
          <table:table-cell table:style-name="ce8" office:value-type="string" calcext:value-type="string">
            <text:p>Institute</text:p>
          </table:table-cell>
          <table:table-cell table:style-name="ce8" office:value-type="string" calcext:value-type="string">
            <text:p>Instituto: Instituto de Formação de Professores de Morrumbala</text:p>
          </table:table-cell>
          <table:table-cell table:style-name="ce8" office:value-type="string" calcext:value-type="string">
            <text:p>IFP Morrumbala</text:p>
          </table:table-cell>
          <table:table-cell table:style-name="ce10" office:value-type="string" calcext:value-type="string">
            <text:p>Jembi</text:p>
          </table:table-cell>
          <table:table-cell table:style-name="ce8" office:value-type="float" office:value="-17.325824" calcext:value-type="float">
            <text:p>-17.325824</text:p>
          </table:table-cell>
          <table:table-cell table:style-name="ce8" office:value-type="float" office:value="35.580882" calcext:value-type="float">
            <text:p>35.58088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2204" calcext:value-type="float">
            <text:p>1042204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ulev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Chiraco</text:p>
          </table:table-cell>
          <table:table-cell table:style-name="ce7" office:value-type="string" calcext:value-type="string">
            <text:p>CS Chiraco</text:p>
          </table:table-cell>
          <table:table-cell table:style-name="ce9"/>
          <table:table-cell table:style-name="ce7" office:value-type="float" office:value="-16.3584762812" calcext:value-type="float">
            <text:p>-16.3584762812</text:p>
          </table:table-cell>
          <table:table-cell table:style-name="ce7" office:value-type="float" office:value="37.7671605349" calcext:value-type="float">
            <text:p>37.767160534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2206" calcext:value-type="float">
            <text:p>104220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ulev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Jajo</text:p>
          </table:table-cell>
          <table:table-cell table:style-name="ce8" office:value-type="string" calcext:value-type="string">
            <text:p>CS Jajo</text:p>
          </table:table-cell>
          <table:table-cell table:style-name="ce10"/>
          <table:table-cell table:style-name="ce8" office:value-type="float" office:value="-16.2691426277" calcext:value-type="float">
            <text:p>-16.2691426277</text:p>
          </table:table-cell>
          <table:table-cell table:style-name="ce8" office:value-type="float" office:value="37.5161218643" calcext:value-type="float">
            <text:p>37.516121864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2207" calcext:value-type="float">
            <text:p>104220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ulev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rropino</text:p>
          </table:table-cell>
          <table:table-cell table:style-name="ce7" office:value-type="string" calcext:value-type="string">
            <text:p>CS Marropino</text:p>
          </table:table-cell>
          <table:table-cell table:style-name="ce9"/>
          <table:table-cell table:style-name="ce7" office:value-type="float" office:value="-16.5121561289" calcext:value-type="float">
            <text:p>-16.5121561289</text:p>
          </table:table-cell>
          <table:table-cell table:style-name="ce7" office:value-type="float" office:value="37.886915803" calcext:value-type="float">
            <text:p>37.88691580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2208" calcext:value-type="float">
            <text:p>104220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ulev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orrua</text:p>
          </table:table-cell>
          <table:table-cell table:style-name="ce7" office:value-type="string" calcext:value-type="string">
            <text:p>CS Morrua</text:p>
          </table:table-cell>
          <table:table-cell table:style-name="ce9"/>
          <table:table-cell table:style-name="ce7" office:value-type="float" office:value="-16.298738122" calcext:value-type="float">
            <text:p>-16.298738122</text:p>
          </table:table-cell>
          <table:table-cell table:style-name="ce7" office:value-type="float" office:value="37.8480881453" calcext:value-type="float">
            <text:p>37.848088145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2203" calcext:value-type="float">
            <text:p>1042203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Mulev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levala</text:p>
          </table:table-cell>
          <table:table-cell table:style-name="ce8" office:value-type="string" calcext:value-type="string">
            <text:p>CS Mulevala</text:p>
          </table:table-cell>
          <table:table-cell table:style-name="ce10"/>
          <table:table-cell table:style-name="ce8" office:value-type="float" office:value="-16.4338302612" calcext:value-type="float">
            <text:p>-16.4338302612</text:p>
          </table:table-cell>
          <table:table-cell table:style-name="ce8" office:value-type="float" office:value="37.5887238979" calcext:value-type="float">
            <text:p>37.588723897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2205" calcext:value-type="float">
            <text:p>104220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Mulevala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Tebo</text:p>
          </table:table-cell>
          <table:table-cell table:style-name="ce7" office:value-type="string" calcext:value-type="string">
            <text:p>PS Tebo</text:p>
          </table:table-cell>
          <table:table-cell table:style-name="ce9"/>
          <table:table-cell table:style-name="ce7" office:value-type="float" office:value="-16.2810838223" calcext:value-type="float">
            <text:p>-16.2810838223</text:p>
          </table:table-cell>
          <table:table-cell table:style-name="ce7" office:value-type="float" office:value="37.3215329647" calcext:value-type="float">
            <text:p>37.321532964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419" calcext:value-type="float">
            <text:p>1041419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amacurr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Lugela</text:p>
          </table:table-cell>
          <table:table-cell table:style-name="ce7" office:value-type="string" calcext:value-type="string">
            <text:p>CS Lugela</text:p>
          </table:table-cell>
          <table:table-cell table:style-name="ce9"/>
          <table:table-cell table:style-name="ce7" office:value-type="float" office:value="-17.28563" calcext:value-type="float">
            <text:p>-17.28563</text:p>
          </table:table-cell>
          <table:table-cell table:style-name="ce7" office:value-type="float" office:value="37.149285" calcext:value-type="float">
            <text:p>37.14928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408" calcext:value-type="float">
            <text:p>104140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amacurr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cuse</text:p>
          </table:table-cell>
          <table:table-cell table:style-name="ce7" office:value-type="string" calcext:value-type="string">
            <text:p>CS Macuse</text:p>
          </table:table-cell>
          <table:table-cell table:style-name="ce9"/>
          <table:table-cell table:style-name="ce7" office:value-type="float" office:value="-17.7154219151" calcext:value-type="float">
            <text:p>-17.7154219151</text:p>
          </table:table-cell>
          <table:table-cell table:style-name="ce7" office:value-type="float" office:value="37.1926742792" calcext:value-type="float">
            <text:p>37.1926742792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float" office:value="1041409" calcext:value-type="float">
            <text:p>104140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amacurr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lei</text:p>
          </table:table-cell>
          <table:table-cell table:style-name="ce8" office:value-type="string" calcext:value-type="string">
            <text:p>CS Malei</text:p>
          </table:table-cell>
          <table:table-cell table:style-name="ce10"/>
          <table:table-cell table:style-name="ce8" office:value-type="float" office:value="-17.2262942791" calcext:value-type="float">
            <text:p>-17.2262942791</text:p>
          </table:table-cell>
          <table:table-cell table:style-name="ce8" office:value-type="float" office:value="37.0229709148" calcext:value-type="float">
            <text:p>37.022970914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414" calcext:value-type="float">
            <text:p>1041414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amacurr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bawa</text:p>
          </table:table-cell>
          <table:table-cell table:style-name="ce7" office:value-type="string" calcext:value-type="string">
            <text:p>CS Mbawa</text:p>
          </table:table-cell>
          <table:table-cell table:style-name="ce9"/>
          <table:table-cell table:style-name="ce7" office:value-type="float" office:value="-17.6399230957" calcext:value-type="float">
            <text:p>-17.6399230957</text:p>
          </table:table-cell>
          <table:table-cell table:style-name="ce7" office:value-type="float" office:value="37.2716867924" calcext:value-type="float">
            <text:p>37.2716867924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float" office:value="1041410" calcext:value-type="float">
            <text:p>1041410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amacurr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exixine</text:p>
          </table:table-cell>
          <table:table-cell table:style-name="ce8" office:value-type="string" calcext:value-type="string">
            <text:p>CS Mexixine</text:p>
          </table:table-cell>
          <table:table-cell table:style-name="ce10"/>
          <table:table-cell table:style-name="ce8" office:value-type="float" office:value="-17.6355135441" calcext:value-type="float">
            <text:p>-17.6355135441</text:p>
          </table:table-cell>
          <table:table-cell table:style-name="ce8" office:value-type="float" office:value="37.1216064692" calcext:value-type="float">
            <text:p>37.1216064692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float" office:value="1041417" calcext:value-type="float">
            <text:p>104141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amacurr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celiua</text:p>
          </table:table-cell>
          <table:table-cell table:style-name="ce7" office:value-type="string" calcext:value-type="string">
            <text:p>CS Muceliua</text:p>
          </table:table-cell>
          <table:table-cell table:style-name="ce9"/>
          <table:table-cell table:style-name="ce7" office:value-type="float" office:value="-17.7106314898" calcext:value-type="float">
            <text:p>-17.7106314898</text:p>
          </table:table-cell>
          <table:table-cell table:style-name="ce7" office:value-type="float" office:value="37.2500520945" calcext:value-type="float">
            <text:p>37.250052094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415" calcext:value-type="float">
            <text:p>1041415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amacurr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ebele</text:p>
          </table:table-cell>
          <table:table-cell table:style-name="ce8" office:value-type="string" calcext:value-type="string">
            <text:p>CS Muebele</text:p>
          </table:table-cell>
          <table:table-cell table:style-name="ce10"/>
          <table:table-cell table:style-name="ce8" office:value-type="float" office:value="-17.4093979597" calcext:value-type="float">
            <text:p>-17.4093979597</text:p>
          </table:table-cell>
          <table:table-cell table:style-name="ce8" office:value-type="float" office:value="37.1193641424" calcext:value-type="float">
            <text:p>37.119364142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418" calcext:value-type="float">
            <text:p>104141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amacurr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gubia</text:p>
          </table:table-cell>
          <table:table-cell table:style-name="ce8" office:value-type="string" calcext:value-type="string">
            <text:p>CS Mugubia</text:p>
          </table:table-cell>
          <table:table-cell table:style-name="ce10"/>
          <table:table-cell table:style-name="ce14" office:value-type="float" office:value="-17.5752443075" calcext:value-type="float">
            <text:p>-17.5752443075</text:p>
          </table:table-cell>
          <table:table-cell table:style-name="ce14" office:value-type="float" office:value="37.1589803696" calcext:value-type="float">
            <text:p>37.1589803696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2" office:value-type="float" office:value="1041406" calcext:value-type="float">
            <text:p>104140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amacurr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Namacurra</text:p>
          </table:table-cell>
          <table:table-cell table:style-name="ce7" office:value-type="string" calcext:value-type="string">
            <text:p>CS Namacurra</text:p>
          </table:table-cell>
          <table:table-cell table:style-name="ce9"/>
          <table:table-cell table:style-name="ce13" office:value-type="float" office:value="-17.4939090014" calcext:value-type="float">
            <text:p>-17.4939090014</text:p>
          </table:table-cell>
          <table:table-cell table:style-name="ce13" office:value-type="float" office:value="37.0326751471" calcext:value-type="float">
            <text:p>37.0326751471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2" office:value-type="float" office:value="1041407" calcext:value-type="float">
            <text:p>104140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amacurra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Furquia</text:p>
          </table:table-cell>
          <table:table-cell table:style-name="ce7" office:value-type="string" calcext:value-type="string">
            <text:p>PS Furquia</text:p>
          </table:table-cell>
          <table:table-cell table:style-name="ce9"/>
          <table:table-cell table:style-name="ce13" office:value-type="float" office:value="-17.4824881554" calcext:value-type="float">
            <text:p>-17.4824881554</text:p>
          </table:table-cell>
          <table:table-cell table:style-name="ce13" office:value-type="float" office:value="37.1997445822" calcext:value-type="float">
            <text:p>37.1997445822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2" office:value-type="float" office:value="1041416" calcext:value-type="float">
            <text:p>104141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amacurra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Mutange</text:p>
          </table:table-cell>
          <table:table-cell table:style-name="ce7" office:value-type="string" calcext:value-type="string">
            <text:p>PS Mutange</text:p>
          </table:table-cell>
          <table:table-cell table:style-name="ce9"/>
          <table:table-cell table:style-name="ce7" office:value-type="float" office:value="-17.5595426559" calcext:value-type="float">
            <text:p>-17.5595426559</text:p>
          </table:table-cell>
          <table:table-cell table:style-name="ce7" office:value-type="float" office:value="36.9377303123" calcext:value-type="float">
            <text:p>36.937730312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411" calcext:value-type="float">
            <text:p>104141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amacurra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Naciaia</text:p>
          </table:table-cell>
          <table:table-cell table:style-name="ce8" office:value-type="string" calcext:value-type="string">
            <text:p>PS Naciaia</text:p>
          </table:table-cell>
          <table:table-cell table:style-name="ce10"/>
          <table:table-cell table:style-name="ce8" office:value-type="float" office:value="-17.3206919432" calcext:value-type="float">
            <text:p>-17.3206919432</text:p>
          </table:table-cell>
          <table:table-cell table:style-name="ce8" office:value-type="float" office:value="37.0502543449" calcext:value-type="float">
            <text:p>37.050254344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510" calcext:value-type="float">
            <text:p>104151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amarroi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Lipale</text:p>
          </table:table-cell>
          <table:table-cell table:style-name="ce7" office:value-type="string" calcext:value-type="string">
            <text:p>CS Lipale</text:p>
          </table:table-cell>
          <table:table-cell table:style-name="ce9"/>
          <table:table-cell table:style-name="ce7" office:value-type="float" office:value="-16.0884046555" calcext:value-type="float">
            <text:p>-16.0884046555</text:p>
          </table:table-cell>
          <table:table-cell table:style-name="ce7" office:value-type="float" office:value="36.9593596458" calcext:value-type="float">
            <text:p>36.959359645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509" calcext:value-type="float">
            <text:p>104150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amarroi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area</text:p>
          </table:table-cell>
          <table:table-cell table:style-name="ce8" office:value-type="string" calcext:value-type="string">
            <text:p>CS Marea</text:p>
          </table:table-cell>
          <table:table-cell table:style-name="ce10"/>
          <table:table-cell table:style-name="ce8" office:value-type="float" office:value="-15.9745931625" calcext:value-type="float">
            <text:p>-15.9745931625</text:p>
          </table:table-cell>
          <table:table-cell table:style-name="ce8" office:value-type="float" office:value="37.0442837477" calcext:value-type="float">
            <text:p>37.044283747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512" calcext:value-type="float">
            <text:p>1041512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amarroi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dine</text:p>
          </table:table-cell>
          <table:table-cell table:style-name="ce7" office:value-type="string" calcext:value-type="string">
            <text:p>CS Mudine</text:p>
          </table:table-cell>
          <table:table-cell table:style-name="ce9"/>
          <table:table-cell table:style-name="ce7" office:value-type="float" office:value="-16.1528044939" calcext:value-type="float">
            <text:p>-16.1528044939</text:p>
          </table:table-cell>
          <table:table-cell table:style-name="ce7" office:value-type="float" office:value="37.0789647102" calcext:value-type="float">
            <text:p>37.0789647102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511" calcext:value-type="float">
            <text:p>104151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amarroi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tatala</text:p>
          </table:table-cell>
          <table:table-cell table:style-name="ce8" office:value-type="string" calcext:value-type="string">
            <text:p>CS Mutatala</text:p>
          </table:table-cell>
          <table:table-cell table:style-name="ce10"/>
          <table:table-cell table:style-name="ce8" office:value-type="float" office:value="-15.8727711439" calcext:value-type="float">
            <text:p>-15.8727711439</text:p>
          </table:table-cell>
          <table:table-cell table:style-name="ce8" office:value-type="float" office:value="37.0216083527" calcext:value-type="float">
            <text:p>37.021608352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507" calcext:value-type="float">
            <text:p>1041507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amarroi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amarroi</text:p>
          </table:table-cell>
          <table:table-cell table:style-name="ce8" office:value-type="string" calcext:value-type="string">
            <text:p>CS Namarroi</text:p>
          </table:table-cell>
          <table:table-cell table:style-name="ce10"/>
          <table:table-cell table:style-name="ce8" office:value-type="float" office:value="-15.9538972378" calcext:value-type="float">
            <text:p>-15.9538972378</text:p>
          </table:table-cell>
          <table:table-cell table:style-name="ce8" office:value-type="float" office:value="36.8658256531" calcext:value-type="float">
            <text:p>36.865825653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506" calcext:value-type="float">
            <text:p>104150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amarroi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Regone</text:p>
          </table:table-cell>
          <table:table-cell table:style-name="ce8" office:value-type="string" calcext:value-type="string">
            <text:p>CS Regone</text:p>
          </table:table-cell>
          <table:table-cell table:style-name="ce10"/>
          <table:table-cell table:style-name="ce8" office:value-type="float" office:value="-15.749335885" calcext:value-type="float">
            <text:p>-15.749335885</text:p>
          </table:table-cell>
          <table:table-cell table:style-name="ce8" office:value-type="float" office:value="36.7892217636" calcext:value-type="float">
            <text:p>36.789221763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508" calcext:value-type="float">
            <text:p>104150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amarroi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utepua</text:p>
          </table:table-cell>
          <table:table-cell table:style-name="ce7" office:value-type="string" calcext:value-type="string">
            <text:p>CS Mutepu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6.0764688253" calcext:value-type="float">
            <text:p>-16.0764688253</text:p>
          </table:table-cell>
          <table:table-cell table:style-name="ce7" office:value-type="float" office:value="37.0162010193" calcext:value-type="float">
            <text:p>37.016201019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513" calcext:value-type="float">
            <text:p>1041513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amarroi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Rumala</text:p>
          </table:table-cell>
          <table:table-cell table:style-name="ce7" office:value-type="string" calcext:value-type="string">
            <text:p>CS Rumal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5.6310397387" calcext:value-type="float">
            <text:p>-15.6310397387</text:p>
          </table:table-cell>
          <table:table-cell table:style-name="ce7" office:value-type="float" office:value="36.7306476831" calcext:value-type="float">
            <text:p>36.730647683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618" calcext:value-type="float">
            <text:p>1041618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icoad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Amoro</text:p>
          </table:table-cell>
          <table:table-cell table:style-name="ce8" office:value-type="string" calcext:value-type="string">
            <text:p>CS Amoro</text:p>
          </table:table-cell>
          <table:table-cell table:style-name="ce10"/>
          <table:table-cell table:style-name="ce8" office:value-type="float" office:value="-17.5747936964" calcext:value-type="float">
            <text:p>-17.5747936964</text:p>
          </table:table-cell>
          <table:table-cell table:style-name="ce8" office:value-type="float" office:value="36.6143631935" calcext:value-type="float">
            <text:p>36.614363193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606" calcext:value-type="float">
            <text:p>104160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icoad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Ilalane</text:p>
          </table:table-cell>
          <table:table-cell table:style-name="ce7" office:value-type="string" calcext:value-type="string">
            <text:p>CS Ilalane</text:p>
          </table:table-cell>
          <table:table-cell table:style-name="ce9"/>
          <table:table-cell table:style-name="ce7" office:value-type="float" office:value="-17.7846711874" calcext:value-type="float">
            <text:p>-17.7846711874</text:p>
          </table:table-cell>
          <table:table-cell table:style-name="ce7" office:value-type="float" office:value="36.8105721474" calcext:value-type="float">
            <text:p>36.8105721474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float" office:value="1041609" calcext:value-type="float">
            <text:p>1041609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icoad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Licuar</text:p>
          </table:table-cell>
          <table:table-cell table:style-name="ce8" office:value-type="string" calcext:value-type="string">
            <text:p>CS Licuar</text:p>
          </table:table-cell>
          <table:table-cell table:style-name="ce10"/>
          <table:table-cell table:style-name="ce8" office:value-type="float" office:value="-17.581230998" calcext:value-type="float">
            <text:p>-17.581230998</text:p>
          </table:table-cell>
          <table:table-cell table:style-name="ce8" office:value-type="float" office:value="36.6955536604" calcext:value-type="float">
            <text:p>36.695553660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613" calcext:value-type="float">
            <text:p>1041613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icoad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amacata</text:p>
          </table:table-cell>
          <table:table-cell table:style-name="ce8" office:value-type="string" calcext:value-type="string">
            <text:p>CS Namacata</text:p>
          </table:table-cell>
          <table:table-cell table:style-name="ce10"/>
          <table:table-cell table:style-name="ce14" office:value-type="float" office:value="-17.7855885" calcext:value-type="float">
            <text:p>-17.7855885</text:p>
          </table:table-cell>
          <table:table-cell table:style-name="ce14" office:value-type="float" office:value="36.90669715" calcext:value-type="float">
            <text:p>36.90669715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3" office:value-type="float" office:value="1041614" calcext:value-type="float">
            <text:p>1041614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icoadala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icoadala</text:p>
          </table:table-cell>
          <table:table-cell table:style-name="ce8" office:value-type="string" calcext:value-type="string">
            <text:p>CS Nicoadala</text:p>
          </table:table-cell>
          <table:table-cell table:style-name="ce10"/>
          <table:table-cell table:style-name="ce14" office:value-type="float" office:value="-17.6031339169" calcext:value-type="float">
            <text:p>-17.6031339169</text:p>
          </table:table-cell>
          <table:table-cell table:style-name="ce14" office:value-type="float" office:value="36.8195736408" calcext:value-type="float">
            <text:p>36.8195736408</text:p>
          </table:table-cell>
          <table:table-cell table:style-name="ce16" office:value-type="string" calcext:value-type="string">
            <text:p>site visit</text:p>
          </table:table-cell>
          <table:table-cell table:number-columns-repeated="1013"/>
        </table:table-row>
        <table:table-row table:style-name="ro1">
          <table:table-cell table:style-name="ce2" office:value-type="float" office:value="1041617" calcext:value-type="float">
            <text:p>104161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icoadala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Quinta Girassol</text:p>
          </table:table-cell>
          <table:table-cell table:style-name="ce7" office:value-type="string" calcext:value-type="string">
            <text:p>CS Quinta Girassol</text:p>
          </table:table-cell>
          <table:table-cell table:style-name="ce9"/>
          <table:table-cell table:style-name="ce7" office:value-type="float" office:value="-17.5143045187" calcext:value-type="float">
            <text:p>-17.5143045187</text:p>
          </table:table-cell>
          <table:table-cell table:style-name="ce7" office:value-type="float" office:value="36.8426889181" calcext:value-type="float">
            <text:p>36.8426889181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Nicoadala</text:p>
          </table:table-cell>
          <table:table-cell table:style-name="ce7" office:value-type="string" calcext:value-type="string">
            <text:p>Instituto</text:p>
          </table:table-cell>
          <table:table-cell table:style-name="ce7" office:value-type="string" calcext:value-type="string">
            <text:p>Institute</text:p>
          </table:table-cell>
          <table:table-cell table:style-name="ce7" office:value-type="string" calcext:value-type="string">
            <text:p>Instituto: Instituto de Formação de Professores de Nicoadala</text:p>
          </table:table-cell>
          <table:table-cell table:style-name="ce7" office:value-type="string" calcext:value-type="string">
            <text:p>IFP Nicoadal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7.4155080318" calcext:value-type="float">
            <text:p>-17.4155080318</text:p>
          </table:table-cell>
          <table:table-cell table:style-name="ce7" office:value-type="float" office:value="35.6109058857" calcext:value-type="float">
            <text:p>35.610905885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620" calcext:value-type="float">
            <text:p>1041620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icoadala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Domela</text:p>
          </table:table-cell>
          <table:table-cell table:style-name="ce8" office:value-type="string" calcext:value-type="string">
            <text:p>PS Domela</text:p>
          </table:table-cell>
          <table:table-cell table:style-name="ce10"/>
          <table:table-cell table:style-name="ce8" office:value-type="float" office:value="-17.74693251" calcext:value-type="float">
            <text:p>-17.74693251</text:p>
          </table:table-cell>
          <table:table-cell table:style-name="ce8" office:value-type="float" office:value="36.92783833" calcext:value-type="float">
            <text:p>36.92783833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612" calcext:value-type="float">
            <text:p>1041612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Nicoadala</text:p>
          </table:table-cell>
          <table:table-cell table:style-name="ce8" office:value-type="string" calcext:value-type="string">
            <text:p>Post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Posto de Saúde de Marrongane</text:p>
          </table:table-cell>
          <table:table-cell table:style-name="ce8" office:value-type="string" calcext:value-type="string">
            <text:p>PS Marrongane</text:p>
          </table:table-cell>
          <table:table-cell table:style-name="ce10"/>
          <table:table-cell table:style-name="ce8" office:value-type="float" office:value="-17.7021449804" calcext:value-type="float">
            <text:p>-17.7021449804</text:p>
          </table:table-cell>
          <table:table-cell table:style-name="ce8" office:value-type="float" office:value="37.0097208023" calcext:value-type="float">
            <text:p>37.0097208023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" office:value-type="float" office:value="1041715" calcext:value-type="float">
            <text:p>1041715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Peb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7 de Abril</text:p>
          </table:table-cell>
          <table:table-cell table:style-name="ce7" office:value-type="string" calcext:value-type="string">
            <text:p>CS 7 de Abril</text:p>
          </table:table-cell>
          <table:table-cell table:style-name="ce9"/>
          <table:table-cell table:style-name="ce7" office:value-type="float" office:value="-17.2666507959" calcext:value-type="float">
            <text:p>-17.2666507959</text:p>
          </table:table-cell>
          <table:table-cell table:style-name="ce7" office:value-type="float" office:value="38.1431901455" calcext:value-type="float">
            <text:p>38.1431901455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737" calcext:value-type="float">
            <text:p>104173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Peb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Alto Maganha</text:p>
          </table:table-cell>
          <table:table-cell table:style-name="ce7" office:value-type="string" calcext:value-type="string">
            <text:p>CS Alto Maganha</text:p>
          </table:table-cell>
          <table:table-cell table:style-name="ce9"/>
          <table:table-cell table:style-name="ce7" office:value-type="float" office:value="-17.0125597715" calcext:value-type="float">
            <text:p>-17.0125597715</text:p>
          </table:table-cell>
          <table:table-cell table:style-name="ce7" office:value-type="float" office:value="38.7193286419" calcext:value-type="float">
            <text:p>38.719328641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716" calcext:value-type="float">
            <text:p>104171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Peb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Impaca</text:p>
          </table:table-cell>
          <table:table-cell table:style-name="ce8" office:value-type="string" calcext:value-type="string">
            <text:p>CS Impaca</text:p>
          </table:table-cell>
          <table:table-cell table:style-name="ce10"/>
          <table:table-cell table:style-name="ce8" office:value-type="float" office:value="-16.9672465324" calcext:value-type="float">
            <text:p>-16.9672465324</text:p>
          </table:table-cell>
          <table:table-cell table:style-name="ce8" office:value-type="float" office:value="38.0494040251" calcext:value-type="float">
            <text:p>38.049404025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709" calcext:value-type="float">
            <text:p>1041709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Peb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lema</text:p>
          </table:table-cell>
          <table:table-cell table:style-name="ce7" office:value-type="string" calcext:value-type="string">
            <text:p>CS Malema</text:p>
          </table:table-cell>
          <table:table-cell table:style-name="ce9"/>
          <table:table-cell table:style-name="ce7" office:value-type="float" office:value="-16.8246012926" calcext:value-type="float">
            <text:p>-16.8246012926</text:p>
          </table:table-cell>
          <table:table-cell table:style-name="ce7" office:value-type="float" office:value="38.5036575794" calcext:value-type="float">
            <text:p>38.503657579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710" calcext:value-type="float">
            <text:p>1041710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Peb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ihecue</text:p>
          </table:table-cell>
          <table:table-cell table:style-name="ce7" office:value-type="string" calcext:value-type="string">
            <text:p>CS Mihecue</text:p>
          </table:table-cell>
          <table:table-cell table:style-name="ce9"/>
          <table:table-cell table:style-name="ce7" office:value-type="float" office:value="-17.2745" calcext:value-type="float">
            <text:p>-17.2745</text:p>
          </table:table-cell>
          <table:table-cell table:style-name="ce7" office:value-type="float" office:value="38.1781" calcext:value-type="float">
            <text:p>38.1781</text:p>
          </table:table-cell>
          <table:table-cell table:style-name="ce1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float" office:value="1041711" calcext:value-type="float">
            <text:p>1041711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Peb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lela</text:p>
          </table:table-cell>
          <table:table-cell table:style-name="ce8" office:value-type="string" calcext:value-type="string">
            <text:p>CS Mulela</text:p>
          </table:table-cell>
          <table:table-cell table:style-name="ce10"/>
          <table:table-cell table:style-name="ce8" office:value-type="float" office:value="-16.8944460154" calcext:value-type="float">
            <text:p>-16.8944460154</text:p>
          </table:table-cell>
          <table:table-cell table:style-name="ce8" office:value-type="float" office:value="38.2917094231" calcext:value-type="float">
            <text:p>38.291709423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712" calcext:value-type="float">
            <text:p>1041712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Peb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Muligode</text:p>
          </table:table-cell>
          <table:table-cell table:style-name="ce8" office:value-type="string" calcext:value-type="string">
            <text:p>CS Muligode</text:p>
          </table:table-cell>
          <table:table-cell table:style-name="ce10"/>
          <table:table-cell table:style-name="ce8" office:value-type="float" office:value="-16.9927382469" calcext:value-type="float">
            <text:p>-16.9927382469</text:p>
          </table:table-cell>
          <table:table-cell table:style-name="ce8" office:value-type="float" office:value="38.4815561771" calcext:value-type="float">
            <text:p>38.4815561771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713" calcext:value-type="float">
            <text:p>1041713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Peb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Naburi</text:p>
          </table:table-cell>
          <table:table-cell table:style-name="ce8" office:value-type="string" calcext:value-type="string">
            <text:p>CS Naburi</text:p>
          </table:table-cell>
          <table:table-cell table:style-name="ce10"/>
          <table:table-cell table:style-name="ce8" office:value-type="float" office:value="-16.7891907692" calcext:value-type="float">
            <text:p>-16.7891907692</text:p>
          </table:table-cell>
          <table:table-cell table:style-name="ce8" office:value-type="float" office:value="38.8821172714" calcext:value-type="float">
            <text:p>38.882117271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706" calcext:value-type="float">
            <text:p>1041706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Peb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Pebane</text:p>
          </table:table-cell>
          <table:table-cell table:style-name="ce7" office:value-type="string" calcext:value-type="string">
            <text:p>CS Pebane</text:p>
          </table:table-cell>
          <table:table-cell table:style-name="ce9"/>
          <table:table-cell table:style-name="ce7" office:value-type="float" office:value="-17.2741127014" calcext:value-type="float">
            <text:p>-17.2741127014</text:p>
          </table:table-cell>
          <table:table-cell table:style-name="ce7" office:value-type="float" office:value="38.1780481339" calcext:value-type="float">
            <text:p>38.1780481339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757" calcext:value-type="float">
            <text:p>104175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Peb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Pele-Pele</text:p>
          </table:table-cell>
          <table:table-cell table:style-name="ce7" office:value-type="string" calcext:value-type="string">
            <text:p>CS Pele-Pele</text:p>
          </table:table-cell>
          <table:table-cell table:style-name="ce9"/>
          <table:table-cell table:style-name="ce7" office:value-type="float" office:value="-17.1519327164" calcext:value-type="float">
            <text:p>-17.1519327164</text:p>
          </table:table-cell>
          <table:table-cell table:style-name="ce7" office:value-type="float" office:value="38.279145956" calcext:value-type="float">
            <text:p>38.279145956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717" calcext:value-type="float">
            <text:p>104171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Peb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Tomea</text:p>
          </table:table-cell>
          <table:table-cell table:style-name="ce7" office:value-type="string" calcext:value-type="string">
            <text:p>CS Tomea</text:p>
          </table:table-cell>
          <table:table-cell table:style-name="ce9"/>
          <table:table-cell table:style-name="ce7" office:value-type="float" office:value="-16.8652957678" calcext:value-type="float">
            <text:p>-16.8652957678</text:p>
          </table:table-cell>
          <table:table-cell table:style-name="ce7" office:value-type="float" office:value="39.0387904644" calcext:value-type="float">
            <text:p>39.038790464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3" office:value-type="float" office:value="1041736" calcext:value-type="float">
            <text:p>1041736</text:p>
          </table:table-cell>
          <table:table-cell table:style-name="ce8" office:value-type="string" calcext:value-type="string">
            <text:p>Zambezia</text:p>
          </table:table-cell>
          <table:table-cell table:style-name="ce8" office:value-type="string" calcext:value-type="string">
            <text:p>Pebane</text:p>
          </table:table-cell>
          <table:table-cell table:style-name="ce8" office:value-type="string" calcext:value-type="string">
            <text:p>Centro Saude</text:p>
          </table:table-cell>
          <table:table-cell table:style-name="ce8" office:value-type="string" calcext:value-type="string">
            <text:p>Primary</text:p>
          </table:table-cell>
          <table:table-cell table:style-name="ce8" office:value-type="string" calcext:value-type="string">
            <text:p>Centro de Saúde de <text:s/>Txalalane</text:p>
          </table:table-cell>
          <table:table-cell table:style-name="ce8" office:value-type="string" calcext:value-type="string">
            <text:p>CS Txalalane</text:p>
          </table:table-cell>
          <table:table-cell table:style-name="ce10"/>
          <table:table-cell table:style-name="ce8" office:value-type="float" office:value="-16.4933699369" calcext:value-type="float">
            <text:p>-16.4933699369</text:p>
          </table:table-cell>
          <table:table-cell table:style-name="ce8" office:value-type="float" office:value="38.9512646198" calcext:value-type="float">
            <text:p>38.9512646198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707" calcext:value-type="float">
            <text:p>1041707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Pebane</text:p>
          </table:table-cell>
          <table:table-cell table:style-name="ce7" office:value-type="string" calcext:value-type="string">
            <text:p>Post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Posto de Saúde de Cutal</text:p>
          </table:table-cell>
          <table:table-cell table:style-name="ce7" office:value-type="string" calcext:value-type="string">
            <text:p>PS Cutal</text:p>
          </table:table-cell>
          <table:table-cell table:style-name="ce9"/>
          <table:table-cell table:style-name="ce7" office:value-type="float" office:value="-17.04672575" calcext:value-type="float">
            <text:p>-17.04672575</text:p>
          </table:table-cell>
          <table:table-cell table:style-name="ce7" office:value-type="float" office:value="38.5390144587" calcext:value-type="float">
            <text:p>38.5390144587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" office:value-type="float" office:value="1041708" calcext:value-type="float">
            <text:p>1041708</text:p>
          </table:table-cell>
          <table:table-cell table:style-name="ce7" office:value-type="string" calcext:value-type="string">
            <text:p>Zambezia</text:p>
          </table:table-cell>
          <table:table-cell table:style-name="ce7" office:value-type="string" calcext:value-type="string">
            <text:p>Pebane</text:p>
          </table:table-cell>
          <table:table-cell table:style-name="ce7" office:value-type="string" calcext:value-type="string">
            <text:p>Centro Saude</text:p>
          </table:table-cell>
          <table:table-cell table:style-name="ce7" office:value-type="string" calcext:value-type="string">
            <text:p>Primary</text:p>
          </table:table-cell>
          <table:table-cell table:style-name="ce7" office:value-type="string" calcext:value-type="string">
            <text:p>Centro de Saúde de <text:s/>Magiga</text:p>
          </table:table-cell>
          <table:table-cell table:style-name="ce7" office:value-type="string" calcext:value-type="string">
            <text:p>CS Magiga</text:p>
          </table:table-cell>
          <table:table-cell table:style-name="ce9" office:value-type="string" calcext:value-type="string">
            <text:p>Jembi</text:p>
          </table:table-cell>
          <table:table-cell table:style-name="ce7" office:value-type="float" office:value="-17.1171176434" calcext:value-type="float">
            <text:p>-17.1171176434</text:p>
          </table:table-cell>
          <table:table-cell table:style-name="ce7" office:value-type="float" office:value="38.1469237804" calcext:value-type="float">
            <text:p>38.1469237804</text:p>
          </table:table-cell>
          <table:table-cell table:style-name="ce16" office:value-type="string" calcext:value-type="string">
            <text:p>V</text:p>
          </table:table-cell>
          <table:table-cell table:number-columns-repeated="1013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Raw list'.$A$1" table:cell-range-address="$'Raw list'.$A$1:.$K$261"/>
        </table:named-expressions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cuba</text:p>
          </table:table-cell>
          <table:table-cell/>
          <table:table-cell office:value-type="string" calcext:value-type="string">
            <text:p>22HF + 1 Institut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icoadala</text:p>
          </table:table-cell>
          <table:table-cell/>
          <table:table-cell office:value-type="string" calcext:value-type="string">
            <text:p>8 HF + 1 instituito de formação de professor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amacurra</text:p>
          </table:table-cell>
          <table:table-cell/>
          <table:table-cell office:value-type="string" calcext:value-type="string">
            <text:p>12 HF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idated" table:style-name="ta1">
        <office:forms form:automatic-focus="false" form:apply-design-mode="false"/>
        <table:table-column table:style-name="co1" table:number-columns-repeated="2" table:default-cell-style-name="ce20"/>
        <table:table-column table:style-name="co3" table:number-columns-repeated="2" table:default-cell-style-name="ce20"/>
        <table:table-column table:style-name="co7" table:default-cell-style-name="ce20"/>
        <table:table-column table:style-name="co9" table:default-cell-style-name="ce20"/>
        <table:table-column table:style-name="co10" table:default-cell-style-name="ce20"/>
        <table:table-column table:style-name="co9" table:default-cell-style-name="ce20"/>
        <table:table-column table:style-name="co10" table:default-cell-style-name="ce20"/>
        <table:table-column table:style-name="co1" table:number-columns-repeated="1010" table:default-cell-style-name="ce20"/>
        <table:table-column table:style-name="co1" table:number-columns-repeated="5" table:default-cell-style-name="Default"/>
        <table:table-row table:style-name="ro2">
          <table:table-cell table:style-name="ce19" office:value-type="string" calcext:value-type="string">
            <text:p>row</text:p>
          </table:table-cell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province</text:p>
          </table:table-cell>
          <table:table-cell table:style-name="ce21" office:value-type="string" calcext:value-type="string">
            <text:p>district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hort_name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latitude</text:p>
          </table:table-cell>
          <table:table-cell table:style-name="ce21" office:value-type="string" calcext:value-type="string">
            <text:p>longitude</text:p>
          </table:table-cell>
          <table:table-cell table:style-name="ce19" table:number-columns-repeated="1010"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float" office:value="1040215" calcext:value-type="float">
            <text:p>104021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Mugema</text:p>
          </table:table-cell>
          <table:table-cell table:style-name="ce25" table:number-columns-repeated="2"/>
          <table:table-cell table:style-name="ce24" office:value-type="float" office:value="-15.3980630636" calcext:value-type="float">
            <text:p>-15.3980630636</text:p>
          </table:table-cell>
          <table:table-cell table:style-name="ce24" office:value-type="float" office:value="37.55469203" calcext:value-type="float">
            <text:p>37.55469203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2" office:value-type="float" office:value="1040206" calcext:value-type="float">
            <text:p>10402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Alto Molocue</text:p>
          </table:table-cell>
          <table:table-cell table:style-name="ce25" table:number-columns-repeated="2"/>
          <table:table-cell table:style-name="ce24" office:value-type="float" office:value="-15.6303584576" calcext:value-type="float">
            <text:p>-15.6303584576</text:p>
          </table:table-cell>
          <table:table-cell table:style-name="ce24" office:value-type="float" office:value="37.6833951473" calcext:value-type="float">
            <text:p>37.6833951473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2" office:value-type="float" office:value="1040299" calcext:value-type="float">
            <text:p>104029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Bonifacio Groveta</text:p>
          </table:table-cell>
          <table:table-cell table:style-name="ce25" table:number-columns-repeated="2"/>
          <table:table-cell table:style-name="ce24" office:value-type="float" office:value="-15.6441128254" calcext:value-type="float">
            <text:p>-15.6441128254</text:p>
          </table:table-cell>
          <table:table-cell table:style-name="ce24" office:value-type="float" office:value="37.6794683933" calcext:value-type="float">
            <text:p>37.6794683933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2" office:value-type="float" office:value="1040207" calcext:value-type="float">
            <text:p>10402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Caiaia</text:p>
          </table:table-cell>
          <table:table-cell table:style-name="ce25" table:number-columns-repeated="2"/>
          <table:table-cell table:style-name="ce24" office:value-type="float" office:value="-15.5649930239" calcext:value-type="float">
            <text:p>-15.5649930239</text:p>
          </table:table-cell>
          <table:table-cell table:style-name="ce24" office:value-type="float" office:value="37.7904421091" calcext:value-type="float">
            <text:p>37.7904421091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2" office:value-type="float" office:value="1040208" calcext:value-type="float">
            <text:p>10402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Chapala</text:p>
          </table:table-cell>
          <table:table-cell table:style-name="ce25" table:number-columns-repeated="2"/>
          <table:table-cell table:style-name="ce24" office:value-type="float" office:value="-15.8631259203" calcext:value-type="float">
            <text:p>-15.8631259203</text:p>
          </table:table-cell>
          <table:table-cell table:style-name="ce24" office:value-type="float" office:value="37.6376366615" calcext:value-type="float">
            <text:p>37.6376366615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2" office:value-type="float" office:value="1040255" calcext:value-type="float">
            <text:p>104025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Nacuaca</text:p>
          </table:table-cell>
          <table:table-cell table:style-name="ce25" table:number-columns-repeated="2"/>
          <table:table-cell table:style-name="ce24" office:value-type="float" office:value="-15.7293534279" calcext:value-type="float">
            <text:p>-15.7293534279</text:p>
          </table:table-cell>
          <table:table-cell table:style-name="ce24" office:value-type="float" office:value="37.8436142206" calcext:value-type="float">
            <text:p>37.843614220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2" office:value-type="float" office:value="1040236" calcext:value-type="float">
            <text:p>104023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Cololo</text:p>
          </table:table-cell>
          <table:table-cell table:style-name="ce25" table:number-columns-repeated="2"/>
          <table:table-cell table:style-name="ce24" office:value-type="float" office:value="-15.5678039789" calcext:value-type="float">
            <text:p>-15.5678039789</text:p>
          </table:table-cell>
          <table:table-cell table:style-name="ce24" office:value-type="float" office:value="37.3590677977" calcext:value-type="float">
            <text:p>37.3590677977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2" office:value-type="float" office:value="1040216" calcext:value-type="float">
            <text:p>104021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Ecole</text:p>
          </table:table-cell>
          <table:table-cell table:style-name="ce25" table:number-columns-repeated="2"/>
          <table:table-cell table:style-name="ce24" office:value-type="float" office:value="-15.38615942" calcext:value-type="float">
            <text:p>-15.38615942</text:p>
          </table:table-cell>
          <table:table-cell table:style-name="ce24" office:value-type="float" office:value="37.7677077055" calcext:value-type="float">
            <text:p>37.767707705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2" office:value-type="float" office:value="1040200" calcext:value-type="float">
            <text:p>104020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HD Alto Mulocue</text:p>
          </table:table-cell>
          <table:table-cell table:style-name="ce25" table:number-columns-repeated="2"/>
          <table:table-cell table:style-name="ce24" office:value-type="float" office:value="-15.6311309338" calcext:value-type="float">
            <text:p>-15.6311309338</text:p>
          </table:table-cell>
          <table:table-cell table:style-name="ce24" office:value-type="float" office:value="37.6828533411" calcext:value-type="float">
            <text:p>37.6828533411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2"/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IFP Alto Molocue</text:p>
          </table:table-cell>
          <table:table-cell table:style-name="ce25" table:number-columns-repeated="2"/>
          <table:table-cell table:style-name="ce24" office:value-type="float" office:value="-15.603187" calcext:value-type="float">
            <text:p>-15.603187</text:p>
          </table:table-cell>
          <table:table-cell table:style-name="ce24" office:value-type="float" office:value="37.677051" calcext:value-type="float">
            <text:p>37.677051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2" office:value-type="float" office:value="1040265" calcext:value-type="float">
            <text:p>104026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Malua</text:p>
          </table:table-cell>
          <table:table-cell table:style-name="ce25" table:number-columns-repeated="2"/>
          <table:table-cell table:style-name="ce24" office:value-type="float" office:value="-15.6920063496" calcext:value-type="float">
            <text:p>-15.6920063496</text:p>
          </table:table-cell>
          <table:table-cell table:style-name="ce24" office:value-type="float" office:value="37.6470780373" calcext:value-type="float">
            <text:p>37.6470780373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2" office:value-type="float" office:value="1040212" calcext:value-type="float">
            <text:p>104021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Mutala</text:p>
          </table:table-cell>
          <table:table-cell table:style-name="ce25" table:number-columns-repeated="2"/>
          <table:table-cell table:style-name="ce24" office:value-type="float" office:value="-15.9179931879" calcext:value-type="float">
            <text:p>-15.9179931879</text:p>
          </table:table-cell>
          <table:table-cell table:style-name="ce24" office:value-type="float" office:value="37.852486968" calcext:value-type="float">
            <text:p>37.852486968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2" office:value-type="float" office:value="1040213" calcext:value-type="float">
            <text:p>10402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Nauela</text:p>
          </table:table-cell>
          <table:table-cell table:style-name="ce25" table:number-columns-repeated="2"/>
          <table:table-cell table:style-name="ce24" office:value-type="float" office:value="-15.4338008165" calcext:value-type="float">
            <text:p>-15.4338008165</text:p>
          </table:table-cell>
          <table:table-cell table:style-name="ce24" office:value-type="float" office:value="37.4433213472" calcext:value-type="float">
            <text:p>37.4433213472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2" office:value-type="float" office:value="1040214" calcext:value-type="float">
            <text:p>104021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Nivava</text:p>
          </table:table-cell>
          <table:table-cell table:style-name="ce25" table:number-columns-repeated="2"/>
          <table:table-cell table:style-name="ce24" office:value-type="float" office:value="-15.6702375412" calcext:value-type="float">
            <text:p>-15.6702375412</text:p>
          </table:table-cell>
          <table:table-cell table:style-name="ce24" office:value-type="float" office:value="37.5731831789" calcext:value-type="float">
            <text:p>37.573183178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2" office:value-type="float" office:value="1040237" calcext:value-type="float">
            <text:p>104023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CS Novanana</text:p>
          </table:table-cell>
          <table:table-cell table:style-name="ce25" table:number-columns-repeated="2"/>
          <table:table-cell table:style-name="ce24" office:value-type="float" office:value="-15.7636857033" calcext:value-type="float">
            <text:p>-15.7636857033</text:p>
          </table:table-cell>
          <table:table-cell table:style-name="ce24" office:value-type="float" office:value="37.7554124594" calcext:value-type="float">
            <text:p>37.7554124594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2" office:value-type="float" office:value="1040256" calcext:value-type="float">
            <text:p>104025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Alto Molócuè</text:p>
          </table:table-cell>
          <table:table-cell table:style-name="ce24" office:value-type="string" calcext:value-type="string">
            <text:p>PS Nimala</text:p>
          </table:table-cell>
          <table:table-cell table:style-name="ce25" table:number-columns-repeated="2"/>
          <table:table-cell table:style-name="ce24" office:value-type="float" office:value="-15.5612593889" calcext:value-type="float">
            <text:p>-15.5612593889</text:p>
          </table:table-cell>
          <table:table-cell table:style-name="ce24" office:value-type="float" office:value="37.5903385878" calcext:value-type="float">
            <text:p>37.5903385878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2" office:value-type="float" office:value="1040307" calcext:value-type="float">
            <text:p>10403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hinde</text:p>
          </table:table-cell>
          <table:table-cell table:style-name="ce24" office:value-type="string" calcext:value-type="string">
            <text:p>CS Chinde</text:p>
          </table:table-cell>
          <table:table-cell table:style-name="ce25" table:number-columns-repeated="2"/>
          <table:table-cell table:style-name="ce24" office:value-type="float" office:value="-18.5844415426" calcext:value-type="float">
            <text:p>-18.5844415426</text:p>
          </table:table-cell>
          <table:table-cell table:style-name="ce24" office:value-type="float" office:value="36.4631724358" calcext:value-type="float">
            <text:p>36.4631724358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2" office:value-type="float" office:value="1040309" calcext:value-type="float">
            <text:p>10403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hinde</text:p>
          </table:table-cell>
          <table:table-cell table:style-name="ce24" office:value-type="string" calcext:value-type="string">
            <text:p>CS Madal</text:p>
          </table:table-cell>
          <table:table-cell table:style-name="ce25" table:number-columns-repeated="2"/>
          <table:table-cell table:style-name="ce24" office:value-type="float" office:value="-18.2685309649" calcext:value-type="float">
            <text:p>-18.2685309649</text:p>
          </table:table-cell>
          <table:table-cell table:style-name="ce24" office:value-type="float" office:value="36.650261879" calcext:value-type="float">
            <text:p>36.650261879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2" office:value-type="float" office:value="1040313" calcext:value-type="float">
            <text:p>10403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hinde</text:p>
          </table:table-cell>
          <table:table-cell table:style-name="ce24" office:value-type="string" calcext:value-type="string">
            <text:p>CS Jorge</text:p>
          </table:table-cell>
          <table:table-cell table:style-name="ce25" table:number-columns-repeated="2"/>
          <table:table-cell table:style-name="ce24" office:value-type="float" office:value="-18.6535513401" calcext:value-type="float">
            <text:p>-18.6535513401</text:p>
          </table:table-cell>
          <table:table-cell table:style-name="ce24" office:value-type="float" office:value="36.3737154007" calcext:value-type="float">
            <text:p>36.3737154007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2" office:value-type="float" office:value="1040310" calcext:value-type="float">
            <text:p>10403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hinde</text:p>
          </table:table-cell>
          <table:table-cell table:style-name="ce24" office:value-type="string" calcext:value-type="string">
            <text:p>CS Matilde</text:p>
          </table:table-cell>
          <table:table-cell table:style-name="ce25" table:number-columns-repeated="2"/>
          <table:table-cell table:style-name="ce24" office:value-type="float" office:value="-18.6657875776" calcext:value-type="float">
            <text:p>-18.6657875776</text:p>
          </table:table-cell>
          <table:table-cell table:style-name="ce24" office:value-type="float" office:value="36.2421262264" calcext:value-type="float">
            <text:p>36.2421262264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2" office:value-type="float" office:value="1040311" calcext:value-type="float">
            <text:p>10403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hinde</text:p>
          </table:table-cell>
          <table:table-cell table:style-name="ce24" office:value-type="string" calcext:value-type="string">
            <text:p>CS Micaune</text:p>
          </table:table-cell>
          <table:table-cell table:style-name="ce25" table:number-columns-repeated="2"/>
          <table:table-cell table:style-name="ce24" office:value-type="float" office:value="-18.3676761389" calcext:value-type="float">
            <text:p>-18.3676761389</text:p>
          </table:table-cell>
          <table:table-cell table:style-name="ce24" office:value-type="float" office:value="36.5682345629" calcext:value-type="float">
            <text:p>36.5682345629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2" office:value-type="float" office:value="1040316" calcext:value-type="float">
            <text:p>104031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hinde</text:p>
          </table:table-cell>
          <table:table-cell table:style-name="ce24" office:value-type="string" calcext:value-type="string">
            <text:p>PS Centro Educacional</text:p>
          </table:table-cell>
          <table:table-cell table:style-name="ce25" table:number-columns-repeated="2"/>
          <table:table-cell table:style-name="ce24" office:value-type="float" office:value="-18.6116284132" calcext:value-type="float">
            <text:p>-18.6116284132</text:p>
          </table:table-cell>
          <table:table-cell table:style-name="ce24" office:value-type="float" office:value="36.4313185215" calcext:value-type="float">
            <text:p>36.4313185215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2" office:value-type="float" office:value="1040312" calcext:value-type="float">
            <text:p>104031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hinde</text:p>
          </table:table-cell>
          <table:table-cell table:style-name="ce24" office:value-type="string" calcext:value-type="string">
            <text:p>PS Mitange</text:p>
          </table:table-cell>
          <table:table-cell table:style-name="ce25" table:number-columns-repeated="2"/>
          <table:table-cell table:style-name="ce24" office:value-type="float" office:value="-18.2941782475" calcext:value-type="float">
            <text:p>-18.2941782475</text:p>
          </table:table-cell>
          <table:table-cell table:style-name="ce24" office:value-type="float" office:value="36.7137175798" calcext:value-type="float">
            <text:p>36.7137175798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2"/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linica Boa Esperanca</text:p>
          </table:table-cell>
          <table:table-cell table:style-name="ce25" table:number-columns-repeated="2"/>
          <table:table-cell table:style-name="ce24" office:value-type="float" office:value="-17.8773468733" calcext:value-type="float">
            <text:p>-17.8773468733</text:p>
          </table:table-cell>
          <table:table-cell table:style-name="ce24" office:value-type="float" office:value="36.8862855434" calcext:value-type="float">
            <text:p>36.8862855434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2" office:value-type="float" office:value="1040106" calcext:value-type="float">
            <text:p>10401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17 De Setembro</text:p>
          </table:table-cell>
          <table:table-cell table:style-name="ce25" table:number-columns-repeated="2"/>
          <table:table-cell table:style-name="ce24" office:value-type="float" office:value="-17.8617310524" calcext:value-type="float">
            <text:p>-17.8617310524</text:p>
          </table:table-cell>
          <table:table-cell table:style-name="ce24" office:value-type="float" office:value="36.8952870369" calcext:value-type="float">
            <text:p>36.8952870369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2" office:value-type="float" office:value="1040107" calcext:value-type="float">
            <text:p>10401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24 de Julho</text:p>
          </table:table-cell>
          <table:table-cell table:style-name="ce25" table:number-columns-repeated="2"/>
          <table:table-cell table:style-name="ce24" office:value-type="float" office:value="-17.8755068779" calcext:value-type="float">
            <text:p>-17.8755068779</text:p>
          </table:table-cell>
          <table:table-cell table:style-name="ce24" office:value-type="float" office:value="36.8808943033" calcext:value-type="float">
            <text:p>36.8808943033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2" office:value-type="float" office:value="1040109" calcext:value-type="float">
            <text:p>10401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4 de Dezembro</text:p>
          </table:table-cell>
          <table:table-cell table:style-name="ce25" table:number-columns-repeated="2"/>
          <table:table-cell table:style-name="ce24" office:value-type="float" office:value="-17.880243659" calcext:value-type="float">
            <text:p>-17.880243659</text:p>
          </table:table-cell>
          <table:table-cell table:style-name="ce24" office:value-type="float" office:value="36.891617775" calcext:value-type="float">
            <text:p>36.891617775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2" office:value-type="float" office:value="1040114" calcext:value-type="float">
            <text:p>104011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Chabeco</text:p>
          </table:table-cell>
          <table:table-cell table:style-name="ce25" table:number-columns-repeated="2"/>
          <table:table-cell table:style-name="ce24" office:value-type="float" office:value="-17.865716815" calcext:value-type="float">
            <text:p>-17.865716815</text:p>
          </table:table-cell>
          <table:table-cell table:style-name="ce24" office:value-type="float" office:value="36.8876266479" calcext:value-type="float">
            <text:p>36.8876266479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2" office:value-type="float" office:value="1040108" calcext:value-type="float">
            <text:p>10401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Coalane</text:p>
          </table:table-cell>
          <table:table-cell table:style-name="ce25" table:number-columns-repeated="2"/>
          <table:table-cell table:style-name="ce24" office:value-type="float" office:value="-17.8610605001" calcext:value-type="float">
            <text:p>-17.8610605001</text:p>
          </table:table-cell>
          <table:table-cell table:style-name="ce24" office:value-type="float" office:value="36.9078934193" calcext:value-type="float">
            <text:p>36.9078934193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2" office:value-type="float" office:value="1040117" calcext:value-type="float">
            <text:p>104011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Incidua</text:p>
          </table:table-cell>
          <table:table-cell table:style-name="ce25" table:number-columns-repeated="2"/>
          <table:table-cell table:style-name="ce24" office:value-type="float" office:value="-17.8877323866" calcext:value-type="float">
            <text:p>-17.8877323866</text:p>
          </table:table-cell>
          <table:table-cell table:style-name="ce24" office:value-type="float" office:value="36.9157522917" calcext:value-type="float">
            <text:p>36.9157522917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2" office:value-type="float" office:value="1040125" calcext:value-type="float">
            <text:p>104012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Inhangulue</text:p>
          </table:table-cell>
          <table:table-cell table:style-name="ce25" table:number-columns-repeated="2"/>
          <table:table-cell table:style-name="ce24" office:value-type="float" office:value="-17.9358994961" calcext:value-type="float">
            <text:p>-17.9358994961</text:p>
          </table:table-cell>
          <table:table-cell table:style-name="ce24" office:value-type="float" office:value="36.9430303574" calcext:value-type="float">
            <text:p>36.9430303574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2" office:value-type="float" office:value="1040119" calcext:value-type="float">
            <text:p>104011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Estação Malanha</text:p>
          </table:table-cell>
          <table:table-cell table:style-name="ce25" table:number-columns-repeated="2"/>
          <table:table-cell table:style-name="ce24" office:value-type="float" office:value="-17.7910333872" calcext:value-type="float">
            <text:p>-17.7910333872</text:p>
          </table:table-cell>
          <table:table-cell table:style-name="ce24" office:value-type="float" office:value="37.1540665627" calcext:value-type="float">
            <text:p>37.1540665627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2" office:value-type="float" office:value="1040122" calcext:value-type="float">
            <text:p>104012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Maquival Sede</text:p>
          </table:table-cell>
          <table:table-cell table:style-name="ce25" table:number-columns-repeated="2"/>
          <table:table-cell table:style-name="ce24" office:value-type="float" office:value="-17.7786201239" calcext:value-type="float">
            <text:p>-17.7786201239</text:p>
          </table:table-cell>
          <table:table-cell table:style-name="ce24" office:value-type="float" office:value="37.0583707094" calcext:value-type="float">
            <text:p>37.0583707094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2" office:value-type="float" office:value="1040120" calcext:value-type="float">
            <text:p>104012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Ionge</text:p>
          </table:table-cell>
          <table:table-cell table:style-name="ce25" table:number-columns-repeated="2"/>
          <table:table-cell table:style-name="ce24" office:value-type="float" office:value="-17.7002245188" calcext:value-type="float">
            <text:p>-17.7002245188</text:p>
          </table:table-cell>
          <table:table-cell table:style-name="ce24" office:value-type="float" office:value="37.1131682396" calcext:value-type="float">
            <text:p>37.1131682396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2" office:value-type="float" office:value="1040121" calcext:value-type="float">
            <text:p>104012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Madal</text:p>
          </table:table-cell>
          <table:table-cell table:style-name="ce25" table:number-columns-repeated="2"/>
          <table:table-cell table:style-name="ce24" office:value-type="float" office:value="-17.939992547" calcext:value-type="float">
            <text:p>-17.939992547</text:p>
          </table:table-cell>
          <table:table-cell table:style-name="ce24" office:value-type="float" office:value="36.9822603464" calcext:value-type="float">
            <text:p>36.9822603464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2" office:value-type="float" office:value="104115" calcext:value-type="float">
            <text:p>10411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Santo Egidio</text:p>
          </table:table-cell>
          <table:table-cell table:style-name="ce25" table:number-columns-repeated="2"/>
          <table:table-cell table:style-name="ce24" office:value-type="float" office:value="-17.859957" calcext:value-type="float">
            <text:p>-17.859957</text:p>
          </table:table-cell>
          <table:table-cell table:style-name="ce24" office:value-type="float" office:value="36.895793" calcext:value-type="float">
            <text:p>36.895793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2" office:value-type="float" office:value="1040101" calcext:value-type="float">
            <text:p>104010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HC Quelimane</text:p>
          </table:table-cell>
          <table:table-cell table:style-name="ce25" table:number-columns-repeated="2"/>
          <table:table-cell table:style-name="ce24" office:value-type="float" office:value="-17.817627" calcext:value-type="float">
            <text:p>-17.817627</text:p>
          </table:table-cell>
          <table:table-cell table:style-name="ce24" office:value-type="float" office:value="36.957792" calcext:value-type="float">
            <text:p>36.957792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2"/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ICS Quelimane</text:p>
          </table:table-cell>
          <table:table-cell table:style-name="ce25" table:number-columns-repeated="2"/>
          <table:table-cell table:style-name="ce24" office:value-type="float" office:value="-17.820101" calcext:value-type="float">
            <text:p>-17.820101</text:p>
          </table:table-cell>
          <table:table-cell table:style-name="ce24" office:value-type="float" office:value="36.954702" calcext:value-type="float">
            <text:p>36.954702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2" office:value-type="float" office:value="1040123" calcext:value-type="float">
            <text:p>104012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Maquival Rio</text:p>
          </table:table-cell>
          <table:table-cell table:style-name="ce25" table:number-columns-repeated="2"/>
          <table:table-cell table:style-name="ce24" office:value-type="float" office:value="-17.7309840918" calcext:value-type="float">
            <text:p>-17.7309840918</text:p>
          </table:table-cell>
          <table:table-cell table:style-name="ce24" office:value-type="float" office:value="37.0756065845" calcext:value-type="float">
            <text:p>37.0756065845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2" office:value-type="float" office:value="1040116" calcext:value-type="float">
            <text:p>104011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Micajune</text:p>
          </table:table-cell>
          <table:table-cell table:style-name="ce25" table:number-columns-repeated="2"/>
          <table:table-cell table:style-name="ce24" office:value-type="float" office:value="-17.8468984365" calcext:value-type="float">
            <text:p>-17.8468984365</text:p>
          </table:table-cell>
          <table:table-cell table:style-name="ce24" office:value-type="float" office:value="36.9006568193" calcext:value-type="float">
            <text:p>36.9006568193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2" office:value-type="float" office:value="1040111" calcext:value-type="float">
            <text:p>10401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Namuinho</text:p>
          </table:table-cell>
          <table:table-cell table:style-name="ce25" table:number-columns-repeated="2"/>
          <table:table-cell table:style-name="ce24" office:value-type="float" office:value="-17.8189766407" calcext:value-type="float">
            <text:p>-17.8189766407</text:p>
          </table:table-cell>
          <table:table-cell table:style-name="ce24" office:value-type="float" office:value="36.9467318058" calcext:value-type="float">
            <text:p>36.9467318058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2" office:value-type="float" office:value="1040112" calcext:value-type="float">
            <text:p>104011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Sangarivera</text:p>
          </table:table-cell>
          <table:table-cell table:style-name="ce25" table:number-columns-repeated="2"/>
          <table:table-cell table:style-name="ce24" office:value-type="float" office:value="-17.867615819" calcext:value-type="float">
            <text:p>-17.867615819</text:p>
          </table:table-cell>
          <table:table-cell table:style-name="ce24" office:value-type="float" office:value="36.9237238169" calcext:value-type="float">
            <text:p>36.9237238169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2" office:value-type="float" office:value="1040124" calcext:value-type="float">
            <text:p>104012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Varela</text:p>
          </table:table-cell>
          <table:table-cell table:style-name="ce25" table:number-columns-repeated="2"/>
          <table:table-cell table:style-name="ce24" office:value-type="float" office:value="-17.8561788797" calcext:value-type="float">
            <text:p>-17.8561788797</text:p>
          </table:table-cell>
          <table:table-cell table:style-name="ce24" office:value-type="float" office:value="37.0233356953" calcext:value-type="float">
            <text:p>37.0233356953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2"/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CS VET</text:p>
          </table:table-cell>
          <table:table-cell table:style-name="ce25" table:number-columns-repeated="2"/>
          <table:table-cell table:style-name="ce24" office:value-type="float" office:value="-17.8723472357" calcext:value-type="float">
            <text:p>-17.8723472357</text:p>
          </table:table-cell>
          <table:table-cell table:style-name="ce24" office:value-type="float" office:value="36.8917626143" calcext:value-type="float">
            <text:p>36.8917626143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2"/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DPM Zambezia</text:p>
          </table:table-cell>
          <table:table-cell table:style-name="ce25" table:number-columns-repeated="2"/>
          <table:table-cell table:style-name="ce24" office:value-type="float" office:value="-17.8822" calcext:value-type="float">
            <text:p>-17.8822</text:p>
          </table:table-cell>
          <table:table-cell table:style-name="ce24" office:value-type="float" office:value="36.8872" calcext:value-type="float">
            <text:p>36.8872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2" office:value-type="float" office:value="1040100" calcext:value-type="float">
            <text:p>104010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HG Quelimane</text:p>
          </table:table-cell>
          <table:table-cell table:style-name="ce25" table:number-columns-repeated="2"/>
          <table:table-cell table:style-name="ce24" office:value-type="float" office:value="-17.8822284937" calcext:value-type="float">
            <text:p>-17.8822284937</text:p>
          </table:table-cell>
          <table:table-cell table:style-name="ce24" office:value-type="float" office:value="36.887294054" calcext:value-type="float">
            <text:p>36.887294054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2"/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IFP Quelimane</text:p>
          </table:table-cell>
          <table:table-cell table:style-name="ce25" table:number-columns-repeated="2"/>
          <table:table-cell table:style-name="ce24" office:value-type="float" office:value="-17.8616283761" calcext:value-type="float">
            <text:p>-17.8616283761</text:p>
          </table:table-cell>
          <table:table-cell table:style-name="ce24" office:value-type="float" office:value="36.9150676384" calcext:value-type="float">
            <text:p>36.9150676384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2"/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ISCISA</text:p>
          </table:table-cell>
          <table:table-cell table:style-name="ce25" table:number-columns-repeated="2"/>
          <table:table-cell table:style-name="ce24" office:value-type="float" office:value="-17.8702823785" calcext:value-type="float">
            <text:p>-17.8702823785</text:p>
          </table:table-cell>
          <table:table-cell table:style-name="ce24" office:value-type="float" office:value="36.8836784363" calcext:value-type="float">
            <text:p>36.8836784363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2" office:value-type="float" office:value="1040110" calcext:value-type="float">
            <text:p>10401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PS Cadeia Civil</text:p>
          </table:table-cell>
          <table:table-cell table:style-name="ce25" table:number-columns-repeated="2"/>
          <table:table-cell table:style-name="ce24" office:value-type="float" office:value="-17.8785324097" calcext:value-type="float">
            <text:p>-17.8785324097</text:p>
          </table:table-cell>
          <table:table-cell table:style-name="ce24" office:value-type="float" office:value="36.8882757425" calcext:value-type="float">
            <text:p>36.8882757425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2" office:value-type="float" office:value="1040118" calcext:value-type="float">
            <text:p>104011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Cidade de Quelimane</text:p>
          </table:table-cell>
          <table:table-cell table:style-name="ce24" office:value-type="string" calcext:value-type="string">
            <text:p>PS Zalala Mar</text:p>
          </table:table-cell>
          <table:table-cell table:style-name="ce25" table:number-columns-repeated="2"/>
          <table:table-cell table:style-name="ce24" office:value-type="float" office:value="-17.837086916" calcext:value-type="float">
            <text:p>-17.837086916</text:p>
          </table:table-cell>
          <table:table-cell table:style-name="ce24" office:value-type="float" office:value="37.1211773157" calcext:value-type="float">
            <text:p>37.1211773157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2" office:value-type="float" office:value="1041803" calcext:value-type="float">
            <text:p>104180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Derre</text:p>
          </table:table-cell>
          <table:table-cell table:style-name="ce24" office:value-type="string" calcext:value-type="string">
            <text:p>CS Derre</text:p>
          </table:table-cell>
          <table:table-cell table:style-name="ce25" table:number-columns-repeated="2"/>
          <table:table-cell table:style-name="ce24" office:value-type="float" office:value="-16.9679278135" calcext:value-type="float">
            <text:p>-16.9679278135</text:p>
          </table:table-cell>
          <table:table-cell table:style-name="ce24" office:value-type="float" office:value="36.1184227467" calcext:value-type="float">
            <text:p>36.1184227467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2" office:value-type="float" office:value="1041804" calcext:value-type="float">
            <text:p>104180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Derre</text:p>
          </table:table-cell>
          <table:table-cell table:style-name="ce24" office:value-type="string" calcext:value-type="string">
            <text:p>CS Guerissa</text:p>
          </table:table-cell>
          <table:table-cell table:style-name="ce25" table:number-columns-repeated="2"/>
          <table:table-cell table:style-name="ce24" office:value-type="float" office:value="-17.3168885708" calcext:value-type="float">
            <text:p>-17.3168885708</text:p>
          </table:table-cell>
          <table:table-cell table:style-name="ce24" office:value-type="float" office:value="35.955349803" calcext:value-type="float">
            <text:p>35.955349803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2" office:value-type="float" office:value="1041805" calcext:value-type="float">
            <text:p>104180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Derre</text:p>
          </table:table-cell>
          <table:table-cell table:style-name="ce24" office:value-type="string" calcext:value-type="string">
            <text:p>CS Machindo</text:p>
          </table:table-cell>
          <table:table-cell table:style-name="ce25" table:number-columns-repeated="2"/>
          <table:table-cell table:style-name="ce24" office:value-type="float" office:value="-17.206993103" calcext:value-type="float">
            <text:p>-17.206993103</text:p>
          </table:table-cell>
          <table:table-cell table:style-name="ce24" office:value-type="float" office:value="36.2791836262" calcext:value-type="float">
            <text:p>36.2791836262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2" office:value-type="float" office:value="1040406" calcext:value-type="float">
            <text:p>10404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ile</text:p>
          </table:table-cell>
          <table:table-cell table:style-name="ce24" office:value-type="string" calcext:value-type="string">
            <text:p>CS Alto Ligonha</text:p>
          </table:table-cell>
          <table:table-cell table:style-name="ce25" table:number-columns-repeated="2"/>
          <table:table-cell table:style-name="ce24" office:value-type="float" office:value="-15.51184237" calcext:value-type="float">
            <text:p>-15.51184237</text:p>
          </table:table-cell>
          <table:table-cell table:style-name="ce24" office:value-type="float" office:value="38.2571572065" calcext:value-type="float">
            <text:p>38.2571572065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2" office:value-type="float" office:value="1040439" calcext:value-type="float">
            <text:p>104043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ile</text:p>
          </table:table-cell>
          <table:table-cell table:style-name="ce24" office:value-type="string" calcext:value-type="string">
            <text:p>CS Kayane</text:p>
          </table:table-cell>
          <table:table-cell table:style-name="ce25" table:number-columns-repeated="2"/>
          <table:table-cell table:style-name="ce24" office:value-type="float" office:value="-16.273342967" calcext:value-type="float">
            <text:p>-16.273342967</text:p>
          </table:table-cell>
          <table:table-cell table:style-name="ce24" office:value-type="float" office:value="37.9234260321" calcext:value-type="float">
            <text:p>37.9234260321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3" office:value-type="float" office:value="1040405" calcext:value-type="float">
            <text:p>104040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ile</text:p>
          </table:table-cell>
          <table:table-cell table:style-name="ce24" office:value-type="string" calcext:value-type="string">
            <text:p>CS Intxotxa</text:p>
          </table:table-cell>
          <table:table-cell table:style-name="ce25" table:number-columns-repeated="2"/>
          <table:table-cell table:style-name="ce24" office:value-type="float" office:value="-15.728579" calcext:value-type="float">
            <text:p>-15.728579</text:p>
          </table:table-cell>
          <table:table-cell table:style-name="ce24" office:value-type="float" office:value="38.274439" calcext:value-type="float">
            <text:p>38.274439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2" office:value-type="float" office:value="1040455" calcext:value-type="float">
            <text:p>104045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ile</text:p>
          </table:table-cell>
          <table:table-cell table:style-name="ce24" office:value-type="string" calcext:value-type="string">
            <text:p>CS Mamala</text:p>
          </table:table-cell>
          <table:table-cell table:style-name="ce25" table:number-columns-repeated="2"/>
          <table:table-cell table:style-name="ce24" office:value-type="float" office:value="-15.9744483232" calcext:value-type="float">
            <text:p>-15.9744483232</text:p>
          </table:table-cell>
          <table:table-cell table:style-name="ce24" office:value-type="float" office:value="38.5499632359" calcext:value-type="float">
            <text:p>38.5499632359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2" office:value-type="float" office:value="1040404" calcext:value-type="float">
            <text:p>104040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ile</text:p>
          </table:table-cell>
          <table:table-cell table:style-name="ce24" office:value-type="string" calcext:value-type="string">
            <text:p>CS Mutequela</text:p>
          </table:table-cell>
          <table:table-cell table:style-name="ce25" table:number-columns-repeated="2"/>
          <table:table-cell table:style-name="ce24" office:value-type="float" office:value="-15.7535845041" calcext:value-type="float">
            <text:p>-15.7535845041</text:p>
          </table:table-cell>
          <table:table-cell table:style-name="ce24" office:value-type="float" office:value="38.6968839169" calcext:value-type="float">
            <text:p>38.6968839169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2" office:value-type="float" office:value="1040408" calcext:value-type="float">
            <text:p>10404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ile</text:p>
          </table:table-cell>
          <table:table-cell table:style-name="ce24" office:value-type="string" calcext:value-type="string">
            <text:p>CS Moneia</text:p>
          </table:table-cell>
          <table:table-cell table:style-name="ce25" table:number-columns-repeated="2"/>
          <table:table-cell table:style-name="ce24" office:value-type="float" office:value="-15.9625178576" calcext:value-type="float">
            <text:p>-15.9625178576</text:p>
          </table:table-cell>
          <table:table-cell table:style-name="ce24" office:value-type="float" office:value="38.4415483475" calcext:value-type="float">
            <text:p>38.4415483475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2" office:value-type="float" office:value="1040409" calcext:value-type="float">
            <text:p>10404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ile</text:p>
          </table:table-cell>
          <table:table-cell table:style-name="ce24" office:value-type="string" calcext:value-type="string">
            <text:p>CS Muiane</text:p>
          </table:table-cell>
          <table:table-cell table:style-name="ce25" table:number-columns-repeated="2"/>
          <table:table-cell table:style-name="ce24" office:value-type="float" office:value="-15.7284629345" calcext:value-type="float">
            <text:p>-15.7284629345</text:p>
          </table:table-cell>
          <table:table-cell table:style-name="ce24" office:value-type="float" office:value="38.2745915651" calcext:value-type="float">
            <text:p>38.2745915651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2" office:value-type="float" office:value="1040462" calcext:value-type="float">
            <text:p>104046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ile</text:p>
          </table:table-cell>
          <table:table-cell table:style-name="ce24" office:value-type="string" calcext:value-type="string">
            <text:p>CS Pury</text:p>
          </table:table-cell>
          <table:table-cell table:style-name="ce25" table:number-columns-repeated="2"/>
          <table:table-cell table:style-name="ce24" office:value-type="float" office:value="-15.9804350138" calcext:value-type="float">
            <text:p>-15.9804350138</text:p>
          </table:table-cell>
          <table:table-cell table:style-name="ce24" office:value-type="float" office:value="38.3320605755" calcext:value-type="float">
            <text:p>38.3320605755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2" office:value-type="float" office:value="1040410" calcext:value-type="float">
            <text:p>10404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ile</text:p>
          </table:table-cell>
          <table:table-cell table:style-name="ce24" office:value-type="string" calcext:value-type="string">
            <text:p>CS Uape</text:p>
          </table:table-cell>
          <table:table-cell table:style-name="ce25" table:number-columns-repeated="2"/>
          <table:table-cell table:style-name="ce24" office:value-type="float" office:value="-16.1321246624" calcext:value-type="float">
            <text:p>-16.1321246624</text:p>
          </table:table-cell>
          <table:table-cell table:style-name="ce24" office:value-type="float" office:value="38.097474575" calcext:value-type="float">
            <text:p>38.097474575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2" office:value-type="float" office:value="1040407" calcext:value-type="float">
            <text:p>10404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ile</text:p>
          </table:table-cell>
          <table:table-cell table:style-name="ce24" office:value-type="string" calcext:value-type="string">
            <text:p>HD Gile</text:p>
          </table:table-cell>
          <table:table-cell table:style-name="ce25" table:number-columns-repeated="2"/>
          <table:table-cell table:style-name="ce24" office:value-type="float" office:value="-16.1464583874" calcext:value-type="float">
            <text:p>-16.1464583874</text:p>
          </table:table-cell>
          <table:table-cell table:style-name="ce24" office:value-type="float" office:value="38.372631669" calcext:value-type="float">
            <text:p>38.372631669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2" office:value-type="float" office:value="1040437" calcext:value-type="float">
            <text:p>104043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ile</text:p>
          </table:table-cell>
          <table:table-cell table:style-name="ce24" office:value-type="string" calcext:value-type="string">
            <text:p>PS Namuaca</text:p>
          </table:table-cell>
          <table:table-cell table:style-name="ce25" table:number-columns-repeated="2"/>
          <table:table-cell table:style-name="ce24" office:value-type="float" office:value="-15.5847877264" calcext:value-type="float">
            <text:p>-15.5847877264</text:p>
          </table:table-cell>
          <table:table-cell table:style-name="ce24" office:value-type="float" office:value="38.4184652567" calcext:value-type="float">
            <text:p>38.4184652567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2" office:value-type="float" office:value="1040506" calcext:value-type="float">
            <text:p>10405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CS Gurue</text:p>
          </table:table-cell>
          <table:table-cell table:style-name="ce25" table:number-columns-repeated="2"/>
          <table:table-cell table:style-name="ce24" office:value-type="float" office:value="-15.4627364874" calcext:value-type="float">
            <text:p>-15.4627364874</text:p>
          </table:table-cell>
          <table:table-cell table:style-name="ce24" office:value-type="float" office:value="36.9826734066" calcext:value-type="float">
            <text:p>36.9826734066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2" office:value-type="float" office:value="1040516" calcext:value-type="float">
            <text:p>104051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CS Invinha</text:p>
          </table:table-cell>
          <table:table-cell table:style-name="ce25" table:number-columns-repeated="2"/>
          <table:table-cell table:style-name="ce24" office:value-type="float" office:value="-15.5567371845" calcext:value-type="float">
            <text:p>-15.5567371845</text:p>
          </table:table-cell>
          <table:table-cell table:style-name="ce24" office:value-type="float" office:value="37.0551091433" calcext:value-type="float">
            <text:p>37.0551091433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2" office:value-type="float" office:value="1040507" calcext:value-type="float">
            <text:p>10405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CS Lioma</text:p>
          </table:table-cell>
          <table:table-cell table:style-name="ce25" table:number-columns-repeated="2"/>
          <table:table-cell table:style-name="ce24" office:value-type="float" office:value="-15.1720172167" calcext:value-type="float">
            <text:p>-15.1720172167</text:p>
          </table:table-cell>
          <table:table-cell table:style-name="ce24" office:value-type="float" office:value="36.804869771" calcext:value-type="float">
            <text:p>36.804869771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2" office:value-type="float" office:value="1040517" calcext:value-type="float">
            <text:p>104051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CS Macuarro</text:p>
          </table:table-cell>
          <table:table-cell table:style-name="ce25" table:number-columns-repeated="2"/>
          <table:table-cell table:style-name="ce24" office:value-type="float" office:value="-15.7714104652" calcext:value-type="float">
            <text:p>-15.7714104652</text:p>
          </table:table-cell>
          <table:table-cell table:style-name="ce24" office:value-type="float" office:value="37.0844525099" calcext:value-type="float">
            <text:p>37.0844525099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2" office:value-type="float" office:value="1040508" calcext:value-type="float">
            <text:p>10405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CS Mepuagiua</text:p>
          </table:table-cell>
          <table:table-cell table:style-name="ce25" table:number-columns-repeated="2"/>
          <table:table-cell table:style-name="ce24" office:value-type="float" office:value="-15.5398982763" calcext:value-type="float">
            <text:p>-15.5398982763</text:p>
          </table:table-cell>
          <table:table-cell table:style-name="ce24" office:value-type="float" office:value="37.1931141615" calcext:value-type="float">
            <text:p>37.1931141615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2" office:value-type="float" office:value="1040514" calcext:value-type="float">
            <text:p>104051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CS Muagiua</text:p>
          </table:table-cell>
          <table:table-cell table:style-name="ce25" table:number-columns-repeated="2"/>
          <table:table-cell table:style-name="ce24" office:value-type="float" office:value="-15.5405849218" calcext:value-type="float">
            <text:p>-15.5405849218</text:p>
          </table:table-cell>
          <table:table-cell table:style-name="ce24" office:value-type="float" office:value="36.8843704462" calcext:value-type="float">
            <text:p>36.8843704462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2" office:value-type="float" office:value="1040509" calcext:value-type="float">
            <text:p>10405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CS Ruace</text:p>
          </table:table-cell>
          <table:table-cell table:style-name="ce25" table:number-columns-repeated="2"/>
          <table:table-cell table:style-name="ce24" office:value-type="float" office:value="-15.1988232136" calcext:value-type="float">
            <text:p>-15.1988232136</text:p>
          </table:table-cell>
          <table:table-cell table:style-name="ce24" office:value-type="float" office:value="36.7023932934" calcext:value-type="float">
            <text:p>36.7023932934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2" office:value-type="float" office:value="1040510" calcext:value-type="float">
            <text:p>10405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CS Serra</text:p>
          </table:table-cell>
          <table:table-cell table:style-name="ce25" table:number-columns-repeated="2"/>
          <table:table-cell table:style-name="ce24" office:value-type="float" office:value="-15.3151345253" calcext:value-type="float">
            <text:p>-15.3151345253</text:p>
          </table:table-cell>
          <table:table-cell table:style-name="ce24" office:value-type="float" office:value="36.6587913036" calcext:value-type="float">
            <text:p>36.6587913036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2" office:value-type="float" office:value="1040511" calcext:value-type="float">
            <text:p>10405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CS Tetete</text:p>
          </table:table-cell>
          <table:table-cell table:style-name="ce25" table:number-columns-repeated="2"/>
          <table:table-cell table:style-name="ce24" office:value-type="float" office:value="-15.386454463" calcext:value-type="float">
            <text:p>-15.386454463</text:p>
          </table:table-cell>
          <table:table-cell table:style-name="ce24" office:value-type="float" office:value="36.5263009071" calcext:value-type="float">
            <text:p>36.5263009071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2" office:value-type="float" office:value="1040512" calcext:value-type="float">
            <text:p>104051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CS UP 10</text:p>
          </table:table-cell>
          <table:table-cell table:style-name="ce25" table:number-columns-repeated="2"/>
          <table:table-cell table:style-name="ce24" office:value-type="float" office:value="-15.4883408546" calcext:value-type="float">
            <text:p>-15.4883408546</text:p>
          </table:table-cell>
          <table:table-cell table:style-name="ce24" office:value-type="float" office:value="37.140237093" calcext:value-type="float">
            <text:p>37.140237093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2" office:value-type="float" office:value="1040513" calcext:value-type="float">
            <text:p>10405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CS UP 4</text:p>
          </table:table-cell>
          <table:table-cell table:style-name="ce25" table:number-columns-repeated="2"/>
          <table:table-cell table:style-name="ce24" office:value-type="float" office:value="-15.4564923048" calcext:value-type="float">
            <text:p>-15.4564923048</text:p>
          </table:table-cell>
          <table:table-cell table:style-name="ce24" office:value-type="float" office:value="36.9553041458" calcext:value-type="float">
            <text:p>36.9553041458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2" office:value-type="float" office:value="1040500" calcext:value-type="float">
            <text:p>104050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HD Gurue</text:p>
          </table:table-cell>
          <table:table-cell table:style-name="ce25" table:number-columns-repeated="2"/>
          <table:table-cell table:style-name="ce24" office:value-type="float" office:value="-15.4624789953" calcext:value-type="float">
            <text:p>-15.4624789953</text:p>
          </table:table-cell>
          <table:table-cell table:style-name="ce24" office:value-type="float" office:value="36.983435154" calcext:value-type="float">
            <text:p>36.983435154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2" office:value-type="float" office:value="1040563" calcext:value-type="float">
            <text:p>104056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Gurue</text:p>
          </table:table-cell>
          <table:table-cell table:style-name="ce24" office:value-type="string" calcext:value-type="string">
            <text:p>PS Nintulo</text:p>
          </table:table-cell>
          <table:table-cell table:style-name="ce25" table:number-columns-repeated="2"/>
          <table:table-cell table:style-name="ce24" office:value-type="float" office:value="-15.0914061069" calcext:value-type="float">
            <text:p>-15.0914061069</text:p>
          </table:table-cell>
          <table:table-cell table:style-name="ce24" office:value-type="float" office:value="37.1232694387" calcext:value-type="float">
            <text:p>37.1232694387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2" office:value-type="float" office:value="1040655" calcext:value-type="float">
            <text:p>104065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Curruane</text:p>
          </table:table-cell>
          <table:table-cell table:style-name="ce25" table:number-columns-repeated="2"/>
          <table:table-cell table:style-name="ce24" office:value-type="float" office:value="-15.8410620689" calcext:value-type="float">
            <text:p>-15.8410620689</text:p>
          </table:table-cell>
          <table:table-cell table:style-name="ce24" office:value-type="float" office:value="37.3225790262" calcext:value-type="float">
            <text:p>37.3225790262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2" office:value-type="float" office:value="1040601" calcext:value-type="float">
            <text:p>104060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ILE</text:p>
          </table:table-cell>
          <table:table-cell table:style-name="ce25" table:number-columns-repeated="2"/>
          <table:table-cell table:style-name="ce24" office:value-type="float" office:value="-16.0378396511" calcext:value-type="float">
            <text:p>-16.0378396511</text:p>
          </table:table-cell>
          <table:table-cell table:style-name="ce24" office:value-type="float" office:value="37.1680194139" calcext:value-type="float">
            <text:p>37.1680194139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3" office:value-type="float" office:value="1040661" calcext:value-type="float">
            <text:p>104066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Namanda</text:p>
          </table:table-cell>
          <table:table-cell table:style-name="ce25" table:number-columns-repeated="2"/>
          <table:table-cell table:style-name="ce24" office:value-type="float" office:value="-16.212745" calcext:value-type="float">
            <text:p>-16.212745</text:p>
          </table:table-cell>
          <table:table-cell table:style-name="ce24" office:value-type="float" office:value="37.156682" calcext:value-type="float">
            <text:p>37.156682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2" office:value-type="float" office:value="1040637" calcext:value-type="float">
            <text:p>104063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Massira</text:p>
          </table:table-cell>
          <table:table-cell table:style-name="ce25" table:number-columns-repeated="2"/>
          <table:table-cell table:style-name="ce24" office:value-type="float" office:value="-16.0934901237" calcext:value-type="float">
            <text:p>-16.0934901237</text:p>
          </table:table-cell>
          <table:table-cell table:style-name="ce24" office:value-type="float" office:value="37.3364835978" calcext:value-type="float">
            <text:p>37.3364835978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2" office:value-type="float" office:value="1040667" calcext:value-type="float">
            <text:p>104066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Mucuaba</text:p>
          </table:table-cell>
          <table:table-cell table:style-name="ce25" table:number-columns-repeated="2"/>
          <table:table-cell table:style-name="ce24" office:value-type="float" office:value="-16.040430665" calcext:value-type="float">
            <text:p>-16.040430665</text:p>
          </table:table-cell>
          <table:table-cell table:style-name="ce24" office:value-type="float" office:value="37.2739452124" calcext:value-type="float">
            <text:p>37.2739452124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2" office:value-type="float" office:value="1040610" calcext:value-type="float">
            <text:p>10406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Mulequela</text:p>
          </table:table-cell>
          <table:table-cell table:style-name="ce25" table:number-columns-repeated="2"/>
          <table:table-cell table:style-name="ce24" office:value-type="float" office:value="-15.9543424845" calcext:value-type="float">
            <text:p>-15.9543424845</text:p>
          </table:table-cell>
          <table:table-cell table:style-name="ce24" office:value-type="float" office:value="37.1207374334" calcext:value-type="float">
            <text:p>37.1207374334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2" office:value-type="float" office:value="1040608" calcext:value-type="float">
            <text:p>10406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Mungulama</text:p>
          </table:table-cell>
          <table:table-cell table:style-name="ce25" table:number-columns-repeated="2"/>
          <table:table-cell table:style-name="ce24" office:value-type="float" office:value="-16.036208868" calcext:value-type="float">
            <text:p>-16.036208868</text:p>
          </table:table-cell>
          <table:table-cell table:style-name="ce24" office:value-type="float" office:value="37.5238627195" calcext:value-type="float">
            <text:p>37.5238627195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2" office:value-type="float" office:value="1040636" calcext:value-type="float">
            <text:p>104063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Niboia</text:p>
          </table:table-cell>
          <table:table-cell table:style-name="ce25" table:number-columns-repeated="2"/>
          <table:table-cell table:style-name="ce24" office:value-type="float" office:value="-16.0701280832" calcext:value-type="float">
            <text:p>-16.0701280832</text:p>
          </table:table-cell>
          <table:table-cell table:style-name="ce24" office:value-type="float" office:value="37.3650544882" calcext:value-type="float">
            <text:p>37.3650544882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2" office:value-type="float" office:value="1040612" calcext:value-type="float">
            <text:p>104061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Nipiode</text:p>
          </table:table-cell>
          <table:table-cell table:style-name="ce25" table:number-columns-repeated="2"/>
          <table:table-cell table:style-name="ce24" office:value-type="float" office:value="-16.1421132088" calcext:value-type="float">
            <text:p>-16.1421132088</text:p>
          </table:table-cell>
          <table:table-cell table:style-name="ce24" office:value-type="float" office:value="37.3826658726" calcext:value-type="float">
            <text:p>37.3826658726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2" office:value-type="float" office:value="1040607" calcext:value-type="float">
            <text:p>10406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Phalane</text:p>
          </table:table-cell>
          <table:table-cell table:style-name="ce25" table:number-columns-repeated="2"/>
          <table:table-cell table:style-name="ce24" office:value-type="float" office:value="-15.9903430939" calcext:value-type="float">
            <text:p>-15.9903430939</text:p>
          </table:table-cell>
          <table:table-cell table:style-name="ce24" office:value-type="float" office:value="37.3571312428" calcext:value-type="float">
            <text:p>37.3571312428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2" office:value-type="float" office:value="1040613" calcext:value-type="float">
            <text:p>10406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Socone</text:p>
          </table:table-cell>
          <table:table-cell table:style-name="ce25" table:number-columns-repeated="2"/>
          <table:table-cell table:style-name="ce24" office:value-type="float" office:value="-15.7843708992" calcext:value-type="float">
            <text:p>-15.7843708992</text:p>
          </table:table-cell>
          <table:table-cell table:style-name="ce24" office:value-type="float" office:value="37.16340065" calcext:value-type="float">
            <text:p>37.16340065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2" office:value-type="float" office:value="1040665" calcext:value-type="float">
            <text:p>104066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le</text:p>
          </table:table-cell>
          <table:table-cell table:style-name="ce24" office:value-type="string" calcext:value-type="string">
            <text:p>CS Ualasse</text:p>
          </table:table-cell>
          <table:table-cell table:style-name="ce25" table:number-columns-repeated="2"/>
          <table:table-cell table:style-name="ce24" office:value-type="float" office:value="-15.7621514797" calcext:value-type="float">
            <text:p>-15.7621514797</text:p>
          </table:table-cell>
          <table:table-cell table:style-name="ce24" office:value-type="float" office:value="37.2849529982" calcext:value-type="float">
            <text:p>37.2849529982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2" office:value-type="float" office:value="1040711" calcext:value-type="float">
            <text:p>10407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nhassunge</text:p>
          </table:table-cell>
          <table:table-cell table:style-name="ce24" office:value-type="string" calcext:value-type="string">
            <text:p>CS Bingagira</text:p>
          </table:table-cell>
          <table:table-cell table:style-name="ce25" table:number-columns-repeated="2"/>
          <table:table-cell table:style-name="ce24" office:value-type="float" office:value="-18.0292725563" calcext:value-type="float">
            <text:p>-18.0292725563</text:p>
          </table:table-cell>
          <table:table-cell table:style-name="ce24" office:value-type="float" office:value="36.7361408472" calcext:value-type="float">
            <text:p>36.7361408472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2" office:value-type="float" office:value="1040706" calcext:value-type="float">
            <text:p>10407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nhassunge</text:p>
          </table:table-cell>
          <table:table-cell table:style-name="ce24" office:value-type="string" calcext:value-type="string">
            <text:p>CS Chirimane</text:p>
          </table:table-cell>
          <table:table-cell table:style-name="ce25" table:number-columns-repeated="2"/>
          <table:table-cell table:style-name="ce24" office:value-type="float" office:value="-18.0778741837" calcext:value-type="float">
            <text:p>-18.0778741837</text:p>
          </table:table-cell>
          <table:table-cell table:style-name="ce24" office:value-type="float" office:value="36.8961399794" calcext:value-type="float">
            <text:p>36.8961399794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2" office:value-type="float" office:value="1040707" calcext:value-type="float">
            <text:p>10407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nhassunge</text:p>
          </table:table-cell>
          <table:table-cell table:style-name="ce24" office:value-type="string" calcext:value-type="string">
            <text:p>CS Gonhane</text:p>
          </table:table-cell>
          <table:table-cell table:style-name="ce25" table:number-columns-repeated="2"/>
          <table:table-cell table:style-name="ce24" office:value-type="float" office:value="-18.1143897772" calcext:value-type="float">
            <text:p>-18.1143897772</text:p>
          </table:table-cell>
          <table:table-cell table:style-name="ce24" office:value-type="float" office:value="36.7580920458" calcext:value-type="float">
            <text:p>36.7580920458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2" office:value-type="float" office:value="1040708" calcext:value-type="float">
            <text:p>10407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nhassunge</text:p>
          </table:table-cell>
          <table:table-cell table:style-name="ce24" office:value-type="string" calcext:value-type="string">
            <text:p>CS Inhassunge Sede</text:p>
          </table:table-cell>
          <table:table-cell table:style-name="ce25" table:number-columns-repeated="2"/>
          <table:table-cell table:style-name="ce24" office:value-type="float" office:value="-18.0099070072" calcext:value-type="float">
            <text:p>-18.0099070072</text:p>
          </table:table-cell>
          <table:table-cell table:style-name="ce24" office:value-type="float" office:value="36.810888648" calcext:value-type="float">
            <text:p>36.810888648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2" office:value-type="float" office:value="1040712" calcext:value-type="float">
            <text:p>104071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nhassunge</text:p>
          </table:table-cell>
          <table:table-cell table:style-name="ce24" office:value-type="string" calcext:value-type="string">
            <text:p>CS Ilova</text:p>
          </table:table-cell>
          <table:table-cell table:style-name="ce25" table:number-columns-repeated="2"/>
          <table:table-cell table:style-name="ce24" office:value-type="float" office:value="-17.8945988417" calcext:value-type="float">
            <text:p>-17.8945988417</text:p>
          </table:table-cell>
          <table:table-cell table:style-name="ce24" office:value-type="float" office:value="36.7665088177" calcext:value-type="float">
            <text:p>36.7665088177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2" office:value-type="float" office:value="1040710" calcext:value-type="float">
            <text:p>10407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nhassunge</text:p>
          </table:table-cell>
          <table:table-cell table:style-name="ce24" office:value-type="string" calcext:value-type="string">
            <text:p>CS Olinda</text:p>
          </table:table-cell>
          <table:table-cell table:style-name="ce25" table:number-columns-repeated="2"/>
          <table:table-cell table:style-name="ce24" office:value-type="float" office:value="-18.0762702227" calcext:value-type="float">
            <text:p>-18.0762702227</text:p>
          </table:table-cell>
          <table:table-cell table:style-name="ce24" office:value-type="float" office:value="36.9276183844" calcext:value-type="float">
            <text:p>36.9276183844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2" office:value-type="float" office:value="1040713" calcext:value-type="float">
            <text:p>10407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Inhassunge</text:p>
          </table:table-cell>
          <table:table-cell table:style-name="ce24" office:value-type="string" calcext:value-type="string">
            <text:p>CS Palane-Mucula</text:p>
          </table:table-cell>
          <table:table-cell table:style-name="ce25" table:number-columns-repeated="2"/>
          <table:table-cell table:style-name="ce24" office:value-type="float" office:value="-17.9765832424" calcext:value-type="float">
            <text:p>-17.9765832424</text:p>
          </table:table-cell>
          <table:table-cell table:style-name="ce24" office:value-type="float" office:value="36.8578916788" calcext:value-type="float">
            <text:p>36.8578916788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2" office:value-type="float" office:value="1041903" calcext:value-type="float">
            <text:p>104190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abo</text:p>
          </table:table-cell>
          <table:table-cell table:style-name="ce24" office:value-type="string" calcext:value-type="string">
            <text:p>CS Ilha Salia</text:p>
          </table:table-cell>
          <table:table-cell table:style-name="ce25" table:number-columns-repeated="2"/>
          <table:table-cell table:style-name="ce24" office:value-type="float" office:value="-18.5695767403" calcext:value-type="float">
            <text:p>-18.5695767403</text:p>
          </table:table-cell>
          <table:table-cell table:style-name="ce24" office:value-type="float" office:value="36.1946189404" calcext:value-type="float">
            <text:p>36.1946189404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2" office:value-type="float" office:value="1041902" calcext:value-type="float">
            <text:p>104190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abo</text:p>
          </table:table-cell>
          <table:table-cell table:style-name="ce24" office:value-type="string" calcext:value-type="string">
            <text:p>CS Luabo</text:p>
          </table:table-cell>
          <table:table-cell table:style-name="ce25" table:number-columns-repeated="2"/>
          <table:table-cell table:style-name="ce24" office:value-type="float" office:value="-18.4051519632" calcext:value-type="float">
            <text:p>-18.4051519632</text:p>
          </table:table-cell>
          <table:table-cell table:style-name="ce24" office:value-type="float" office:value="36.1079567671" calcext:value-type="float">
            <text:p>36.1079567671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2" office:value-type="float" office:value="1041905" calcext:value-type="float">
            <text:p>104190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abo</text:p>
          </table:table-cell>
          <table:table-cell table:style-name="ce24" office:value-type="string" calcext:value-type="string">
            <text:p>CS Socovinho</text:p>
          </table:table-cell>
          <table:table-cell table:style-name="ce25" table:number-columns-repeated="2"/>
          <table:table-cell table:style-name="ce24" office:value-type="float" office:value="-18.473226428" calcext:value-type="float">
            <text:p>-18.473226428</text:p>
          </table:table-cell>
          <table:table-cell table:style-name="ce24" office:value-type="float" office:value="36.1344999075" calcext:value-type="float">
            <text:p>36.1344999075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2" office:value-type="float" office:value="1040809" calcext:value-type="float">
            <text:p>10408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CS Erurune</text:p>
          </table:table-cell>
          <table:table-cell table:style-name="ce25" table:number-columns-repeated="2"/>
          <table:table-cell table:style-name="ce24" office:value-type="float" office:value="-16.3943964243" calcext:value-type="float">
            <text:p>-16.3943964243</text:p>
          </table:table-cell>
          <table:table-cell table:style-name="ce24" office:value-type="float" office:value="36.9802218676" calcext:value-type="float">
            <text:p>36.9802218676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2" office:value-type="float" office:value="1040810" calcext:value-type="float">
            <text:p>10408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CS Limbue</text:p>
          </table:table-cell>
          <table:table-cell table:style-name="ce25" table:number-columns-repeated="2"/>
          <table:table-cell table:style-name="ce24" office:value-type="float" office:value="-16.3630735874" calcext:value-type="float">
            <text:p>-16.3630735874</text:p>
          </table:table-cell>
          <table:table-cell table:style-name="ce24" office:value-type="float" office:value="36.3791120052" calcext:value-type="float">
            <text:p>36.3791120052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2" office:value-type="float" office:value="1040806" calcext:value-type="float">
            <text:p>10408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CS Lugela</text:p>
          </table:table-cell>
          <table:table-cell table:style-name="ce25" table:number-columns-repeated="2"/>
          <table:table-cell table:style-name="ce24" office:value-type="float" office:value="-16.4253169298" calcext:value-type="float">
            <text:p>-16.4253169298</text:p>
          </table:table-cell>
          <table:table-cell table:style-name="ce24" office:value-type="float" office:value="36.7431145906" calcext:value-type="float">
            <text:p>36.7431145906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2" office:value-type="float" office:value="1040811" calcext:value-type="float">
            <text:p>10408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CS Mubanama</text:p>
          </table:table-cell>
          <table:table-cell table:style-name="ce25" table:number-columns-repeated="2"/>
          <table:table-cell table:style-name="ce24" office:value-type="float" office:value="-16.0224062204" calcext:value-type="float">
            <text:p>-16.0224062204</text:p>
          </table:table-cell>
          <table:table-cell table:style-name="ce24" office:value-type="float" office:value="36.4857083559" calcext:value-type="float">
            <text:p>36.4857083559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2" office:value-type="float" office:value="1040836" calcext:value-type="float">
            <text:p>104083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CS Mulide</text:p>
          </table:table-cell>
          <table:table-cell table:style-name="ce25" table:number-columns-repeated="2"/>
          <table:table-cell table:style-name="ce24" office:value-type="float" office:value="-16.3761734962" calcext:value-type="float">
            <text:p>-16.3761734962</text:p>
          </table:table-cell>
          <table:table-cell table:style-name="ce24" office:value-type="float" office:value="37.0464777946" calcext:value-type="float">
            <text:p>37.0464777946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2" office:value-type="float" office:value="1040812" calcext:value-type="float">
            <text:p>104081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CS Mungulune</text:p>
          </table:table-cell>
          <table:table-cell table:style-name="ce25" table:number-columns-repeated="2"/>
          <table:table-cell table:style-name="ce24" office:value-type="float" office:value="-16.2184220552" calcext:value-type="float">
            <text:p>-16.2184220552</text:p>
          </table:table-cell>
          <table:table-cell table:style-name="ce24" office:value-type="float" office:value="36.9361048937" calcext:value-type="float">
            <text:p>36.9361048937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2" office:value-type="float" office:value="1040807" calcext:value-type="float">
            <text:p>10408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CS Munhamade</text:p>
          </table:table-cell>
          <table:table-cell table:style-name="ce25" table:number-columns-repeated="2"/>
          <table:table-cell table:style-name="ce24" office:value-type="float" office:value="-16.5927618742" calcext:value-type="float">
            <text:p>-16.5927618742</text:p>
          </table:table-cell>
          <table:table-cell table:style-name="ce24" office:value-type="float" office:value="36.9722181559" calcext:value-type="float">
            <text:p>36.9722181559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2" office:value-type="float" office:value="1040808" calcext:value-type="float">
            <text:p>10408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CS Namagoa</text:p>
          </table:table-cell>
          <table:table-cell table:style-name="ce25" table:number-columns-repeated="2"/>
          <table:table-cell table:style-name="ce24" office:value-type="float" office:value="-16.7503201962" calcext:value-type="float">
            <text:p>-16.7503201962</text:p>
          </table:table-cell>
          <table:table-cell table:style-name="ce24" office:value-type="float" office:value="36.9429713488" calcext:value-type="float">
            <text:p>36.9429713488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2" office:value-type="float" office:value="1040814" calcext:value-type="float">
            <text:p>104081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CS Puthine</text:p>
          </table:table-cell>
          <table:table-cell table:style-name="ce25" table:number-columns-repeated="2"/>
          <table:table-cell table:style-name="ce24" office:value-type="float" office:value="-16.3515561819" calcext:value-type="float">
            <text:p>-16.3515561819</text:p>
          </table:table-cell>
          <table:table-cell table:style-name="ce24" office:value-type="float" office:value="36.8535894156" calcext:value-type="float">
            <text:p>36.8535894156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2" office:value-type="float" office:value="1040815" calcext:value-type="float">
            <text:p>104081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CS Tacuane</text:p>
          </table:table-cell>
          <table:table-cell table:style-name="ce25" table:number-columns-repeated="2"/>
          <table:table-cell table:style-name="ce24" office:value-type="float" office:value="-16.3669037819" calcext:value-type="float">
            <text:p>-16.3669037819</text:p>
          </table:table-cell>
          <table:table-cell table:style-name="ce24" office:value-type="float" office:value="36.5149122477" calcext:value-type="float">
            <text:p>36.5149122477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2" office:value-type="float" office:value="1040816" calcext:value-type="float">
            <text:p>104081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PS Mucubi</text:p>
          </table:table-cell>
          <table:table-cell table:style-name="ce25" table:number-columns-repeated="2"/>
          <table:table-cell table:style-name="ce24" office:value-type="float" office:value="-16.2175798416" calcext:value-type="float">
            <text:p>-16.2175798416</text:p>
          </table:table-cell>
          <table:table-cell table:style-name="ce24" office:value-type="float" office:value="37.0009821653" calcext:value-type="float">
            <text:p>37.0009821653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2" office:value-type="float" office:value="1040838" calcext:value-type="float">
            <text:p>104083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PS Mudedereia</text:p>
          </table:table-cell>
          <table:table-cell table:style-name="ce25" table:number-columns-repeated="2"/>
          <table:table-cell table:style-name="ce24" office:value-type="float" office:value="-16.4010697603" calcext:value-type="float">
            <text:p>-16.4010697603</text:p>
          </table:table-cell>
          <table:table-cell table:style-name="ce24" office:value-type="float" office:value="36.5811252594" calcext:value-type="float">
            <text:p>36.5811252594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2" office:value-type="float" office:value="1040813" calcext:value-type="float">
            <text:p>10408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Lugela</text:p>
          </table:table-cell>
          <table:table-cell table:style-name="ce24" office:value-type="string" calcext:value-type="string">
            <text:p>PS Nigau</text:p>
          </table:table-cell>
          <table:table-cell table:style-name="ce25" table:number-columns-repeated="2"/>
          <table:table-cell table:style-name="ce24" office:value-type="float" office:value="-16.5528345108" calcext:value-type="float">
            <text:p>-16.5528345108</text:p>
          </table:table-cell>
          <table:table-cell table:style-name="ce24" office:value-type="float" office:value="36.8616789579" calcext:value-type="float">
            <text:p>36.8616789579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2" office:value-type="float" office:value="1040916" calcext:value-type="float">
            <text:p>104091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aganja Da Costa</text:p>
          </table:table-cell>
          <table:table-cell table:style-name="ce24" office:value-type="string" calcext:value-type="string">
            <text:p>CS Alto Mutola</text:p>
          </table:table-cell>
          <table:table-cell table:style-name="ce25" table:number-columns-repeated="2"/>
          <table:table-cell table:style-name="ce24" office:value-type="float" office:value="-17.3307073116" calcext:value-type="float">
            <text:p>-17.3307073116</text:p>
          </table:table-cell>
          <table:table-cell table:style-name="ce24" office:value-type="float" office:value="37.1999752522" calcext:value-type="float">
            <text:p>37.1999752522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2" office:value-type="float" office:value="1040913" calcext:value-type="float">
            <text:p>10409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aganja Da Costa</text:p>
          </table:table-cell>
          <table:table-cell table:style-name="ce24" office:value-type="string" calcext:value-type="string">
            <text:p>CS Cariua</text:p>
          </table:table-cell>
          <table:table-cell table:style-name="ce25" table:number-columns-repeated="2"/>
          <table:table-cell table:style-name="ce24" office:value-type="float" office:value="-17.2444367409" calcext:value-type="float">
            <text:p>-17.2444367409</text:p>
          </table:table-cell>
          <table:table-cell table:style-name="ce24" office:value-type="float" office:value="37.2003346682" calcext:value-type="float">
            <text:p>37.2003346682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2" office:value-type="float" office:value="1040908" calcext:value-type="float">
            <text:p>10409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aganja Da Costa</text:p>
          </table:table-cell>
          <table:table-cell table:style-name="ce24" office:value-type="string" calcext:value-type="string">
            <text:p>CS Mabala</text:p>
          </table:table-cell>
          <table:table-cell table:style-name="ce25" table:number-columns-repeated="2"/>
          <table:table-cell table:style-name="ce24" office:value-type="float" office:value="-17.5204360485" calcext:value-type="float">
            <text:p>-17.5204360485</text:p>
          </table:table-cell>
          <table:table-cell table:style-name="ce24" office:value-type="float" office:value="37.5514036417" calcext:value-type="float">
            <text:p>37.5514036417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3" office:value-type="float" office:value="1040906" calcext:value-type="float">
            <text:p>10409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aganja Da Costa</text:p>
          </table:table-cell>
          <table:table-cell table:style-name="ce24" office:value-type="string" calcext:value-type="string">
            <text:p>CS Maganja da Costa</text:p>
          </table:table-cell>
          <table:table-cell table:style-name="ce25" table:number-columns-repeated="2"/>
          <table:table-cell table:style-name="ce24" office:value-type="float" office:value="-17.3093032837" calcext:value-type="float">
            <text:p>-17.3093032837</text:p>
          </table:table-cell>
          <table:table-cell table:style-name="ce24" office:value-type="float" office:value="37.5089174509" calcext:value-type="float">
            <text:p>37.5089174509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2" office:value-type="float" office:value="1040936" calcext:value-type="float">
            <text:p>104093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aganja Da Costa</text:p>
          </table:table-cell>
          <table:table-cell table:style-name="ce24" office:value-type="string" calcext:value-type="string">
            <text:p>CS Mapira</text:p>
          </table:table-cell>
          <table:table-cell table:style-name="ce25" table:number-columns-repeated="2"/>
          <table:table-cell table:style-name="ce24" office:value-type="float" office:value="-17.0908695459" calcext:value-type="float">
            <text:p>-17.0908695459</text:p>
          </table:table-cell>
          <table:table-cell table:style-name="ce24" office:value-type="float" office:value="37.1856737137" calcext:value-type="float">
            <text:p>37.1856737137</text:p>
          </table:table-cell>
          <table:table-cell table:number-columns-repeated="1015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2" office:value-type="float" office:value="1040909" calcext:value-type="float">
            <text:p>10409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aganja Da Costa</text:p>
          </table:table-cell>
          <table:table-cell table:style-name="ce24" office:value-type="string" calcext:value-type="string">
            <text:p>CS Muloa</text:p>
          </table:table-cell>
          <table:table-cell table:style-name="ce25" table:number-columns-repeated="2"/>
          <table:table-cell table:style-name="ce24" office:value-type="float" office:value="-17.5585877895" calcext:value-type="float">
            <text:p>-17.5585877895</text:p>
          </table:table-cell>
          <table:table-cell table:style-name="ce24" office:value-type="float" office:value="37.4681049585" calcext:value-type="float">
            <text:p>37.4681049585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2" office:value-type="float" office:value="1040961" calcext:value-type="float">
            <text:p>104096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aganja Da Costa</text:p>
          </table:table-cell>
          <table:table-cell table:style-name="ce24" office:value-type="string" calcext:value-type="string">
            <text:p>CS Muzo</text:p>
          </table:table-cell>
          <table:table-cell table:style-name="ce25" table:number-columns-repeated="2"/>
          <table:table-cell table:style-name="ce24" office:value-type="float" office:value="-17.0094752312" calcext:value-type="float">
            <text:p>-17.0094752312</text:p>
          </table:table-cell>
          <table:table-cell table:style-name="ce24" office:value-type="float" office:value="37.4876153469" calcext:value-type="float">
            <text:p>37.4876153469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2" office:value-type="float" office:value="1040911" calcext:value-type="float">
            <text:p>10409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aganja Da Costa</text:p>
          </table:table-cell>
          <table:table-cell table:style-name="ce24" office:value-type="string" calcext:value-type="string">
            <text:p>CS Nante</text:p>
          </table:table-cell>
          <table:table-cell table:style-name="ce25" table:number-columns-repeated="2"/>
          <table:table-cell table:style-name="ce24" office:value-type="float" office:value="-17.4383282661" calcext:value-type="float">
            <text:p>-17.4383282661</text:p>
          </table:table-cell>
          <table:table-cell table:style-name="ce24" office:value-type="float" office:value="37.2856020927" calcext:value-type="float">
            <text:p>37.2856020927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2" office:value-type="float" office:value="1040937" calcext:value-type="float">
            <text:p>104093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aganja Da Costa</text:p>
          </table:table-cell>
          <table:table-cell table:style-name="ce24" office:value-type="string" calcext:value-type="string">
            <text:p>PS Moneia</text:p>
          </table:table-cell>
          <table:table-cell table:style-name="ce25" table:number-columns-repeated="2"/>
          <table:table-cell table:style-name="ce24" office:value-type="float" office:value="-17.4126273394" calcext:value-type="float">
            <text:p>-17.4126273394</text:p>
          </table:table-cell>
          <table:table-cell table:style-name="ce24" office:value-type="float" office:value="37.2540807724" calcext:value-type="float">
            <text:p>37.2540807724</text:p>
          </table:table-cell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2" office:value-type="float" office:value="1040919" calcext:value-type="float">
            <text:p>104091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aganja Da Costa</text:p>
          </table:table-cell>
          <table:table-cell table:style-name="ce24" office:value-type="string" calcext:value-type="string">
            <text:p>PS Mugaua</text:p>
          </table:table-cell>
          <table:table-cell table:style-name="ce25" table:number-columns-repeated="2"/>
          <table:table-cell table:style-name="ce24" office:value-type="float" office:value="-17.4291229248" calcext:value-type="float">
            <text:p>-17.4291229248</text:p>
          </table:table-cell>
          <table:table-cell table:style-name="ce24" office:value-type="float" office:value="37.5694710016" calcext:value-type="float">
            <text:p>37.5694710016</text:p>
          </table:table-cell>
          <table:table-cell table:number-columns-repeated="1015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2" office:value-type="float" office:value="1040915" calcext:value-type="float">
            <text:p>104091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aganja Da Costa</text:p>
          </table:table-cell>
          <table:table-cell table:style-name="ce24" office:value-type="string" calcext:value-type="string">
            <text:p>PS Vila Valdez</text:p>
          </table:table-cell>
          <table:table-cell table:style-name="ce25" table:number-columns-repeated="2"/>
          <table:table-cell table:style-name="ce24" office:value-type="float" office:value="-17.6090455055" calcext:value-type="float">
            <text:p>-17.6090455055</text:p>
          </table:table-cell>
          <table:table-cell table:style-name="ce24" office:value-type="float" office:value="37.3973214626" calcext:value-type="float">
            <text:p>37.3973214626</text:p>
          </table:table-cell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2" office:value-type="float" office:value="1041007" calcext:value-type="float">
            <text:p>10410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CS Carico</text:p>
          </table:table-cell>
          <table:table-cell table:style-name="ce25" table:number-columns-repeated="2"/>
          <table:table-cell table:style-name="ce24" office:value-type="float" office:value="-16.0564649105" calcext:value-type="float">
            <text:p>-16.0564649105</text:p>
          </table:table-cell>
          <table:table-cell table:style-name="ce24" office:value-type="float" office:value="36.0288959742" calcext:value-type="float">
            <text:p>36.0288959742</text:p>
          </table:table-cell>
          <table:table-cell table:number-columns-repeated="1015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2" office:value-type="float" office:value="1041016" calcext:value-type="float">
            <text:p>104101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CS Dachudua</text:p>
          </table:table-cell>
          <table:table-cell table:style-name="ce25" table:number-columns-repeated="2"/>
          <table:table-cell table:style-name="ce24" office:value-type="float" office:value="-16.1682057381" calcext:value-type="float">
            <text:p>-16.1682057381</text:p>
          </table:table-cell>
          <table:table-cell table:style-name="ce24" office:value-type="float" office:value="35.4534012079" calcext:value-type="float">
            <text:p>35.4534012079</text:p>
          </table:table-cell>
          <table:table-cell table:number-columns-repeated="1015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2" office:value-type="float" office:value="1041011" calcext:value-type="float">
            <text:p>10410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CS Dulanha</text:p>
          </table:table-cell>
          <table:table-cell table:style-name="ce25" table:number-columns-repeated="2"/>
          <table:table-cell table:style-name="ce24" office:value-type="float" office:value="-16.3130503893" calcext:value-type="float">
            <text:p>-16.3130503893</text:p>
          </table:table-cell>
          <table:table-cell table:style-name="ce24" office:value-type="float" office:value="35.6314730644" calcext:value-type="float">
            <text:p>35.6314730644</text:p>
          </table:table-cell>
          <table:table-cell table:number-columns-repeated="1015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2" office:value-type="float" office:value="1041018" calcext:value-type="float">
            <text:p>104101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CS Gurgunha</text:p>
          </table:table-cell>
          <table:table-cell table:style-name="ce25" table:number-columns-repeated="2"/>
          <table:table-cell table:style-name="ce24" office:value-type="float" office:value="-16.099438" calcext:value-type="float">
            <text:p>-16.099438</text:p>
          </table:table-cell>
          <table:table-cell table:style-name="ce24" office:value-type="float" office:value="35.770111" calcext:value-type="float">
            <text:p>35.770111</text:p>
          </table:table-cell>
          <table:table-cell table:number-columns-repeated="1015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2" office:value-type="float" office:value="1041014" calcext:value-type="float">
            <text:p>104101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CS Liciro</text:p>
          </table:table-cell>
          <table:table-cell table:style-name="ce25" table:number-columns-repeated="2"/>
          <table:table-cell table:style-name="ce24" office:value-type="float" office:value="-16.4490866661" calcext:value-type="float">
            <text:p>-16.4490866661</text:p>
          </table:table-cell>
          <table:table-cell table:style-name="ce24" office:value-type="float" office:value="36.0463786125" calcext:value-type="float">
            <text:p>36.0463786125</text:p>
          </table:table-cell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2" office:value-type="float" office:value="1041006" calcext:value-type="float">
            <text:p>10410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CS Milange</text:p>
          </table:table-cell>
          <table:table-cell table:style-name="ce25" table:number-columns-repeated="2"/>
          <table:table-cell table:style-name="ce24" office:value-type="float" office:value="-16.098806262" calcext:value-type="float">
            <text:p>-16.098806262</text:p>
          </table:table-cell>
          <table:table-cell table:style-name="ce24" office:value-type="float" office:value="35.7689094543" calcext:value-type="float">
            <text:p>35.7689094543</text:p>
          </table:table-cell>
          <table:table-cell table:number-columns-repeated="1015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2" office:value-type="float" office:value="1041010" calcext:value-type="float">
            <text:p>10410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CS Majaua</text:p>
          </table:table-cell>
          <table:table-cell table:style-name="ce25" table:number-columns-repeated="2"/>
          <table:table-cell table:style-name="ce24" office:value-type="float" office:value="-16.2311410904" calcext:value-type="float">
            <text:p>-16.2311410904</text:p>
          </table:table-cell>
          <table:table-cell table:style-name="ce24" office:value-type="float" office:value="35.7585132122" calcext:value-type="float">
            <text:p>35.7585132122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2" office:value-type="float" office:value="1041004" calcext:value-type="float">
            <text:p>104100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CS Muanhambo</text:p>
          </table:table-cell>
          <table:table-cell table:style-name="ce25" table:number-columns-repeated="2"/>
          <table:table-cell table:style-name="ce24" office:value-type="float" office:value="-16.35729" calcext:value-type="float">
            <text:p>-16.35729</text:p>
          </table:table-cell>
          <table:table-cell table:style-name="ce24" office:value-type="float" office:value="35.454933" calcext:value-type="float">
            <text:p>35.454933</text:p>
          </table:table-cell>
          <table:table-cell table:number-columns-repeated="1015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2" office:value-type="float" office:value="1041015" calcext:value-type="float">
            <text:p>104101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CS Mongue</text:p>
          </table:table-cell>
          <table:table-cell table:style-name="ce25" table:number-columns-repeated="2"/>
          <table:table-cell table:style-name="ce24" office:value-type="float" office:value="-16.4385080338" calcext:value-type="float">
            <text:p>-16.4385080338</text:p>
          </table:table-cell>
          <table:table-cell table:style-name="ce24" office:value-type="float" office:value="35.4996103048" calcext:value-type="float">
            <text:p>35.4996103048</text:p>
          </table:table-cell>
          <table:table-cell table:number-columns-repeated="1015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2" office:value-type="float" office:value="1041017" calcext:value-type="float">
            <text:p>104101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PS Nambuzi</text:p>
          </table:table-cell>
          <table:table-cell table:style-name="ce25" table:number-columns-repeated="2"/>
          <table:table-cell table:style-name="ce24" office:value-type="float" office:value="-16.3202548027" calcext:value-type="float">
            <text:p>-16.3202548027</text:p>
          </table:table-cell>
          <table:table-cell table:style-name="ce24" office:value-type="float" office:value="35.672044158" calcext:value-type="float">
            <text:p>35.672044158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2" office:value-type="float" office:value="1041067" calcext:value-type="float">
            <text:p>104106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CS Sabelua</text:p>
          </table:table-cell>
          <table:table-cell table:style-name="ce25" table:number-columns-repeated="2"/>
          <table:table-cell table:style-name="ce24" office:value-type="float" office:value="-16.468205452" calcext:value-type="float">
            <text:p>-16.468205452</text:p>
          </table:table-cell>
          <table:table-cell table:style-name="ce24" office:value-type="float" office:value="35.8155369759" calcext:value-type="float">
            <text:p>35.8155369759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2" office:value-type="float" office:value="1041012" calcext:value-type="float">
            <text:p>104101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CS Tengua</text:p>
          </table:table-cell>
          <table:table-cell table:style-name="ce25" table:number-columns-repeated="2"/>
          <table:table-cell table:style-name="ce24" office:value-type="float" office:value="-16.210257411" calcext:value-type="float">
            <text:p>-16.210257411</text:p>
          </table:table-cell>
          <table:table-cell table:style-name="ce24" office:value-type="float" office:value="35.7995885611" calcext:value-type="float">
            <text:p>35.7995885611</text:p>
          </table:table-cell>
          <table:table-cell table:number-columns-repeated="1015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2" office:value-type="float" office:value="1041000" calcext:value-type="float">
            <text:p>104100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HR Milange</text:p>
          </table:table-cell>
          <table:table-cell table:style-name="ce25" table:number-columns-repeated="2"/>
          <table:table-cell table:style-name="ce24" office:value-type="float" office:value="-16.0979479551" calcext:value-type="float">
            <text:p>-16.0979479551</text:p>
          </table:table-cell>
          <table:table-cell table:style-name="ce24" office:value-type="float" office:value="35.7814997435" calcext:value-type="float">
            <text:p>35.7814997435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2" office:value-type="float" office:value="1041013" calcext:value-type="float">
            <text:p>10410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ilange</text:p>
          </table:table-cell>
          <table:table-cell table:style-name="ce24" office:value-type="string" calcext:value-type="string">
            <text:p>PS Vulalo</text:p>
          </table:table-cell>
          <table:table-cell table:style-name="ce25" table:number-columns-repeated="2"/>
          <table:table-cell table:style-name="ce24" office:value-type="float" office:value="-16.2174671888" calcext:value-type="float">
            <text:p>-16.2174671888</text:p>
          </table:table-cell>
          <table:table-cell table:style-name="ce24" office:value-type="float" office:value="35.6259638071" calcext:value-type="float">
            <text:p>35.6259638071</text:p>
          </table:table-cell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2" office:value-type="float" office:value="1041137" calcext:value-type="float">
            <text:p>104113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16 de Junho</text:p>
          </table:table-cell>
          <table:table-cell table:style-name="ce25" table:number-columns-repeated="2"/>
          <table:table-cell table:style-name="ce26" office:value-type="string" calcext:value-type="string">
            <text:p>-16.838705, </text:p>
          </table:table-cell>
          <table:table-cell table:style-name="ce26" office:value-type="float" office:value="36.975318" calcext:value-type="float">
            <text:p>36.975318</text:p>
          </table:table-cell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2" office:value-type="float" office:value="1041114" calcext:value-type="float">
            <text:p>104111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Alto Benfica</text:p>
          </table:table-cell>
          <table:table-cell table:style-name="ce25" table:number-columns-repeated="2"/>
          <table:table-cell table:style-name="ce24" office:value-type="float" office:value="-16.6446465254" calcext:value-type="float">
            <text:p>-16.6446465254</text:p>
          </table:table-cell>
          <table:table-cell table:style-name="ce24" office:value-type="float" office:value="36.3214069605" calcext:value-type="float">
            <text:p>36.3214069605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2" office:value-type="float" office:value="1041110" calcext:value-type="float">
            <text:p>10411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Caiave</text:p>
          </table:table-cell>
          <table:table-cell table:style-name="ce25" table:number-columns-repeated="2"/>
          <table:table-cell table:style-name="ce24" office:value-type="float" office:value="-17.0023673773" calcext:value-type="float">
            <text:p>-17.0023673773</text:p>
          </table:table-cell>
          <table:table-cell table:style-name="ce24" office:value-type="float" office:value="36.7706716061" calcext:value-type="float">
            <text:p>36.7706716061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2" office:value-type="float" office:value="1041113" calcext:value-type="float">
            <text:p>10411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Intome</text:p>
          </table:table-cell>
          <table:table-cell table:style-name="ce25" table:number-columns-repeated="2"/>
          <table:table-cell table:style-name="ce24" office:value-type="float" office:value="-16.5574800968" calcext:value-type="float">
            <text:p>-16.5574800968</text:p>
          </table:table-cell>
          <table:table-cell table:style-name="ce24" office:value-type="float" office:value="37.2980314493" calcext:value-type="float">
            <text:p>37.2980314493</text:p>
          </table:table-cell>
          <table:table-cell table:number-columns-repeated="101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2" office:value-type="float" office:value="1041119" calcext:value-type="float">
            <text:p>104111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Magogodo</text:p>
          </table:table-cell>
          <table:table-cell table:style-name="ce25" table:number-columns-repeated="2"/>
          <table:table-cell table:style-name="ce27" office:value-type="float" office:value="-16.971658" calcext:value-type="float">
            <text:p>-16.971658</text:p>
          </table:table-cell>
          <table:table-cell table:style-name="ce27" office:value-type="float" office:value="37.097156" calcext:value-type="float">
            <text:p>37.097156</text:p>
          </table:table-cell>
          <table:table-cell table:number-columns-repeated="101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2" office:value-type="float" office:value="1041106" calcext:value-type="float">
            <text:p>10411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Mocuba</text:p>
          </table:table-cell>
          <table:table-cell table:style-name="ce25" table:number-columns-repeated="2"/>
          <table:table-cell table:style-name="ce28" office:value-type="float" office:value="-16.84222" calcext:value-type="float">
            <text:p>-16.84222</text:p>
          </table:table-cell>
          <table:table-cell table:style-name="ce28" office:value-type="float" office:value="36.99141" calcext:value-type="float">
            <text:p>36.99141</text:p>
          </table:table-cell>
          <table:table-cell table:number-columns-repeated="1015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2" office:value-type="float" office:value="1041136" calcext:value-type="float">
            <text:p>104113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Muanaco</text:p>
          </table:table-cell>
          <table:table-cell table:style-name="ce25" table:number-columns-repeated="2"/>
          <table:table-cell table:style-name="ce28" office:value-type="float" office:value="-16.860641" calcext:value-type="float">
            <text:p>-16.860641</text:p>
          </table:table-cell>
          <table:table-cell table:style-name="ce28" office:value-type="float" office:value="36.988385" calcext:value-type="float">
            <text:p>36.988385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2" office:value-type="float" office:value="1041109" calcext:value-type="float">
            <text:p>10411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Muaquiua</text:p>
          </table:table-cell>
          <table:table-cell table:style-name="ce25" table:number-columns-repeated="2"/>
          <table:table-cell table:style-name="ce24" office:value-type="float" office:value="-16.7209017277" calcext:value-type="float">
            <text:p>-16.7209017277</text:p>
          </table:table-cell>
          <table:table-cell table:style-name="ce24" office:value-type="float" office:value="37.4091875553" calcext:value-type="float">
            <text:p>37.4091875553</text:p>
          </table:table-cell>
          <table:table-cell table:number-columns-repeated="1015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2" office:value-type="float" office:value="1041117" calcext:value-type="float">
            <text:p>104111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Munhiba</text:p>
          </table:table-cell>
          <table:table-cell table:style-name="ce25" table:number-columns-repeated="2"/>
          <table:table-cell table:style-name="ce28" office:value-type="float" office:value="-17.1467614174" calcext:value-type="float">
            <text:p>-17.1467614174</text:p>
          </table:table-cell>
          <table:table-cell table:style-name="ce28" office:value-type="float" office:value="36.9369953871" calcext:value-type="float">
            <text:p>36.9369953871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2" office:value-type="float" office:value="1041116" calcext:value-type="float">
            <text:p>104111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Namanjavira</text:p>
          </table:table-cell>
          <table:table-cell table:style-name="ce25" table:number-columns-repeated="2"/>
          <table:table-cell table:style-name="ce24" office:value-type="float" office:value="-16.8000000715" calcext:value-type="float">
            <text:p>-16.8000000715</text:p>
          </table:table-cell>
          <table:table-cell table:style-name="ce24" office:value-type="float" office:value="36.5790116787" calcext:value-type="float">
            <text:p>36.5790116787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2" office:value-type="float" office:value="1041118" calcext:value-type="float">
            <text:p>104111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Nhaluanda</text:p>
          </table:table-cell>
          <table:table-cell table:style-name="ce25" table:number-columns-repeated="2"/>
          <table:table-cell table:style-name="ce28" office:value-type="float" office:value="-17.1194271" calcext:value-type="float">
            <text:p>-17.1194271</text:p>
          </table:table-cell>
          <table:table-cell table:style-name="ce28" office:value-type="float" office:value="36.970571" calcext:value-type="float">
            <text:p>36.970571</text:p>
          </table:table-cell>
          <table:table-cell table:number-columns-repeated="1015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2" office:value-type="float" office:value="1041111" calcext:value-type="float">
            <text:p>10411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P.Ucerra (Privado)</text:p>
          </table:table-cell>
          <table:table-cell table:style-name="ce25" table:number-columns-repeated="2"/>
          <table:table-cell table:style-name="ce28" office:value-type="float" office:value="-16.839401722" calcext:value-type="float">
            <text:p>-16.839401722</text:p>
          </table:table-cell>
          <table:table-cell table:style-name="ce28" office:value-type="float" office:value="36.9848567247" calcext:value-type="float">
            <text:p>36.9848567247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2" office:value-type="float" office:value="1041120" calcext:value-type="float">
            <text:p>104112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Samora Machel</text:p>
          </table:table-cell>
          <table:table-cell table:style-name="ce25" table:number-columns-repeated="2"/>
          <table:table-cell table:style-name="ce28" office:value-type="float" office:value="-16.803266" calcext:value-type="float">
            <text:p>-16.803266</text:p>
          </table:table-cell>
          <table:table-cell table:style-name="ce28" office:value-type="float" office:value="37.006022" calcext:value-type="float">
            <text:p>37.006022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2" office:value-type="float" office:value="1041100" calcext:value-type="float">
            <text:p>104110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HD Mocuba</text:p>
          </table:table-cell>
          <table:table-cell table:style-name="ce25" table:number-columns-repeated="2"/>
          <table:table-cell table:style-name="ce28" office:value-type="float" office:value="-16.8404263258" calcext:value-type="float">
            <text:p>-16.8404263258</text:p>
          </table:table-cell>
          <table:table-cell table:style-name="ce28" office:value-type="float" office:value="36.9872170687" calcext:value-type="float">
            <text:p>36.9872170687</text:p>
          </table:table-cell>
          <table:table-cell table:number-columns-repeated="1015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2"/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FS Mocuba</text:p>
          </table:table-cell>
          <table:table-cell table:style-name="ce25" table:number-columns-repeated="2"/>
          <table:table-cell table:style-name="ce22" office:value-type="float" office:value="-16.841694" calcext:value-type="float">
            <text:p>-16.841694</text:p>
          </table:table-cell>
          <table:table-cell table:style-name="ce24" office:value-type="float" office:value="36.989134" calcext:value-type="float">
            <text:p>36.989134</text:p>
          </table:table-cell>
          <table:table-cell table:number-columns-repeated="1015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2" office:value-type="float" office:value="1041122" calcext:value-type="float">
            <text:p>104112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Mataia</text:p>
          </table:table-cell>
          <table:table-cell table:style-name="ce25" table:number-columns-repeated="2"/>
          <table:table-cell table:style-name="ce24" office:value-type="float" office:value="-17.237165" calcext:value-type="float">
            <text:p>-17.237165</text:p>
          </table:table-cell>
          <table:table-cell table:style-name="ce24" office:value-type="float" office:value="36.879982" calcext:value-type="float">
            <text:p>36.879982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2" office:value-type="float" office:value="1041156" calcext:value-type="float">
            <text:p>104115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Namabida</text:p>
          </table:table-cell>
          <table:table-cell table:style-name="ce25" table:number-columns-repeated="2"/>
          <table:table-cell table:style-name="ce24" office:value-type="float" office:value="-17.18477" calcext:value-type="float">
            <text:p>-17.18477</text:p>
          </table:table-cell>
          <table:table-cell table:style-name="ce24" office:value-type="float" office:value="36.964508" calcext:value-type="float">
            <text:p>36.964508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2" office:value-type="float" office:value="1041158" calcext:value-type="float">
            <text:p>104115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Namagoa</text:p>
          </table:table-cell>
          <table:table-cell table:style-name="ce25" table:number-columns-repeated="2"/>
          <table:table-cell table:style-name="ce24" office:value-type="float" office:value="-16.85" calcext:value-type="float">
            <text:p>-16.85</text:p>
          </table:table-cell>
          <table:table-cell table:style-name="ce24" office:value-type="float" office:value="36.983333" calcext:value-type="float">
            <text:p>36.983333</text:p>
          </table:table-cell>
          <table:table-cell table:number-columns-repeated="1015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2" office:value-type="float" office:value="1041121" calcext:value-type="float">
            <text:p>104112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a</text:p>
          </table:table-cell>
          <table:table-cell table:style-name="ce24" office:value-type="string" calcext:value-type="string">
            <text:p>CS Pedreira</text:p>
          </table:table-cell>
          <table:table-cell table:style-name="ce25" table:number-columns-repeated="2"/>
          <table:table-cell table:style-name="ce24" office:value-type="float" office:value="-16.866805" calcext:value-type="float">
            <text:p>-16.866805</text:p>
          </table:table-cell>
          <table:table-cell table:style-name="ce24" office:value-type="float" office:value="36.949001" calcext:value-type="float">
            <text:p>36.949001</text:p>
          </table:table-cell>
          <table:table-cell table:number-columns-repeated="1015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2" office:value-type="float" office:value="1042003" calcext:value-type="float">
            <text:p>104200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ela</text:p>
          </table:table-cell>
          <table:table-cell table:style-name="ce24" office:value-type="string" calcext:value-type="string">
            <text:p>CS Gurai</text:p>
          </table:table-cell>
          <table:table-cell table:style-name="ce25" table:number-columns-repeated="2"/>
          <table:table-cell table:style-name="ce24" office:value-type="float" office:value="-17.3091477156" calcext:value-type="float">
            <text:p>-17.3091477156</text:p>
          </table:table-cell>
          <table:table-cell table:style-name="ce24" office:value-type="float" office:value="37.9739481211" calcext:value-type="float">
            <text:p>37.9739481211</text:p>
          </table:table-cell>
          <table:table-cell table:number-columns-repeated="1015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2" office:value-type="float" office:value="1042004" calcext:value-type="float">
            <text:p>104200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ela</text:p>
          </table:table-cell>
          <table:table-cell table:style-name="ce24" office:value-type="string" calcext:value-type="string">
            <text:p>CS Ilha de Idugo</text:p>
          </table:table-cell>
          <table:table-cell table:style-name="ce25" table:number-columns-repeated="2"/>
          <table:table-cell table:style-name="ce24" office:value-type="float" office:value="-17.3069804907" calcext:value-type="float">
            <text:p>-17.3069804907</text:p>
          </table:table-cell>
          <table:table-cell table:style-name="ce24" office:value-type="float" office:value="38.0586898327" calcext:value-type="float">
            <text:p>38.0586898327</text:p>
          </table:table-cell>
          <table:table-cell table:number-columns-repeated="1015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2" office:value-type="float" office:value="1042005" calcext:value-type="float">
            <text:p>104200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ela</text:p>
          </table:table-cell>
          <table:table-cell table:style-name="ce24" office:value-type="string" calcext:value-type="string">
            <text:p>CS Maneia</text:p>
          </table:table-cell>
          <table:table-cell table:style-name="ce25" table:number-columns-repeated="2"/>
          <table:table-cell table:style-name="ce24" office:value-type="float" office:value="-16.7667299509" calcext:value-type="float">
            <text:p>-16.7667299509</text:p>
          </table:table-cell>
          <table:table-cell table:style-name="ce24" office:value-type="float" office:value="37.5957405567" calcext:value-type="float">
            <text:p>37.5957405567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2" office:value-type="float" office:value="1042006" calcext:value-type="float">
            <text:p>10420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ela</text:p>
          </table:table-cell>
          <table:table-cell table:style-name="ce24" office:value-type="string" calcext:value-type="string">
            <text:p>CS Mocubela</text:p>
          </table:table-cell>
          <table:table-cell table:style-name="ce25" table:number-columns-repeated="2"/>
          <table:table-cell table:style-name="ce24" office:value-type="float" office:value="-16.8975949287" calcext:value-type="float">
            <text:p>-16.8975949287</text:p>
          </table:table-cell>
          <table:table-cell table:style-name="ce24" office:value-type="float" office:value="37.8350311518" calcext:value-type="float">
            <text:p>37.8350311518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2" office:value-type="float" office:value="1042007" calcext:value-type="float">
            <text:p>10420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ela</text:p>
          </table:table-cell>
          <table:table-cell table:style-name="ce24" office:value-type="string" calcext:value-type="string">
            <text:p>CS Naico</text:p>
          </table:table-cell>
          <table:table-cell table:style-name="ce25" table:number-columns-repeated="2"/>
          <table:table-cell table:style-name="ce24" office:value-type="float" office:value="-17.1035188437" calcext:value-type="float">
            <text:p>-17.1035188437</text:p>
          </table:table-cell>
          <table:table-cell table:style-name="ce24" office:value-type="float" office:value="37.9784166813" calcext:value-type="float">
            <text:p>37.9784166813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2" office:value-type="float" office:value="1042010" calcext:value-type="float">
            <text:p>10420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ela</text:p>
          </table:table-cell>
          <table:table-cell table:style-name="ce24" office:value-type="string" calcext:value-type="string">
            <text:p>CS Tapata</text:p>
          </table:table-cell>
          <table:table-cell table:style-name="ce25" table:number-columns-repeated="2"/>
          <table:table-cell table:style-name="ce24" office:value-type="float" office:value="-17.2635823488" calcext:value-type="float">
            <text:p>-17.2635823488</text:p>
          </table:table-cell>
          <table:table-cell table:style-name="ce24" office:value-type="float" office:value="37.8936266899" calcext:value-type="float">
            <text:p>37.8936266899</text:p>
          </table:table-cell>
          <table:table-cell table:number-columns-repeated="1015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2" office:value-type="float" office:value="1042008" calcext:value-type="float">
            <text:p>10420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ela</text:p>
          </table:table-cell>
          <table:table-cell table:style-name="ce24" office:value-type="string" calcext:value-type="string">
            <text:p>PS Bajone</text:p>
          </table:table-cell>
          <table:table-cell table:style-name="ce25" table:number-columns-repeated="2"/>
          <table:table-cell table:style-name="ce24" office:value-type="float" office:value="-17.2036671638" calcext:value-type="float">
            <text:p>-17.2036671638</text:p>
          </table:table-cell>
          <table:table-cell table:style-name="ce24" office:value-type="float" office:value="37.9566800594" calcext:value-type="float">
            <text:p>37.9566800594</text:p>
          </table:table-cell>
          <table:table-cell table:number-columns-repeated="1015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2" office:value-type="float" office:value="1042009" calcext:value-type="float">
            <text:p>10420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cubela</text:p>
          </table:table-cell>
          <table:table-cell table:style-name="ce24" office:value-type="string" calcext:value-type="string">
            <text:p>PS Missal</text:p>
          </table:table-cell>
          <table:table-cell table:style-name="ce25" table:number-columns-repeated="2"/>
          <table:table-cell table:style-name="ce24" office:value-type="float" office:value="-17.2306287289" calcext:value-type="float">
            <text:p>-17.2306287289</text:p>
          </table:table-cell>
          <table:table-cell table:style-name="ce24" office:value-type="float" office:value="37.7765375376" calcext:value-type="float">
            <text:p>37.7765375376</text:p>
          </table:table-cell>
          <table:table-cell table:number-columns-repeated="1015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2" office:value-type="float" office:value="1042105" calcext:value-type="float">
            <text:p>104210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lumbo</text:p>
          </table:table-cell>
          <table:table-cell table:style-name="ce24" office:value-type="string" calcext:value-type="string">
            <text:p>CS Corromana</text:p>
          </table:table-cell>
          <table:table-cell table:style-name="ce25" table:number-columns-repeated="2"/>
          <table:table-cell table:style-name="ce24" office:value-type="float" office:value="-15.775911212" calcext:value-type="float">
            <text:p>-15.775911212</text:p>
          </table:table-cell>
          <table:table-cell table:style-name="ce24" office:value-type="float" office:value="36.0164505243" calcext:value-type="float">
            <text:p>36.0164505243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2" office:value-type="float" office:value="1042107" calcext:value-type="float">
            <text:p>10421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lumbo</text:p>
          </table:table-cell>
          <table:table-cell table:style-name="ce24" office:value-type="string" calcext:value-type="string">
            <text:p>CS Malua</text:p>
          </table:table-cell>
          <table:table-cell table:style-name="ce25" table:number-columns-repeated="2"/>
          <table:table-cell table:style-name="ce24" office:value-type="float" office:value="-15.5348557234" calcext:value-type="float">
            <text:p>-15.5348557234</text:p>
          </table:table-cell>
          <table:table-cell table:style-name="ce24" office:value-type="float" office:value="36.4807999134" calcext:value-type="float">
            <text:p>36.4807999134</text:p>
          </table:table-cell>
          <table:table-cell table:number-columns-repeated="1015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2" office:value-type="float" office:value="1042104" calcext:value-type="float">
            <text:p>104210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lumbo</text:p>
          </table:table-cell>
          <table:table-cell table:style-name="ce24" office:value-type="string" calcext:value-type="string">
            <text:p>CS Molumbo</text:p>
          </table:table-cell>
          <table:table-cell table:style-name="ce25" table:number-columns-repeated="2"/>
          <table:table-cell table:style-name="ce24" office:value-type="float" office:value="-15.4871553183" calcext:value-type="float">
            <text:p>-15.4871553183</text:p>
          </table:table-cell>
          <table:table-cell table:style-name="ce24" office:value-type="float" office:value="36.2709385157" calcext:value-type="float">
            <text:p>36.2709385157</text:p>
          </table:table-cell>
          <table:table-cell table:number-columns-repeated="1015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2" office:value-type="float" office:value="1042106" calcext:value-type="float">
            <text:p>10421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lumbo</text:p>
          </table:table-cell>
          <table:table-cell table:style-name="ce24" office:value-type="string" calcext:value-type="string">
            <text:p>CS Nantuto</text:p>
          </table:table-cell>
          <table:table-cell table:style-name="ce25" table:number-columns-repeated="2"/>
          <table:table-cell table:style-name="ce24" office:value-type="float" office:value="-15.7085072994" calcext:value-type="float">
            <text:p>-15.7085072994</text:p>
          </table:table-cell>
          <table:table-cell table:style-name="ce24" office:value-type="float" office:value="36.5140432119" calcext:value-type="float">
            <text:p>36.5140432119</text:p>
          </table:table-cell>
          <table:table-cell table:number-columns-repeated="1015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2" office:value-type="float" office:value="1042108" calcext:value-type="float">
            <text:p>10421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lumbo</text:p>
          </table:table-cell>
          <table:table-cell table:style-name="ce24" office:value-type="string" calcext:value-type="string">
            <text:p>CS Namucumua</text:p>
          </table:table-cell>
          <table:table-cell table:style-name="ce25" table:number-columns-repeated="2"/>
          <table:table-cell table:style-name="ce24" office:value-type="float" office:value="-15.809057951" calcext:value-type="float">
            <text:p>-15.809057951</text:p>
          </table:table-cell>
          <table:table-cell table:style-name="ce24" office:value-type="float" office:value="36.2524098158" calcext:value-type="float">
            <text:p>36.2524098158</text:p>
          </table:table-cell>
          <table:table-cell table:number-columns-repeated="1015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2" office:value-type="float" office:value="1042109" calcext:value-type="float">
            <text:p>10421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lumbo</text:p>
          </table:table-cell>
          <table:table-cell table:style-name="ce24" office:value-type="string" calcext:value-type="string">
            <text:p>PS Cazimbe</text:p>
          </table:table-cell>
          <table:table-cell table:style-name="ce25" table:number-columns-repeated="2"/>
          <table:table-cell table:style-name="ce24" office:value-type="float" office:value="-15.4723280668" calcext:value-type="float">
            <text:p>-15.4723280668</text:p>
          </table:table-cell>
          <table:table-cell table:style-name="ce24" office:value-type="float" office:value="35.8731079102" calcext:value-type="float">
            <text:p>35.8731079102</text:p>
          </table:table-cell>
          <table:table-cell table:number-columns-repeated="1015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2" office:value-type="float" office:value="1041236" calcext:value-type="float">
            <text:p>104123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CS 8 de Março</text:p>
          </table:table-cell>
          <table:table-cell table:style-name="ce25" table:number-columns-repeated="2"/>
          <table:table-cell table:style-name="ce24" office:value-type="float" office:value="-17.92088449" calcext:value-type="float">
            <text:p>-17.92088449</text:p>
          </table:table-cell>
          <table:table-cell table:style-name="ce24" office:value-type="float" office:value="35.6927615404" calcext:value-type="float">
            <text:p>35.6927615404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2" office:value-type="float" office:value="1041237" calcext:value-type="float">
            <text:p>104123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CS Catale</text:p>
          </table:table-cell>
          <table:table-cell table:style-name="ce25" table:number-columns-repeated="2"/>
          <table:table-cell table:style-name="ce24" office:value-type="float" office:value="-17.7388590574" calcext:value-type="float">
            <text:p>-17.7388590574</text:p>
          </table:table-cell>
          <table:table-cell table:style-name="ce24" office:value-type="float" office:value="36.5363109112" calcext:value-type="float">
            <text:p>36.5363109112</text:p>
          </table:table-cell>
          <table:table-cell table:number-columns-repeated="1015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2" office:value-type="float" office:value="1041206" calcext:value-type="float">
            <text:p>10412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CS Chimuara</text:p>
          </table:table-cell>
          <table:table-cell table:style-name="ce25" table:number-columns-repeated="2"/>
          <table:table-cell table:style-name="ce24" office:value-type="float" office:value="-17.7775901556" calcext:value-type="float">
            <text:p>-17.7775901556</text:p>
          </table:table-cell>
          <table:table-cell table:style-name="ce24" office:value-type="float" office:value="35.4105716944" calcext:value-type="float">
            <text:p>35.4105716944</text:p>
          </table:table-cell>
          <table:table-cell table:number-columns-repeated="1015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2" office:value-type="float" office:value="1041207" calcext:value-type="float">
            <text:p>10412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CS Gulamo</text:p>
          </table:table-cell>
          <table:table-cell table:style-name="ce25" table:number-columns-repeated="2"/>
          <table:table-cell table:style-name="ce24" office:value-type="float" office:value="-17.6905578375" calcext:value-type="float">
            <text:p>-17.6905578375</text:p>
          </table:table-cell>
          <table:table-cell table:style-name="ce24" office:value-type="float" office:value="35.6659984589" calcext:value-type="float">
            <text:p>35.6659984589</text:p>
          </table:table-cell>
          <table:table-cell table:number-columns-repeated="1015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2" office:value-type="float" office:value="1041208" calcext:value-type="float">
            <text:p>10412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CS Lua-Lua</text:p>
          </table:table-cell>
          <table:table-cell table:style-name="ce25" table:number-columns-repeated="2"/>
          <table:table-cell table:style-name="ce24" office:value-type="float" office:value="-17.5278282166" calcext:value-type="float">
            <text:p>-17.5278282166</text:p>
          </table:table-cell>
          <table:table-cell table:style-name="ce24" office:value-type="float" office:value="36.2962800264" calcext:value-type="float">
            <text:p>36.2962800264</text:p>
          </table:table-cell>
          <table:table-cell table:number-columns-repeated="1015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2" office:value-type="float" office:value="1041209" calcext:value-type="float">
            <text:p>10412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CS Mopeia</text:p>
          </table:table-cell>
          <table:table-cell table:style-name="ce25" table:number-columns-repeated="2"/>
          <table:table-cell table:style-name="ce24" office:value-type="float" office:value="-17.979426384" calcext:value-type="float">
            <text:p>-17.979426384</text:p>
          </table:table-cell>
          <table:table-cell table:style-name="ce24" office:value-type="float" office:value="35.7127171755" calcext:value-type="float">
            <text:p>35.7127171755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2" office:value-type="float" office:value="1041202" calcext:value-type="float">
            <text:p>104120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CS Mungane</text:p>
          </table:table-cell>
          <table:table-cell table:style-name="ce25" table:number-columns-repeated="2"/>
          <table:table-cell table:style-name="ce24" office:value-type="float" office:value="-15.7085072994" calcext:value-type="float">
            <text:p>-15.7085072994</text:p>
          </table:table-cell>
          <table:table-cell table:style-name="ce24" office:value-type="float" office:value="36.5140432119" calcext:value-type="float">
            <text:p>36.5140432119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3" office:value-type="float" office:value="1041203" calcext:value-type="float">
            <text:p>104120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CS Sangalaza</text:p>
          </table:table-cell>
          <table:table-cell table:style-name="ce25" table:number-columns-repeated="2"/>
          <table:table-cell table:style-name="ce24" office:value-type="float" office:value="-18.291965" calcext:value-type="float">
            <text:p>-18.291965</text:p>
          </table:table-cell>
          <table:table-cell table:style-name="ce24" office:value-type="float" office:value="35.947201" calcext:value-type="float">
            <text:p>35.947201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2" office:value-type="float" office:value="1041213" calcext:value-type="float">
            <text:p>10412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CS Noere</text:p>
          </table:table-cell>
          <table:table-cell table:style-name="ce25" table:number-columns-repeated="2"/>
          <table:table-cell table:style-name="ce24" office:value-type="float" office:value="-17.6952248812" calcext:value-type="float">
            <text:p>-17.6952248812</text:p>
          </table:table-cell>
          <table:table-cell table:style-name="ce24" office:value-type="float" office:value="35.3561121225" calcext:value-type="float">
            <text:p>35.3561121225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2" office:value-type="float" office:value="1041214" calcext:value-type="float">
            <text:p>104121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CS Nzanza</text:p>
          </table:table-cell>
          <table:table-cell table:style-name="ce25" table:number-columns-repeated="2"/>
          <table:table-cell table:style-name="ce24" office:value-type="float" office:value="-17.8830492496" calcext:value-type="float">
            <text:p>-17.8830492496</text:p>
          </table:table-cell>
          <table:table-cell table:style-name="ce24" office:value-type="float" office:value="35.5175167322" calcext:value-type="float">
            <text:p>35.5175167322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2" office:value-type="float" office:value="1041210" calcext:value-type="float">
            <text:p>10412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CS Posto Campo</text:p>
          </table:table-cell>
          <table:table-cell table:style-name="ce25" table:number-columns-repeated="2"/>
          <table:table-cell table:style-name="ce24" office:value-type="float" office:value="-17.7636158466" calcext:value-type="float">
            <text:p>-17.7636158466</text:p>
          </table:table-cell>
          <table:table-cell table:style-name="ce24" office:value-type="float" office:value="36.3234293461" calcext:value-type="float">
            <text:p>36.3234293461</text:p>
          </table:table-cell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2" office:value-type="float" office:value="1041211" calcext:value-type="float">
            <text:p>10412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peia</text:p>
          </table:table-cell>
          <table:table-cell table:style-name="ce24" office:value-type="string" calcext:value-type="string">
            <text:p>PS Nhacatundo</text:p>
          </table:table-cell>
          <table:table-cell table:style-name="ce25" table:number-columns-repeated="2"/>
          <table:table-cell table:style-name="ce24" office:value-type="float" office:value="-17.8074163198" calcext:value-type="float">
            <text:p>-17.8074163198</text:p>
          </table:table-cell>
          <table:table-cell table:style-name="ce24" office:value-type="float" office:value="35.4376083612" calcext:value-type="float">
            <text:p>35.4376083612</text:p>
          </table:table-cell>
          <table:table-cell table:number-columns-repeated="1015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2" office:value-type="float" office:value="1041363" calcext:value-type="float">
            <text:p>104136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Chilomo</text:p>
          </table:table-cell>
          <table:table-cell table:style-name="ce25" table:number-columns-repeated="2"/>
          <table:table-cell table:style-name="ce24" office:value-type="float" office:value="-16.5445894003" calcext:value-type="float">
            <text:p>-16.5445894003</text:p>
          </table:table-cell>
          <table:table-cell table:style-name="ce24" office:value-type="float" office:value="35.1782494783" calcext:value-type="float">
            <text:p>35.1782494783</text:p>
          </table:table-cell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2" office:value-type="float" office:value="1041315" calcext:value-type="float">
            <text:p>104131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Chire</text:p>
          </table:table-cell>
          <table:table-cell table:style-name="ce25" table:number-columns-repeated="2"/>
          <table:table-cell table:style-name="ce24" office:value-type="float" office:value="-16.6933447123" calcext:value-type="float">
            <text:p>-16.6933447123</text:p>
          </table:table-cell>
          <table:table-cell table:style-name="ce24" office:value-type="float" office:value="35.3494119644" calcext:value-type="float">
            <text:p>35.3494119644</text:p>
          </table:table-cell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2" office:value-type="float" office:value="1041308" calcext:value-type="float">
            <text:p>10413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Cumbapo</text:p>
          </table:table-cell>
          <table:table-cell table:style-name="ce25" table:number-columns-repeated="2"/>
          <table:table-cell table:style-name="ce24" office:value-type="float" office:value="-17.2616779804" calcext:value-type="float">
            <text:p>-17.2616779804</text:p>
          </table:table-cell>
          <table:table-cell table:style-name="ce24" office:value-type="float" office:value="35.6288713217" calcext:value-type="float">
            <text:p>35.6288713217</text:p>
          </table:table-cell>
          <table:table-cell table:number-columns-repeated="1015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2" office:value-type="float" office:value="1041317" calcext:value-type="float">
            <text:p>104131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Djasse</text:p>
          </table:table-cell>
          <table:table-cell table:style-name="ce25" table:number-columns-repeated="2"/>
          <table:table-cell table:style-name="ce24" office:value-type="float" office:value="-17.2409820557" calcext:value-type="float">
            <text:p>-17.2409820557</text:p>
          </table:table-cell>
          <table:table-cell table:style-name="ce24" office:value-type="float" office:value="35.8407175541" calcext:value-type="float">
            <text:p>35.8407175541</text:p>
          </table:table-cell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2" office:value-type="float" office:value="1041358" calcext:value-type="float">
            <text:p>104135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Fabrica</text:p>
          </table:table-cell>
          <table:table-cell table:style-name="ce25" table:number-columns-repeated="2"/>
          <table:table-cell table:style-name="ce28" office:value-type="float" office:value="-17.4039530754" calcext:value-type="float">
            <text:p>-17.4039530754</text:p>
          </table:table-cell>
          <table:table-cell table:style-name="ce28" office:value-type="float" office:value="35.6899559498" calcext:value-type="float">
            <text:p>35.6899559498</text:p>
          </table:table-cell>
          <table:table-cell table:number-columns-repeated="1015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2" office:value-type="float" office:value="1041316" calcext:value-type="float">
            <text:p>104131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Gaute</text:p>
          </table:table-cell>
          <table:table-cell table:style-name="ce25" table:number-columns-repeated="2"/>
          <table:table-cell table:style-name="ce24" office:value-type="float" office:value="-17.2469419241" calcext:value-type="float">
            <text:p>-17.2469419241</text:p>
          </table:table-cell>
          <table:table-cell table:style-name="ce24" office:value-type="float" office:value="35.3586119413" calcext:value-type="float">
            <text:p>35.3586119413</text:p>
          </table:table-cell>
          <table:table-cell table:number-columns-repeated="1015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2" office:value-type="float" office:value="1041311" calcext:value-type="float">
            <text:p>10413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Megaza</text:p>
          </table:table-cell>
          <table:table-cell table:style-name="ce25" table:number-columns-repeated="2"/>
          <table:table-cell table:style-name="ce28" office:value-type="float" office:value="-17.141705" calcext:value-type="float">
            <text:p>-17.141705</text:p>
          </table:table-cell>
          <table:table-cell table:style-name="ce28" office:value-type="float" office:value="35.32137187" calcext:value-type="float">
            <text:p>35.32137187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2" office:value-type="float" office:value="1041312" calcext:value-type="float">
            <text:p>104131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Mepinha</text:p>
          </table:table-cell>
          <table:table-cell table:style-name="ce25" table:number-columns-repeated="2"/>
          <table:table-cell table:style-name="ce24" office:value-type="float" office:value="-17.2047829628" calcext:value-type="float">
            <text:p>-17.2047829628</text:p>
          </table:table-cell>
          <table:table-cell table:style-name="ce24" office:value-type="float" office:value="35.7802122831" calcext:value-type="float">
            <text:p>35.7802122831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2" office:value-type="float" office:value="1041306" calcext:value-type="float">
            <text:p>10413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Morrumbala</text:p>
          </table:table-cell>
          <table:table-cell table:style-name="ce25" table:number-columns-repeated="2"/>
          <table:table-cell table:style-name="ce28" office:value-type="float" office:value="-17.3280519247" calcext:value-type="float">
            <text:p>-17.3280519247</text:p>
          </table:table-cell>
          <table:table-cell table:style-name="ce28" office:value-type="float" office:value="35.5760371685" calcext:value-type="float">
            <text:p>35.5760371685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2" office:value-type="float" office:value="1041336" calcext:value-type="float">
            <text:p>104133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HD Morrumbala</text:p>
          </table:table-cell>
          <table:table-cell table:style-name="ce25" table:number-columns-repeated="2"/>
          <table:table-cell table:style-name="ce28" office:value-type="float" office:value="-17.3274618387" calcext:value-type="float">
            <text:p>-17.3274618387</text:p>
          </table:table-cell>
          <table:table-cell table:style-name="ce28" office:value-type="float" office:value="35.5769920349" calcext:value-type="float">
            <text:p>35.5769920349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2" office:value-type="float" office:value="1041321" calcext:value-type="float">
            <text:p>104132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Balicholo</text:p>
          </table:table-cell>
          <table:table-cell table:style-name="ce25" table:number-columns-repeated="2"/>
          <table:table-cell table:style-name="ce24" office:value-type="float" office:value="-17.3278" calcext:value-type="float">
            <text:p>-17.3278</text:p>
          </table:table-cell>
          <table:table-cell table:style-name="ce24" office:value-type="float" office:value="35.577" calcext:value-type="float">
            <text:p>35.577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2" office:value-type="float" office:value="1041307" calcext:value-type="float">
            <text:p>10413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Boroma</text:p>
          </table:table-cell>
          <table:table-cell table:style-name="ce25" table:number-columns-repeated="2"/>
          <table:table-cell table:style-name="ce24" office:value-type="float" office:value="-17.4155080318" calcext:value-type="float">
            <text:p>-17.4155080318</text:p>
          </table:table-cell>
          <table:table-cell table:style-name="ce24" office:value-type="float" office:value="35.6109058857" calcext:value-type="float">
            <text:p>35.6109058857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2" office:value-type="float" office:value="1041320" calcext:value-type="float">
            <text:p>104132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Goro</text:p>
          </table:table-cell>
          <table:table-cell table:style-name="ce25" table:number-columns-repeated="2"/>
          <table:table-cell table:style-name="ce24" office:value-type="float" office:value="-17.263386" calcext:value-type="float">
            <text:p>-17.263386</text:p>
          </table:table-cell>
          <table:table-cell table:style-name="ce24" office:value-type="float" office:value="35.636113" calcext:value-type="float">
            <text:p>35.636113</text:p>
          </table:table-cell>
          <table:table-cell table:number-columns-repeated="1015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2" office:value-type="float" office:value="1041359" calcext:value-type="float">
            <text:p>104135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Mecaula</text:p>
          </table:table-cell>
          <table:table-cell table:style-name="ce25" table:number-columns-repeated="2"/>
          <table:table-cell table:style-name="ce24" office:value-type="float" office:value="-17.4925464392" calcext:value-type="float">
            <text:p>-17.4925464392</text:p>
          </table:table-cell>
          <table:table-cell table:style-name="ce24" office:value-type="float" office:value="35.3477007151" calcext:value-type="float">
            <text:p>35.3477007151</text:p>
          </table:table-cell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2" office:value-type="float" office:value="1041322" calcext:value-type="float">
            <text:p>104132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CS Mureremba</text:p>
          </table:table-cell>
          <table:table-cell table:style-name="ce25" table:number-columns-repeated="2"/>
          <table:table-cell table:style-name="ce24" office:value-type="float" office:value="-17.060949" calcext:value-type="float">
            <text:p>-17.060949</text:p>
          </table:table-cell>
          <table:table-cell table:style-name="ce24" office:value-type="float" office:value="35.533392" calcext:value-type="float">
            <text:p>35.533392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2"/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orrumbala</text:p>
          </table:table-cell>
          <table:table-cell table:style-name="ce24" office:value-type="string" calcext:value-type="string">
            <text:p>IFP Morrumbala</text:p>
          </table:table-cell>
          <table:table-cell table:style-name="ce25" table:number-columns-repeated="2"/>
          <table:table-cell table:style-name="ce24" office:value-type="float" office:value="-17.325824" calcext:value-type="float">
            <text:p>-17.325824</text:p>
          </table:table-cell>
          <table:table-cell table:style-name="ce24" office:value-type="float" office:value="35.580882" calcext:value-type="float">
            <text:p>35.580882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2" office:value-type="float" office:value="1042204" calcext:value-type="float">
            <text:p>104220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ulevala</text:p>
          </table:table-cell>
          <table:table-cell table:style-name="ce24" office:value-type="string" calcext:value-type="string">
            <text:p>CS Chiraco</text:p>
          </table:table-cell>
          <table:table-cell table:style-name="ce25" table:number-columns-repeated="2"/>
          <table:table-cell table:style-name="ce24" office:value-type="float" office:value="-16.3584762812" calcext:value-type="float">
            <text:p>-16.3584762812</text:p>
          </table:table-cell>
          <table:table-cell table:style-name="ce24" office:value-type="float" office:value="37.7671605349" calcext:value-type="float">
            <text:p>37.7671605349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2" office:value-type="float" office:value="1042206" calcext:value-type="float">
            <text:p>10422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ulevala</text:p>
          </table:table-cell>
          <table:table-cell table:style-name="ce24" office:value-type="string" calcext:value-type="string">
            <text:p>CS Jajo</text:p>
          </table:table-cell>
          <table:table-cell table:style-name="ce25" table:number-columns-repeated="2"/>
          <table:table-cell table:style-name="ce24" office:value-type="float" office:value="-16.2691426277" calcext:value-type="float">
            <text:p>-16.2691426277</text:p>
          </table:table-cell>
          <table:table-cell table:style-name="ce24" office:value-type="float" office:value="37.5161218643" calcext:value-type="float">
            <text:p>37.5161218643</text:p>
          </table:table-cell>
          <table:table-cell table:number-columns-repeated="1015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2" office:value-type="float" office:value="1042207" calcext:value-type="float">
            <text:p>10422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ulevala</text:p>
          </table:table-cell>
          <table:table-cell table:style-name="ce24" office:value-type="string" calcext:value-type="string">
            <text:p>CS Marropino</text:p>
          </table:table-cell>
          <table:table-cell table:style-name="ce25" table:number-columns-repeated="2"/>
          <table:table-cell table:style-name="ce24" office:value-type="float" office:value="-16.5121561289" calcext:value-type="float">
            <text:p>-16.5121561289</text:p>
          </table:table-cell>
          <table:table-cell table:style-name="ce24" office:value-type="float" office:value="37.886915803" calcext:value-type="float">
            <text:p>37.886915803</text:p>
          </table:table-cell>
          <table:table-cell table:number-columns-repeated="1015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2" office:value-type="float" office:value="1042208" calcext:value-type="float">
            <text:p>10422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ulevala</text:p>
          </table:table-cell>
          <table:table-cell table:style-name="ce24" office:value-type="string" calcext:value-type="string">
            <text:p>CS Morrua</text:p>
          </table:table-cell>
          <table:table-cell table:style-name="ce25" table:number-columns-repeated="2"/>
          <table:table-cell table:style-name="ce24" office:value-type="float" office:value="-16.298738122" calcext:value-type="float">
            <text:p>-16.298738122</text:p>
          </table:table-cell>
          <table:table-cell table:style-name="ce24" office:value-type="float" office:value="37.8480881453" calcext:value-type="float">
            <text:p>37.8480881453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2" office:value-type="float" office:value="1042203" calcext:value-type="float">
            <text:p>104220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ulevala</text:p>
          </table:table-cell>
          <table:table-cell table:style-name="ce24" office:value-type="string" calcext:value-type="string">
            <text:p>CS Mulevala</text:p>
          </table:table-cell>
          <table:table-cell table:style-name="ce25" table:number-columns-repeated="2"/>
          <table:table-cell table:style-name="ce24" office:value-type="float" office:value="-16.4338302612" calcext:value-type="float">
            <text:p>-16.4338302612</text:p>
          </table:table-cell>
          <table:table-cell table:style-name="ce24" office:value-type="float" office:value="37.5887238979" calcext:value-type="float">
            <text:p>37.5887238979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2" office:value-type="float" office:value="1042205" calcext:value-type="float">
            <text:p>104220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Mulevala</text:p>
          </table:table-cell>
          <table:table-cell table:style-name="ce24" office:value-type="string" calcext:value-type="string">
            <text:p>PS Tebo</text:p>
          </table:table-cell>
          <table:table-cell table:style-name="ce25" table:number-columns-repeated="2"/>
          <table:table-cell table:style-name="ce24" office:value-type="float" office:value="-16.2810838223" calcext:value-type="float">
            <text:p>-16.2810838223</text:p>
          </table:table-cell>
          <table:table-cell table:style-name="ce24" office:value-type="float" office:value="37.3215329647" calcext:value-type="float">
            <text:p>37.3215329647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2" office:value-type="float" office:value="1041419" calcext:value-type="float">
            <text:p>104141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curra</text:p>
          </table:table-cell>
          <table:table-cell table:style-name="ce24" office:value-type="string" calcext:value-type="string">
            <text:p>CS Lugela</text:p>
          </table:table-cell>
          <table:table-cell table:style-name="ce25" table:number-columns-repeated="2"/>
          <table:table-cell table:style-name="ce24" office:value-type="float" office:value="-17.28563" calcext:value-type="float">
            <text:p>-17.28563</text:p>
          </table:table-cell>
          <table:table-cell table:style-name="ce24" office:value-type="float" office:value="37.149285" calcext:value-type="float">
            <text:p>37.149285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2" office:value-type="float" office:value="1041409" calcext:value-type="float">
            <text:p>10414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curra</text:p>
          </table:table-cell>
          <table:table-cell table:style-name="ce24" office:value-type="string" calcext:value-type="string">
            <text:p>CS Malei</text:p>
          </table:table-cell>
          <table:table-cell table:style-name="ce25" table:number-columns-repeated="2"/>
          <table:table-cell table:style-name="ce24" office:value-type="float" office:value="-17.2262942791" calcext:value-type="float">
            <text:p>-17.2262942791</text:p>
          </table:table-cell>
          <table:table-cell table:style-name="ce24" office:value-type="float" office:value="37.0229709148" calcext:value-type="float">
            <text:p>37.0229709148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2" office:value-type="float" office:value="1041417" calcext:value-type="float">
            <text:p>104141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curra</text:p>
          </table:table-cell>
          <table:table-cell table:style-name="ce24" office:value-type="string" calcext:value-type="string">
            <text:p>CS Muceliua</text:p>
          </table:table-cell>
          <table:table-cell table:style-name="ce25" table:number-columns-repeated="2"/>
          <table:table-cell table:style-name="ce24" office:value-type="float" office:value="-17.7106314898" calcext:value-type="float">
            <text:p>-17.7106314898</text:p>
          </table:table-cell>
          <table:table-cell table:style-name="ce24" office:value-type="float" office:value="37.2500520945" calcext:value-type="float">
            <text:p>37.2500520945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2" office:value-type="float" office:value="1041415" calcext:value-type="float">
            <text:p>104141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curra</text:p>
          </table:table-cell>
          <table:table-cell table:style-name="ce24" office:value-type="string" calcext:value-type="string">
            <text:p>CS Muebele</text:p>
          </table:table-cell>
          <table:table-cell table:style-name="ce25" table:number-columns-repeated="2"/>
          <table:table-cell table:style-name="ce24" office:value-type="float" office:value="-17.4093979597" calcext:value-type="float">
            <text:p>-17.4093979597</text:p>
          </table:table-cell>
          <table:table-cell table:style-name="ce24" office:value-type="float" office:value="37.1193641424" calcext:value-type="float">
            <text:p>37.1193641424</text:p>
          </table:table-cell>
          <table:table-cell table:number-columns-repeated="1015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2" office:value-type="float" office:value="1041418" calcext:value-type="float">
            <text:p>104141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curra</text:p>
          </table:table-cell>
          <table:table-cell table:style-name="ce24" office:value-type="string" calcext:value-type="string">
            <text:p>CS Mugubia</text:p>
          </table:table-cell>
          <table:table-cell table:style-name="ce25" table:number-columns-repeated="2"/>
          <table:table-cell table:style-name="ce28" office:value-type="float" office:value="-17.5752443075" calcext:value-type="float">
            <text:p>-17.5752443075</text:p>
          </table:table-cell>
          <table:table-cell table:style-name="ce28" office:value-type="float" office:value="37.1589803696" calcext:value-type="float">
            <text:p>37.1589803696</text:p>
          </table:table-cell>
          <table:table-cell table:number-columns-repeated="1015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2" office:value-type="float" office:value="1041406" calcext:value-type="float">
            <text:p>10414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curra</text:p>
          </table:table-cell>
          <table:table-cell table:style-name="ce24" office:value-type="string" calcext:value-type="string">
            <text:p>CS Namacurra</text:p>
          </table:table-cell>
          <table:table-cell table:style-name="ce25" table:number-columns-repeated="2"/>
          <table:table-cell table:style-name="ce28" office:value-type="float" office:value="-17.4939090014" calcext:value-type="float">
            <text:p>-17.4939090014</text:p>
          </table:table-cell>
          <table:table-cell table:style-name="ce28" office:value-type="float" office:value="37.0326751471" calcext:value-type="float">
            <text:p>37.0326751471</text:p>
          </table:table-cell>
          <table:table-cell table:number-columns-repeated="1015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2" office:value-type="float" office:value="1041407" calcext:value-type="float">
            <text:p>10414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curra</text:p>
          </table:table-cell>
          <table:table-cell table:style-name="ce24" office:value-type="string" calcext:value-type="string">
            <text:p>PS Furquia</text:p>
          </table:table-cell>
          <table:table-cell table:style-name="ce25" table:number-columns-repeated="2"/>
          <table:table-cell table:style-name="ce28" office:value-type="float" office:value="-17.4824881554" calcext:value-type="float">
            <text:p>-17.4824881554</text:p>
          </table:table-cell>
          <table:table-cell table:style-name="ce28" office:value-type="float" office:value="37.1997445822" calcext:value-type="float">
            <text:p>37.1997445822</text:p>
          </table:table-cell>
          <table:table-cell table:number-columns-repeated="1015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2" office:value-type="float" office:value="1041416" calcext:value-type="float">
            <text:p>104141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curra</text:p>
          </table:table-cell>
          <table:table-cell table:style-name="ce24" office:value-type="string" calcext:value-type="string">
            <text:p>PS Mutange</text:p>
          </table:table-cell>
          <table:table-cell table:style-name="ce25" table:number-columns-repeated="2"/>
          <table:table-cell table:style-name="ce24" office:value-type="float" office:value="-17.5595426559" calcext:value-type="float">
            <text:p>-17.5595426559</text:p>
          </table:table-cell>
          <table:table-cell table:style-name="ce24" office:value-type="float" office:value="36.9377303123" calcext:value-type="float">
            <text:p>36.9377303123</text:p>
          </table:table-cell>
          <table:table-cell table:number-columns-repeated="1015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2" office:value-type="float" office:value="1041411" calcext:value-type="float">
            <text:p>10414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curra</text:p>
          </table:table-cell>
          <table:table-cell table:style-name="ce24" office:value-type="string" calcext:value-type="string">
            <text:p>PS Naciaia</text:p>
          </table:table-cell>
          <table:table-cell table:style-name="ce25" table:number-columns-repeated="2"/>
          <table:table-cell table:style-name="ce24" office:value-type="float" office:value="-17.3206919432" calcext:value-type="float">
            <text:p>-17.3206919432</text:p>
          </table:table-cell>
          <table:table-cell table:style-name="ce24" office:value-type="float" office:value="37.0502543449" calcext:value-type="float">
            <text:p>37.0502543449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2" office:value-type="float" office:value="1041510" calcext:value-type="float">
            <text:p>104151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rroi</text:p>
          </table:table-cell>
          <table:table-cell table:style-name="ce24" office:value-type="string" calcext:value-type="string">
            <text:p>CS Lipale</text:p>
          </table:table-cell>
          <table:table-cell table:style-name="ce25" table:number-columns-repeated="2"/>
          <table:table-cell table:style-name="ce24" office:value-type="float" office:value="-16.0884046555" calcext:value-type="float">
            <text:p>-16.0884046555</text:p>
          </table:table-cell>
          <table:table-cell table:style-name="ce24" office:value-type="float" office:value="36.9593596458" calcext:value-type="float">
            <text:p>36.9593596458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2" office:value-type="float" office:value="1041509" calcext:value-type="float">
            <text:p>10415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rroi</text:p>
          </table:table-cell>
          <table:table-cell table:style-name="ce24" office:value-type="string" calcext:value-type="string">
            <text:p>CS Marea</text:p>
          </table:table-cell>
          <table:table-cell table:style-name="ce25" table:number-columns-repeated="2"/>
          <table:table-cell table:style-name="ce24" office:value-type="float" office:value="-15.9745931625" calcext:value-type="float">
            <text:p>-15.9745931625</text:p>
          </table:table-cell>
          <table:table-cell table:style-name="ce24" office:value-type="float" office:value="37.0442837477" calcext:value-type="float">
            <text:p>37.0442837477</text:p>
          </table:table-cell>
          <table:table-cell table:number-columns-repeated="1015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2" office:value-type="float" office:value="1041512" calcext:value-type="float">
            <text:p>104151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rroi</text:p>
          </table:table-cell>
          <table:table-cell table:style-name="ce24" office:value-type="string" calcext:value-type="string">
            <text:p>CS Mudine</text:p>
          </table:table-cell>
          <table:table-cell table:style-name="ce25" table:number-columns-repeated="2"/>
          <table:table-cell table:style-name="ce24" office:value-type="float" office:value="-16.1528044939" calcext:value-type="float">
            <text:p>-16.1528044939</text:p>
          </table:table-cell>
          <table:table-cell table:style-name="ce24" office:value-type="float" office:value="37.0789647102" calcext:value-type="float">
            <text:p>37.0789647102</text:p>
          </table:table-cell>
          <table:table-cell table:number-columns-repeated="1015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2" office:value-type="float" office:value="1041511" calcext:value-type="float">
            <text:p>10415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rroi</text:p>
          </table:table-cell>
          <table:table-cell table:style-name="ce24" office:value-type="string" calcext:value-type="string">
            <text:p>CS Mutatala</text:p>
          </table:table-cell>
          <table:table-cell table:style-name="ce25" table:number-columns-repeated="2"/>
          <table:table-cell table:style-name="ce24" office:value-type="float" office:value="-15.8727711439" calcext:value-type="float">
            <text:p>-15.8727711439</text:p>
          </table:table-cell>
          <table:table-cell table:style-name="ce24" office:value-type="float" office:value="37.0216083527" calcext:value-type="float">
            <text:p>37.0216083527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2" office:value-type="float" office:value="1041507" calcext:value-type="float">
            <text:p>10415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rroi</text:p>
          </table:table-cell>
          <table:table-cell table:style-name="ce24" office:value-type="string" calcext:value-type="string">
            <text:p>CS Namarroi</text:p>
          </table:table-cell>
          <table:table-cell table:style-name="ce25" table:number-columns-repeated="2"/>
          <table:table-cell table:style-name="ce24" office:value-type="float" office:value="-15.9538972378" calcext:value-type="float">
            <text:p>-15.9538972378</text:p>
          </table:table-cell>
          <table:table-cell table:style-name="ce24" office:value-type="float" office:value="36.8658256531" calcext:value-type="float">
            <text:p>36.8658256531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2" office:value-type="float" office:value="1041506" calcext:value-type="float">
            <text:p>10415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rroi</text:p>
          </table:table-cell>
          <table:table-cell table:style-name="ce24" office:value-type="string" calcext:value-type="string">
            <text:p>CS Regone</text:p>
          </table:table-cell>
          <table:table-cell table:style-name="ce25" table:number-columns-repeated="2"/>
          <table:table-cell table:style-name="ce24" office:value-type="float" office:value="-15.749335885" calcext:value-type="float">
            <text:p>-15.749335885</text:p>
          </table:table-cell>
          <table:table-cell table:style-name="ce24" office:value-type="float" office:value="36.7892217636" calcext:value-type="float">
            <text:p>36.7892217636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2" office:value-type="float" office:value="1041508" calcext:value-type="float">
            <text:p>10415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rroi</text:p>
          </table:table-cell>
          <table:table-cell table:style-name="ce24" office:value-type="string" calcext:value-type="string">
            <text:p>CS Mutepua</text:p>
          </table:table-cell>
          <table:table-cell table:style-name="ce25" table:number-columns-repeated="2"/>
          <table:table-cell table:style-name="ce24" office:value-type="float" office:value="-16.0764688253" calcext:value-type="float">
            <text:p>-16.0764688253</text:p>
          </table:table-cell>
          <table:table-cell table:style-name="ce24" office:value-type="float" office:value="37.0162010193" calcext:value-type="float">
            <text:p>37.0162010193</text:p>
          </table:table-cell>
          <table:table-cell table:number-columns-repeated="1015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2" office:value-type="float" office:value="1041513" calcext:value-type="float">
            <text:p>10415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amarroi</text:p>
          </table:table-cell>
          <table:table-cell table:style-name="ce24" office:value-type="string" calcext:value-type="string">
            <text:p>CS Rumala</text:p>
          </table:table-cell>
          <table:table-cell table:style-name="ce25" table:number-columns-repeated="2"/>
          <table:table-cell table:style-name="ce24" office:value-type="float" office:value="-15.6310397387" calcext:value-type="float">
            <text:p>-15.6310397387</text:p>
          </table:table-cell>
          <table:table-cell table:style-name="ce24" office:value-type="float" office:value="36.7306476831" calcext:value-type="float">
            <text:p>36.7306476831</text:p>
          </table:table-cell>
          <table:table-cell table:number-columns-repeated="1015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2" office:value-type="float" office:value="1041618" calcext:value-type="float">
            <text:p>104161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icoadala</text:p>
          </table:table-cell>
          <table:table-cell table:style-name="ce24" office:value-type="string" calcext:value-type="string">
            <text:p>CS Amoro</text:p>
          </table:table-cell>
          <table:table-cell table:style-name="ce25" table:number-columns-repeated="2"/>
          <table:table-cell table:style-name="ce24" office:value-type="float" office:value="-17.5747936964" calcext:value-type="float">
            <text:p>-17.5747936964</text:p>
          </table:table-cell>
          <table:table-cell table:style-name="ce24" office:value-type="float" office:value="36.6143631935" calcext:value-type="float">
            <text:p>36.6143631935</text:p>
          </table:table-cell>
          <table:table-cell table:number-columns-repeated="1015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2" office:value-type="float" office:value="1041609" calcext:value-type="float">
            <text:p>10416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icoadala</text:p>
          </table:table-cell>
          <table:table-cell table:style-name="ce24" office:value-type="string" calcext:value-type="string">
            <text:p>CS Licuar</text:p>
          </table:table-cell>
          <table:table-cell table:style-name="ce25" table:number-columns-repeated="2"/>
          <table:table-cell table:style-name="ce24" office:value-type="float" office:value="-17.581230998" calcext:value-type="float">
            <text:p>-17.581230998</text:p>
          </table:table-cell>
          <table:table-cell table:style-name="ce24" office:value-type="float" office:value="36.6955536604" calcext:value-type="float">
            <text:p>36.6955536604</text:p>
          </table:table-cell>
          <table:table-cell table:number-columns-repeated="1015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2" office:value-type="float" office:value="1041613" calcext:value-type="float">
            <text:p>10416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icoadala</text:p>
          </table:table-cell>
          <table:table-cell table:style-name="ce24" office:value-type="string" calcext:value-type="string">
            <text:p>CS Namacata</text:p>
          </table:table-cell>
          <table:table-cell table:style-name="ce25" table:number-columns-repeated="2"/>
          <table:table-cell table:style-name="ce28" office:value-type="float" office:value="-17.7855885" calcext:value-type="float">
            <text:p>-17.7855885</text:p>
          </table:table-cell>
          <table:table-cell table:style-name="ce28" office:value-type="float" office:value="36.90669715" calcext:value-type="float">
            <text:p>36.90669715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2" office:value-type="float" office:value="1041614" calcext:value-type="float">
            <text:p>1041614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icoadala</text:p>
          </table:table-cell>
          <table:table-cell table:style-name="ce24" office:value-type="string" calcext:value-type="string">
            <text:p>CS Nicoadala</text:p>
          </table:table-cell>
          <table:table-cell table:style-name="ce25" table:number-columns-repeated="2"/>
          <table:table-cell table:style-name="ce28" office:value-type="float" office:value="-17.6031339169" calcext:value-type="float">
            <text:p>-17.6031339169</text:p>
          </table:table-cell>
          <table:table-cell table:style-name="ce28" office:value-type="float" office:value="36.8195736408" calcext:value-type="float">
            <text:p>36.8195736408</text:p>
          </table:table-cell>
          <table:table-cell table:number-columns-repeated="1015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2"/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icoadala</text:p>
          </table:table-cell>
          <table:table-cell table:style-name="ce24" office:value-type="string" calcext:value-type="string">
            <text:p>IFP Nicoadala</text:p>
          </table:table-cell>
          <table:table-cell table:style-name="ce25" table:number-columns-repeated="2"/>
          <table:table-cell table:style-name="ce24" office:value-type="float" office:value="-17.4155080318" calcext:value-type="float">
            <text:p>-17.4155080318</text:p>
          </table:table-cell>
          <table:table-cell table:style-name="ce24" office:value-type="float" office:value="35.6109058857" calcext:value-type="float">
            <text:p>35.6109058857</text:p>
          </table:table-cell>
          <table:table-cell table:number-columns-repeated="1015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2" office:value-type="float" office:value="1041620" calcext:value-type="float">
            <text:p>1041620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Nicoadala</text:p>
          </table:table-cell>
          <table:table-cell table:style-name="ce24" office:value-type="string" calcext:value-type="string">
            <text:p>PS Domela</text:p>
          </table:table-cell>
          <table:table-cell table:style-name="ce25" table:number-columns-repeated="2"/>
          <table:table-cell table:style-name="ce24" office:value-type="float" office:value="-17.74693251" calcext:value-type="float">
            <text:p>-17.74693251</text:p>
          </table:table-cell>
          <table:table-cell table:style-name="ce24" office:value-type="float" office:value="36.92783833" calcext:value-type="float">
            <text:p>36.92783833</text:p>
          </table:table-cell>
          <table:table-cell table:number-columns-repeated="1015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2" office:value-type="float" office:value="1041715" calcext:value-type="float">
            <text:p>1041715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7 de Abril</text:p>
          </table:table-cell>
          <table:table-cell table:style-name="ce25" table:number-columns-repeated="2"/>
          <table:table-cell table:style-name="ce24" office:value-type="float" office:value="-17.2666507959" calcext:value-type="float">
            <text:p>-17.2666507959</text:p>
          </table:table-cell>
          <table:table-cell table:style-name="ce24" office:value-type="float" office:value="38.1431901455" calcext:value-type="float">
            <text:p>38.1431901455</text:p>
          </table:table-cell>
          <table:table-cell table:number-columns-repeated="1015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2" office:value-type="float" office:value="1041737" calcext:value-type="float">
            <text:p>104173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Alto Maganha</text:p>
          </table:table-cell>
          <table:table-cell table:style-name="ce25" table:number-columns-repeated="2"/>
          <table:table-cell table:style-name="ce24" office:value-type="float" office:value="-17.0125597715" calcext:value-type="float">
            <text:p>-17.0125597715</text:p>
          </table:table-cell>
          <table:table-cell table:style-name="ce24" office:value-type="float" office:value="38.7193286419" calcext:value-type="float">
            <text:p>38.7193286419</text:p>
          </table:table-cell>
          <table:table-cell table:number-columns-repeated="1015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2" office:value-type="float" office:value="1041716" calcext:value-type="float">
            <text:p>104171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Impaca</text:p>
          </table:table-cell>
          <table:table-cell table:style-name="ce25" table:number-columns-repeated="2"/>
          <table:table-cell table:style-name="ce24" office:value-type="float" office:value="-16.9672465324" calcext:value-type="float">
            <text:p>-16.9672465324</text:p>
          </table:table-cell>
          <table:table-cell table:style-name="ce24" office:value-type="float" office:value="38.0494040251" calcext:value-type="float">
            <text:p>38.0494040251</text:p>
          </table:table-cell>
          <table:table-cell table:number-columns-repeated="1015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2" office:value-type="float" office:value="1041709" calcext:value-type="float">
            <text:p>1041709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Malema</text:p>
          </table:table-cell>
          <table:table-cell table:style-name="ce25" table:number-columns-repeated="2"/>
          <table:table-cell table:style-name="ce24" office:value-type="float" office:value="-16.8246012926" calcext:value-type="float">
            <text:p>-16.8246012926</text:p>
          </table:table-cell>
          <table:table-cell table:style-name="ce24" office:value-type="float" office:value="38.5036575794" calcext:value-type="float">
            <text:p>38.5036575794</text:p>
          </table:table-cell>
          <table:table-cell table:number-columns-repeated="1015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2" office:value-type="float" office:value="1041711" calcext:value-type="float">
            <text:p>1041711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Mulela</text:p>
          </table:table-cell>
          <table:table-cell table:style-name="ce25" table:number-columns-repeated="2"/>
          <table:table-cell table:style-name="ce24" office:value-type="float" office:value="-16.8944460154" calcext:value-type="float">
            <text:p>-16.8944460154</text:p>
          </table:table-cell>
          <table:table-cell table:style-name="ce24" office:value-type="float" office:value="38.2917094231" calcext:value-type="float">
            <text:p>38.2917094231</text:p>
          </table:table-cell>
          <table:table-cell table:number-columns-repeated="1015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2" office:value-type="float" office:value="1041712" calcext:value-type="float">
            <text:p>1041712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Muligode</text:p>
          </table:table-cell>
          <table:table-cell table:style-name="ce25" table:number-columns-repeated="2"/>
          <table:table-cell table:style-name="ce24" office:value-type="float" office:value="-16.9927382469" calcext:value-type="float">
            <text:p>-16.9927382469</text:p>
          </table:table-cell>
          <table:table-cell table:style-name="ce24" office:value-type="float" office:value="38.4815561771" calcext:value-type="float">
            <text:p>38.4815561771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2" office:value-type="float" office:value="1041713" calcext:value-type="float">
            <text:p>1041713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Naburi</text:p>
          </table:table-cell>
          <table:table-cell table:style-name="ce25" table:number-columns-repeated="2"/>
          <table:table-cell table:style-name="ce24" office:value-type="float" office:value="-16.7891907692" calcext:value-type="float">
            <text:p>-16.7891907692</text:p>
          </table:table-cell>
          <table:table-cell table:style-name="ce24" office:value-type="float" office:value="38.8821172714" calcext:value-type="float">
            <text:p>38.8821172714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2" office:value-type="float" office:value="1041706" calcext:value-type="float">
            <text:p>104170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Pebane</text:p>
          </table:table-cell>
          <table:table-cell table:style-name="ce25" table:number-columns-repeated="2"/>
          <table:table-cell table:style-name="ce24" office:value-type="float" office:value="-17.2741127014" calcext:value-type="float">
            <text:p>-17.2741127014</text:p>
          </table:table-cell>
          <table:table-cell table:style-name="ce24" office:value-type="float" office:value="38.1780481339" calcext:value-type="float">
            <text:p>38.1780481339</text:p>
          </table:table-cell>
          <table:table-cell table:number-columns-repeated="1015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2" office:value-type="float" office:value="1041757" calcext:value-type="float">
            <text:p>104175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Pele-Pele</text:p>
          </table:table-cell>
          <table:table-cell table:style-name="ce25" table:number-columns-repeated="2"/>
          <table:table-cell table:style-name="ce24" office:value-type="float" office:value="-17.1519327164" calcext:value-type="float">
            <text:p>-17.1519327164</text:p>
          </table:table-cell>
          <table:table-cell table:style-name="ce24" office:value-type="float" office:value="38.279145956" calcext:value-type="float">
            <text:p>38.279145956</text:p>
          </table:table-cell>
          <table:table-cell table:number-columns-repeated="1015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2" office:value-type="float" office:value="1041717" calcext:value-type="float">
            <text:p>104171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Tomea</text:p>
          </table:table-cell>
          <table:table-cell table:style-name="ce25" table:number-columns-repeated="2"/>
          <table:table-cell table:style-name="ce24" office:value-type="float" office:value="-16.8652957678" calcext:value-type="float">
            <text:p>-16.8652957678</text:p>
          </table:table-cell>
          <table:table-cell table:style-name="ce24" office:value-type="float" office:value="39.0387904644" calcext:value-type="float">
            <text:p>39.0387904644</text:p>
          </table:table-cell>
          <table:table-cell table:number-columns-repeated="1015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2" office:value-type="float" office:value="1041736" calcext:value-type="float">
            <text:p>1041736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Txalalane</text:p>
          </table:table-cell>
          <table:table-cell table:style-name="ce25" table:number-columns-repeated="2"/>
          <table:table-cell table:style-name="ce24" office:value-type="float" office:value="-16.4933699369" calcext:value-type="float">
            <text:p>-16.4933699369</text:p>
          </table:table-cell>
          <table:table-cell table:style-name="ce24" office:value-type="float" office:value="38.9512646198" calcext:value-type="float">
            <text:p>38.9512646198</text:p>
          </table:table-cell>
          <table:table-cell table:number-columns-repeated="1015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2" office:value-type="float" office:value="1041707" calcext:value-type="float">
            <text:p>1041707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PS Cutal</text:p>
          </table:table-cell>
          <table:table-cell table:style-name="ce25" table:number-columns-repeated="2"/>
          <table:table-cell table:style-name="ce24" office:value-type="float" office:value="-17.04672575" calcext:value-type="float">
            <text:p>-17.04672575</text:p>
          </table:table-cell>
          <table:table-cell table:style-name="ce24" office:value-type="float" office:value="38.5390144587" calcext:value-type="float">
            <text:p>38.5390144587</text:p>
          </table:table-cell>
          <table:table-cell table:number-columns-repeated="1015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2" office:value-type="float" office:value="1041708" calcext:value-type="float">
            <text:p>1041708</text:p>
          </table:table-cell>
          <table:table-cell table:style-name="ce24" office:value-type="string" calcext:value-type="string">
            <text:p>Zambezia</text:p>
          </table:table-cell>
          <table:table-cell table:style-name="ce24" office:value-type="string" calcext:value-type="string">
            <text:p>Pebane</text:p>
          </table:table-cell>
          <table:table-cell table:style-name="ce24" office:value-type="string" calcext:value-type="string">
            <text:p>CS Magiga</text:p>
          </table:table-cell>
          <table:table-cell table:style-name="ce25" table:number-columns-repeated="2"/>
          <table:table-cell table:style-name="ce24" office:value-type="float" office:value="-17.1171176434" calcext:value-type="float">
            <text:p>-17.1171176434</text:p>
          </table:table-cell>
          <table:table-cell table:style-name="ce24" office:value-type="float" office:value="38.1469237804" calcext:value-type="float">
            <text:p>38.146923780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 table:visibility="collapse" table:number-rows-repeated="1048333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csv_with_codes" table:style-name="ta3">
        <office:forms form:automatic-focus="false" form:apply-design-mode="false"/>
        <table:table-column table:style-name="co12" table:default-cell-style-name="ce30"/>
        <table:table-column table:style-name="co13" table:number-columns-repeated="2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number-columns-repeated="2" table:default-cell-style-name="ce30"/>
        <table:table-column table:style-name="co20" table:number-columns-repeated="1014" table:default-cell-style-name="ce30"/>
        <table:table-row table:style-name="ro3">
          <table:table-cell table:style-name="ce29" office:value-type="string" calcext:value-type="string">
            <text:p>row</text:p>
          </table:table-cell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province</text:p>
          </table:table-cell>
          <table:table-cell table:style-name="ce29" office:value-type="string" calcext:value-type="string">
            <text:p>district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short_name</text:p>
          </table:table-cell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latitude</text:p>
          </table:table-cell>
          <table:table-cell table:style-name="ce29" office:value-type="string" calcext:value-type="string">
            <text:p>longitude</text:p>
          </table:table-cell>
          <table:table-cell table:style-name="ce29" office:value-type="string" calcext:value-type="string">
            <text:p>id_mysql</text:p>
          </table:table-cell>
          <table:table-cell table:style-name="ce29" table:number-columns-repeated="101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40215" calcext:value-type="float">
            <text:p>1040215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Mugem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39806" calcext:value-type="float">
            <text:p>-15.39806</text:p>
          </table:table-cell>
          <table:table-cell office:value-type="float" office:value="37.55469" calcext:value-type="float">
            <text:p>37.5546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40206" calcext:value-type="float">
            <text:p>1040206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Alto Molocu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63036" calcext:value-type="float">
            <text:p>-15.63036</text:p>
          </table:table-cell>
          <table:table-cell office:value-type="float" office:value="37.6834" calcext:value-type="float">
            <text:p>37.683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40299" calcext:value-type="float">
            <text:p>1040299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Bonifacio Grovet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64411" calcext:value-type="float">
            <text:p>-15.64411</text:p>
          </table:table-cell>
          <table:table-cell office:value-type="float" office:value="37.67947" calcext:value-type="float">
            <text:p>37.6794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40207" calcext:value-type="float">
            <text:p>1040207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Caia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56499" calcext:value-type="float">
            <text:p>-15.56499</text:p>
          </table:table-cell>
          <table:table-cell office:value-type="float" office:value="37.79044" calcext:value-type="float">
            <text:p>37.7904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40208" calcext:value-type="float">
            <text:p>1040208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Chapa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86313" calcext:value-type="float">
            <text:p>-15.86313</text:p>
          </table:table-cell>
          <table:table-cell office:value-type="float" office:value="37.63764" calcext:value-type="float">
            <text:p>37.6376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40255" calcext:value-type="float">
            <text:p>1040255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Nacuac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72935" calcext:value-type="float">
            <text:p>-15.72935</text:p>
          </table:table-cell>
          <table:table-cell office:value-type="float" office:value="37.84361" calcext:value-type="float">
            <text:p>37.8436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40236" calcext:value-type="float">
            <text:p>1040236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Colol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5678" calcext:value-type="float">
            <text:p>-15.5678</text:p>
          </table:table-cell>
          <table:table-cell office:value-type="float" office:value="37.35907" calcext:value-type="float">
            <text:p>37.3590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40216" calcext:value-type="float">
            <text:p>1040216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Ecol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38616" calcext:value-type="float">
            <text:p>-15.38616</text:p>
          </table:table-cell>
          <table:table-cell office:value-type="float" office:value="37.76771" calcext:value-type="float">
            <text:p>37.7677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40200" calcext:value-type="float">
            <text:p>1040200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D Alto Mulocu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.63113" calcext:value-type="float">
            <text:p>-15.63113</text:p>
          </table:table-cell>
          <table:table-cell office:value-type="float" office:value="37.68285" calcext:value-type="float">
            <text:p>37.6828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FP Alto Molocu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60319" calcext:value-type="float">
            <text:p>-15.60319</text:p>
          </table:table-cell>
          <table:table-cell office:value-type="float" office:value="37.67705" calcext:value-type="float">
            <text:p>37.6770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040265" calcext:value-type="float">
            <text:p>1040265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Mal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69201" calcext:value-type="float">
            <text:p>-15.69201</text:p>
          </table:table-cell>
          <table:table-cell office:value-type="float" office:value="37.64708" calcext:value-type="float">
            <text:p>37.6470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040212" calcext:value-type="float">
            <text:p>1040212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Muta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91799" calcext:value-type="float">
            <text:p>-15.91799</text:p>
          </table:table-cell>
          <table:table-cell office:value-type="float" office:value="37.85249" calcext:value-type="float">
            <text:p>37.8524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040213" calcext:value-type="float">
            <text:p>1040213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Naue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4338" calcext:value-type="float">
            <text:p>-15.4338</text:p>
          </table:table-cell>
          <table:table-cell office:value-type="float" office:value="37.44332" calcext:value-type="float">
            <text:p>37.4433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040214" calcext:value-type="float">
            <text:p>1040214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Nivav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67024" calcext:value-type="float">
            <text:p>-15.67024</text:p>
          </table:table-cell>
          <table:table-cell office:value-type="float" office:value="37.57318" calcext:value-type="float">
            <text:p>37.5731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40237" calcext:value-type="float">
            <text:p>1040237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S Novanan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76369" calcext:value-type="float">
            <text:p>-15.76369</text:p>
          </table:table-cell>
          <table:table-cell office:value-type="float" office:value="37.75541" calcext:value-type="float">
            <text:p>37.7554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040256" calcext:value-type="float">
            <text:p>1040256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S Nima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5.56126" calcext:value-type="float">
            <text:p>-15.56126</text:p>
          </table:table-cell>
          <table:table-cell office:value-type="float" office:value="37.59034" calcext:value-type="float">
            <text:p>37.5903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040307" calcext:value-type="float">
            <text:p>1040307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S Chind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58444" calcext:value-type="float">
            <text:p>-18.58444</text:p>
          </table:table-cell>
          <table:table-cell office:value-type="float" office:value="36.46317" calcext:value-type="float">
            <text:p>36.4631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040309" calcext:value-type="float">
            <text:p>1040309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S Mada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26853" calcext:value-type="float">
            <text:p>-18.26853</text:p>
          </table:table-cell>
          <table:table-cell office:value-type="float" office:value="36.65026" calcext:value-type="float">
            <text:p>36.6502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40313" calcext:value-type="float">
            <text:p>1040313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S Jorg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65355" calcext:value-type="float">
            <text:p>-18.65355</text:p>
          </table:table-cell>
          <table:table-cell office:value-type="float" office:value="36.37372" calcext:value-type="float">
            <text:p>36.373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40310" calcext:value-type="float">
            <text:p>104031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S Matild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66579" calcext:value-type="float">
            <text:p>-18.66579</text:p>
          </table:table-cell>
          <table:table-cell office:value-type="float" office:value="36.24213" calcext:value-type="float">
            <text:p>36.242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040311" calcext:value-type="float">
            <text:p>1040311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S Micau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36768" calcext:value-type="float">
            <text:p>-18.36768</text:p>
          </table:table-cell>
          <table:table-cell office:value-type="float" office:value="36.56823" calcext:value-type="float">
            <text:p>36.5682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040316" calcext:value-type="float">
            <text:p>1040316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S Centro Educacion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8.61163" calcext:value-type="float">
            <text:p>-18.61163</text:p>
          </table:table-cell>
          <table:table-cell office:value-type="float" office:value="36.43132" calcext:value-type="float">
            <text:p>36.4313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040312" calcext:value-type="float">
            <text:p>1040312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S Mitang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8.29418" calcext:value-type="float">
            <text:p>-18.29418</text:p>
          </table:table-cell>
          <table:table-cell office:value-type="float" office:value="36.71372" calcext:value-type="float">
            <text:p>36.713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linica Boa Esperanc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7735" calcext:value-type="float">
            <text:p>-17.87735</text:p>
          </table:table-cell>
          <table:table-cell office:value-type="float" office:value="36.88629" calcext:value-type="float">
            <text:p>36.8862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040106" calcext:value-type="float">
            <text:p>1040106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17 De Setembr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6173" calcext:value-type="float">
            <text:p>-17.86173</text:p>
          </table:table-cell>
          <table:table-cell office:value-type="float" office:value="36.89529" calcext:value-type="float">
            <text:p>36.8952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040107" calcext:value-type="float">
            <text:p>1040107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24 de Julh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7551" calcext:value-type="float">
            <text:p>-17.87551</text:p>
          </table:table-cell>
          <table:table-cell office:value-type="float" office:value="36.88089" calcext:value-type="float">
            <text:p>36.8808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040109" calcext:value-type="float">
            <text:p>1040109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4 de Dezembr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8024" calcext:value-type="float">
            <text:p>-17.88024</text:p>
          </table:table-cell>
          <table:table-cell office:value-type="float" office:value="36.89162" calcext:value-type="float">
            <text:p>36.8916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040114" calcext:value-type="float">
            <text:p>1040114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Chabec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6572" calcext:value-type="float">
            <text:p>-17.86572</text:p>
          </table:table-cell>
          <table:table-cell office:value-type="float" office:value="36.88763" calcext:value-type="float">
            <text:p>36.8876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040108" calcext:value-type="float">
            <text:p>1040108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Coal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6106" calcext:value-type="float">
            <text:p>-17.86106</text:p>
          </table:table-cell>
          <table:table-cell office:value-type="float" office:value="36.90789" calcext:value-type="float">
            <text:p>36.9078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40117" calcext:value-type="float">
            <text:p>1040117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Incidu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7.88773" calcext:value-type="float">
            <text:p>-17.88773</text:p>
          </table:table-cell>
          <table:table-cell office:value-type="float" office:value="36.91575" calcext:value-type="float">
            <text:p>36.9157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1040125" calcext:value-type="float">
            <text:p>1040125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Inhangulu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7.9359" calcext:value-type="float">
            <text:p>-17.9359</text:p>
          </table:table-cell>
          <table:table-cell office:value-type="float" office:value="36.94303" calcext:value-type="float">
            <text:p>36.9430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040119" calcext:value-type="float">
            <text:p>1040119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Estação Malanh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79103" calcext:value-type="float">
            <text:p>-17.79103</text:p>
          </table:table-cell>
          <table:table-cell office:value-type="float" office:value="37.15407" calcext:value-type="float">
            <text:p>37.1540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040122" calcext:value-type="float">
            <text:p>1040122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Maquival Sed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77862" calcext:value-type="float">
            <text:p>-17.77862</text:p>
          </table:table-cell>
          <table:table-cell office:value-type="float" office:value="37.05837" calcext:value-type="float">
            <text:p>37.0583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040120" calcext:value-type="float">
            <text:p>1040120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Iong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7.70022" calcext:value-type="float">
            <text:p>-17.70022</text:p>
          </table:table-cell>
          <table:table-cell office:value-type="float" office:value="37.11317" calcext:value-type="float">
            <text:p>37.1131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040121" calcext:value-type="float">
            <text:p>1040121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Mada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93999" calcext:value-type="float">
            <text:p>-17.93999</text:p>
          </table:table-cell>
          <table:table-cell office:value-type="float" office:value="36.98226" calcext:value-type="float">
            <text:p>36.9822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04115" calcext:value-type="float">
            <text:p>104115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Santo Egidi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5996" calcext:value-type="float">
            <text:p>-17.85996</text:p>
          </table:table-cell>
          <table:table-cell office:value-type="float" office:value="36.89579" calcext:value-type="float">
            <text:p>36.8957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040101" calcext:value-type="float">
            <text:p>1040101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C Queliman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17.81763" calcext:value-type="float">
            <text:p>-17.81763</text:p>
          </table:table-cell>
          <table:table-cell office:value-type="float" office:value="36.95779" calcext:value-type="float">
            <text:p>36.9577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CS Quelim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201" calcext:value-type="float">
            <text:p>-17.8201</text:p>
          </table:table-cell>
          <table:table-cell office:value-type="float" office:value="36.9547" calcext:value-type="float">
            <text:p>36.954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040123" calcext:value-type="float">
            <text:p>1040123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Maquival Ri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73098" calcext:value-type="float">
            <text:p>-17.73098</text:p>
          </table:table-cell>
          <table:table-cell office:value-type="float" office:value="37.07561" calcext:value-type="float">
            <text:p>37.0756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040116" calcext:value-type="float">
            <text:p>1040116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Micaju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469" calcext:value-type="float">
            <text:p>-17.8469</text:p>
          </table:table-cell>
          <table:table-cell office:value-type="float" office:value="36.90066" calcext:value-type="float">
            <text:p>36.9006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040111" calcext:value-type="float">
            <text:p>1040111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Namuinh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1898" calcext:value-type="float">
            <text:p>-17.81898</text:p>
          </table:table-cell>
          <table:table-cell office:value-type="float" office:value="36.94673" calcext:value-type="float">
            <text:p>36.9467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040112" calcext:value-type="float">
            <text:p>1040112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Sangariver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6762" calcext:value-type="float">
            <text:p>-17.86762</text:p>
          </table:table-cell>
          <table:table-cell office:value-type="float" office:value="36.92372" calcext:value-type="float">
            <text:p>36.923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040124" calcext:value-type="float">
            <text:p>1040124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Vare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5618" calcext:value-type="float">
            <text:p>-17.85618</text:p>
          </table:table-cell>
          <table:table-cell office:value-type="float" office:value="37.02334" calcext:value-type="float">
            <text:p>37.0233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44" calcext:value-type="float">
            <text:p>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S VE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7235" calcext:value-type="float">
            <text:p>-17.87235</text:p>
          </table:table-cell>
          <table:table-cell office:value-type="float" office:value="36.89176" calcext:value-type="float">
            <text:p>36.8917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PM Zambez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822" calcext:value-type="float">
            <text:p>-17.8822</text:p>
          </table:table-cell>
          <table:table-cell office:value-type="float" office:value="36.8872" calcext:value-type="float">
            <text:p>36.88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1040100" calcext:value-type="float">
            <text:p>1040100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G Queliman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7.88223" calcext:value-type="float">
            <text:p>-17.88223</text:p>
          </table:table-cell>
          <table:table-cell office:value-type="float" office:value="36.88729" calcext:value-type="float">
            <text:p>36.8872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FP Quelim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6163" calcext:value-type="float">
            <text:p>-17.86163</text:p>
          </table:table-cell>
          <table:table-cell office:value-type="float" office:value="36.91507" calcext:value-type="float">
            <text:p>36.9150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SCIS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7028" calcext:value-type="float">
            <text:p>-17.87028</text:p>
          </table:table-cell>
          <table:table-cell office:value-type="float" office:value="36.88368" calcext:value-type="float">
            <text:p>36.8836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040110" calcext:value-type="float">
            <text:p>1040110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S Cadeia Civ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87853" calcext:value-type="float">
            <text:p>-17.87853</text:p>
          </table:table-cell>
          <table:table-cell office:value-type="float" office:value="36.88828" calcext:value-type="float">
            <text:p>36.8882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040118" calcext:value-type="float">
            <text:p>1040118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S Zalala M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83709" calcext:value-type="float">
            <text:p>-17.83709</text:p>
          </table:table-cell>
          <table:table-cell office:value-type="float" office:value="37.12118" calcext:value-type="float">
            <text:p>37.1211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041803" calcext:value-type="float">
            <text:p>1041803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Derr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96793" calcext:value-type="float">
            <text:p>-16.96793</text:p>
          </table:table-cell>
          <table:table-cell office:value-type="float" office:value="36.11842" calcext:value-type="float">
            <text:p>36.1184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041804" calcext:value-type="float">
            <text:p>1041804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Gueriss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31689" calcext:value-type="float">
            <text:p>-17.31689</text:p>
          </table:table-cell>
          <table:table-cell office:value-type="float" office:value="35.95535" calcext:value-type="float">
            <text:p>35.9553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1041805" calcext:value-type="float">
            <text:p>1041805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Machind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0699" calcext:value-type="float">
            <text:p>-17.20699</text:p>
          </table:table-cell>
          <table:table-cell office:value-type="float" office:value="36.27918" calcext:value-type="float">
            <text:p>36.2791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040406" calcext:value-type="float">
            <text:p>104040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Alto Ligonh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51184" calcext:value-type="float">
            <text:p>-15.51184</text:p>
          </table:table-cell>
          <table:table-cell office:value-type="float" office:value="38.25716" calcext:value-type="float">
            <text:p>38.257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1040439" calcext:value-type="float">
            <text:p>1040439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Kay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27334" calcext:value-type="float">
            <text:p>-16.27334</text:p>
          </table:table-cell>
          <table:table-cell office:value-type="float" office:value="37.92343" calcext:value-type="float">
            <text:p>37.9234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1040405" calcext:value-type="float">
            <text:p>1040405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Intxotx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5.72858" calcext:value-type="float">
            <text:p>-15.72858</text:p>
          </table:table-cell>
          <table:table-cell office:value-type="float" office:value="38.27444" calcext:value-type="float">
            <text:p>38.2744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040455" calcext:value-type="float">
            <text:p>1040455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Mama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97445" calcext:value-type="float">
            <text:p>-15.97445</text:p>
          </table:table-cell>
          <table:table-cell office:value-type="float" office:value="38.54996" calcext:value-type="float">
            <text:p>38.5499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1040404" calcext:value-type="float">
            <text:p>1040404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Muteque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75358" calcext:value-type="float">
            <text:p>-15.75358</text:p>
          </table:table-cell>
          <table:table-cell office:value-type="float" office:value="38.69688" calcext:value-type="float">
            <text:p>38.6968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040408" calcext:value-type="float">
            <text:p>1040408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Mone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96252" calcext:value-type="float">
            <text:p>-15.96252</text:p>
          </table:table-cell>
          <table:table-cell office:value-type="float" office:value="38.44155" calcext:value-type="float">
            <text:p>38.4415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040409" calcext:value-type="float">
            <text:p>1040409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Mui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72846" calcext:value-type="float">
            <text:p>-15.72846</text:p>
          </table:table-cell>
          <table:table-cell office:value-type="float" office:value="38.27459" calcext:value-type="float">
            <text:p>38.2745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040462" calcext:value-type="float">
            <text:p>1040462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Pury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98044" calcext:value-type="float">
            <text:p>-15.98044</text:p>
          </table:table-cell>
          <table:table-cell office:value-type="float" office:value="38.33206" calcext:value-type="float">
            <text:p>38.3320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1040410" calcext:value-type="float">
            <text:p>104041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Uap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13212" calcext:value-type="float">
            <text:p>-16.13212</text:p>
          </table:table-cell>
          <table:table-cell office:value-type="float" office:value="38.09747" calcext:value-type="float">
            <text:p>38.0974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1040407" calcext:value-type="float">
            <text:p>104040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D Gi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6.14646" calcext:value-type="float">
            <text:p>-16.14646</text:p>
          </table:table-cell>
          <table:table-cell office:value-type="float" office:value="38.37263" calcext:value-type="float">
            <text:p>38.3726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040437" calcext:value-type="float">
            <text:p>104043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S Namuac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5.58479" calcext:value-type="float">
            <text:p>-15.58479</text:p>
          </table:table-cell>
          <table:table-cell office:value-type="float" office:value="38.41847" calcext:value-type="float">
            <text:p>38.4184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1040506" calcext:value-type="float">
            <text:p>104050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Guru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46274" calcext:value-type="float">
            <text:p>-15.46274</text:p>
          </table:table-cell>
          <table:table-cell office:value-type="float" office:value="36.98267" calcext:value-type="float">
            <text:p>36.9826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1040516" calcext:value-type="float">
            <text:p>104051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Invinh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5.55674" calcext:value-type="float">
            <text:p>-15.55674</text:p>
          </table:table-cell>
          <table:table-cell office:value-type="float" office:value="37.05511" calcext:value-type="float">
            <text:p>37.055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1040507" calcext:value-type="float">
            <text:p>1040507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Liom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17202" calcext:value-type="float">
            <text:p>-15.17202</text:p>
          </table:table-cell>
          <table:table-cell office:value-type="float" office:value="36.80487" calcext:value-type="float">
            <text:p>36.8048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1040517" calcext:value-type="float">
            <text:p>1040517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Macuarr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77141" calcext:value-type="float">
            <text:p>-15.77141</text:p>
          </table:table-cell>
          <table:table-cell office:value-type="float" office:value="37.08445" calcext:value-type="float">
            <text:p>37.0844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040508" calcext:value-type="float">
            <text:p>1040508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Mepuagi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5399" calcext:value-type="float">
            <text:p>-15.5399</text:p>
          </table:table-cell>
          <table:table-cell office:value-type="float" office:value="37.19311" calcext:value-type="float">
            <text:p>37.193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1040514" calcext:value-type="float">
            <text:p>1040514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Muagi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54058" calcext:value-type="float">
            <text:p>-15.54058</text:p>
          </table:table-cell>
          <table:table-cell office:value-type="float" office:value="36.88437" calcext:value-type="float">
            <text:p>36.8843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1040509" calcext:value-type="float">
            <text:p>1040509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Ruac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19882" calcext:value-type="float">
            <text:p>-15.19882</text:p>
          </table:table-cell>
          <table:table-cell office:value-type="float" office:value="36.70239" calcext:value-type="float">
            <text:p>36.7023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1040510" calcext:value-type="float">
            <text:p>104051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Serr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31513" calcext:value-type="float">
            <text:p>-15.31513</text:p>
          </table:table-cell>
          <table:table-cell office:value-type="float" office:value="36.65879" calcext:value-type="float">
            <text:p>36.6587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1040511" calcext:value-type="float">
            <text:p>1040511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Tetet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38645" calcext:value-type="float">
            <text:p>-15.38645</text:p>
          </table:table-cell>
          <table:table-cell office:value-type="float" office:value="36.5263" calcext:value-type="float">
            <text:p>36.526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1040512" calcext:value-type="float">
            <text:p>104051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UP 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48834" calcext:value-type="float">
            <text:p>-15.48834</text:p>
          </table:table-cell>
          <table:table-cell office:value-type="float" office:value="37.14024" calcext:value-type="float">
            <text:p>37.1402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1040513" calcext:value-type="float">
            <text:p>1040513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S UP 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45649" calcext:value-type="float">
            <text:p>-15.45649</text:p>
          </table:table-cell>
          <table:table-cell office:value-type="float" office:value="36.9553" calcext:value-type="float">
            <text:p>36.955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1040500" calcext:value-type="float">
            <text:p>104050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D Guru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5.46248" calcext:value-type="float">
            <text:p>-15.46248</text:p>
          </table:table-cell>
          <table:table-cell office:value-type="float" office:value="36.98344" calcext:value-type="float">
            <text:p>36.9834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1040563" calcext:value-type="float">
            <text:p>1040563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S Nintu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5.09141" calcext:value-type="float">
            <text:p>-15.09141</text:p>
          </table:table-cell>
          <table:table-cell office:value-type="float" office:value="37.12327" calcext:value-type="float">
            <text:p>37.1232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040655" calcext:value-type="float">
            <text:p>1040655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Curru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84106" calcext:value-type="float">
            <text:p>-15.84106</text:p>
          </table:table-cell>
          <table:table-cell office:value-type="float" office:value="37.32258" calcext:value-type="float">
            <text:p>37.3225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1040601" calcext:value-type="float">
            <text:p>104060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I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6.03784" calcext:value-type="float">
            <text:p>-16.03784</text:p>
          </table:table-cell>
          <table:table-cell office:value-type="float" office:value="37.16802" calcext:value-type="float">
            <text:p>37.1680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040661" calcext:value-type="float">
            <text:p>1040661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Namand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21275" calcext:value-type="float">
            <text:p>-16.21275</text:p>
          </table:table-cell>
          <table:table-cell office:value-type="float" office:value="37.15668" calcext:value-type="float">
            <text:p>37.1566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1040637" calcext:value-type="float">
            <text:p>104063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Massir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09349" calcext:value-type="float">
            <text:p>-16.09349</text:p>
          </table:table-cell>
          <table:table-cell office:value-type="float" office:value="37.33648" calcext:value-type="float">
            <text:p>37.3364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1040667" calcext:value-type="float">
            <text:p>104066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Mucuab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04043" calcext:value-type="float">
            <text:p>-16.04043</text:p>
          </table:table-cell>
          <table:table-cell office:value-type="float" office:value="37.27395" calcext:value-type="float">
            <text:p>37.2739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1040610" calcext:value-type="float">
            <text:p>104061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Muleque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95434" calcext:value-type="float">
            <text:p>-15.95434</text:p>
          </table:table-cell>
          <table:table-cell office:value-type="float" office:value="37.12074" calcext:value-type="float">
            <text:p>37.1207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1040608" calcext:value-type="float">
            <text:p>1040608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Mungulam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03621" calcext:value-type="float">
            <text:p>-16.03621</text:p>
          </table:table-cell>
          <table:table-cell office:value-type="float" office:value="37.52386" calcext:value-type="float">
            <text:p>37.5238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040636" calcext:value-type="float">
            <text:p>1040636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Nibo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07013" calcext:value-type="float">
            <text:p>-16.07013</text:p>
          </table:table-cell>
          <table:table-cell office:value-type="float" office:value="37.36505" calcext:value-type="float">
            <text:p>37.3650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1040612" calcext:value-type="float">
            <text:p>1040612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Nipiod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14211" calcext:value-type="float">
            <text:p>-16.14211</text:p>
          </table:table-cell>
          <table:table-cell office:value-type="float" office:value="37.38267" calcext:value-type="float">
            <text:p>37.3826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040607" calcext:value-type="float">
            <text:p>1040607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Phal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99034" calcext:value-type="float">
            <text:p>-15.99034</text:p>
          </table:table-cell>
          <table:table-cell office:value-type="float" office:value="37.35713" calcext:value-type="float">
            <text:p>37.357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1040613" calcext:value-type="float">
            <text:p>1040613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Soco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78437" calcext:value-type="float">
            <text:p>-15.78437</text:p>
          </table:table-cell>
          <table:table-cell office:value-type="float" office:value="37.1634" calcext:value-type="float">
            <text:p>37.163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1040665" calcext:value-type="float">
            <text:p>1040665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S Ualass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76215" calcext:value-type="float">
            <text:p>-15.76215</text:p>
          </table:table-cell>
          <table:table-cell office:value-type="float" office:value="37.28495" calcext:value-type="float">
            <text:p>37.2849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040711" calcext:value-type="float">
            <text:p>1040711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S Bingagir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02927" calcext:value-type="float">
            <text:p>-18.02927</text:p>
          </table:table-cell>
          <table:table-cell office:value-type="float" office:value="36.73614" calcext:value-type="float">
            <text:p>36.736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1040706" calcext:value-type="float">
            <text:p>1040706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S Chirim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07787" calcext:value-type="float">
            <text:p>-18.07787</text:p>
          </table:table-cell>
          <table:table-cell office:value-type="float" office:value="36.89614" calcext:value-type="float">
            <text:p>36.896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1040707" calcext:value-type="float">
            <text:p>1040707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S Gonh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11439" calcext:value-type="float">
            <text:p>-18.11439</text:p>
          </table:table-cell>
          <table:table-cell office:value-type="float" office:value="36.75809" calcext:value-type="float">
            <text:p>36.7580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1040708" calcext:value-type="float">
            <text:p>1040708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S Inhassunge Sed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8.00991" calcext:value-type="float">
            <text:p>-18.00991</text:p>
          </table:table-cell>
          <table:table-cell office:value-type="float" office:value="36.81089" calcext:value-type="float">
            <text:p>36.8108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1040712" calcext:value-type="float">
            <text:p>1040712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S Ilov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7.8946" calcext:value-type="float">
            <text:p>-17.8946</text:p>
          </table:table-cell>
          <table:table-cell office:value-type="float" office:value="36.76651" calcext:value-type="float">
            <text:p>36.7665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040710" calcext:value-type="float">
            <text:p>104071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S Olind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07627" calcext:value-type="float">
            <text:p>-18.07627</text:p>
          </table:table-cell>
          <table:table-cell office:value-type="float" office:value="36.92762" calcext:value-type="float">
            <text:p>36.9276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1040713" calcext:value-type="float">
            <text:p>1040713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S Palane-Mucu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97658" calcext:value-type="float">
            <text:p>-17.97658</text:p>
          </table:table-cell>
          <table:table-cell office:value-type="float" office:value="36.85789" calcext:value-type="float">
            <text:p>36.8578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1041903" calcext:value-type="float">
            <text:p>1041903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S Ilha Sali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8.56958" calcext:value-type="float">
            <text:p>-18.56958</text:p>
          </table:table-cell>
          <table:table-cell office:value-type="float" office:value="36.19462" calcext:value-type="float">
            <text:p>36.1946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041902" calcext:value-type="float">
            <text:p>104190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S Luab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40515" calcext:value-type="float">
            <text:p>-18.40515</text:p>
          </table:table-cell>
          <table:table-cell office:value-type="float" office:value="36.10796" calcext:value-type="float">
            <text:p>36.1079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1041905" calcext:value-type="float">
            <text:p>1041905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S Socovinh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47323" calcext:value-type="float">
            <text:p>-18.47323</text:p>
          </table:table-cell>
          <table:table-cell office:value-type="float" office:value="36.1345" calcext:value-type="float">
            <text:p>36.134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040809" calcext:value-type="float">
            <text:p>1040809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 Eruru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3944" calcext:value-type="float">
            <text:p>-16.3944</text:p>
          </table:table-cell>
          <table:table-cell office:value-type="float" office:value="36.98022" calcext:value-type="float">
            <text:p>36.9802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1040810" calcext:value-type="float">
            <text:p>104081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 Limbu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36307" calcext:value-type="float">
            <text:p>-16.36307</text:p>
          </table:table-cell>
          <table:table-cell office:value-type="float" office:value="36.37911" calcext:value-type="float">
            <text:p>36.379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1040806" calcext:value-type="float">
            <text:p>104080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 Luge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42532" calcext:value-type="float">
            <text:p>-16.42532</text:p>
          </table:table-cell>
          <table:table-cell office:value-type="float" office:value="36.74311" calcext:value-type="float">
            <text:p>36.743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1040811" calcext:value-type="float">
            <text:p>104081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 Mubanam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02241" calcext:value-type="float">
            <text:p>-16.02241</text:p>
          </table:table-cell>
          <table:table-cell office:value-type="float" office:value="36.48571" calcext:value-type="float">
            <text:p>36.4857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1040836" calcext:value-type="float">
            <text:p>104083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 Mulid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37617" calcext:value-type="float">
            <text:p>-16.37617</text:p>
          </table:table-cell>
          <table:table-cell office:value-type="float" office:value="37.04648" calcext:value-type="float">
            <text:p>37.0464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1040812" calcext:value-type="float">
            <text:p>104081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 Mungulu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21842" calcext:value-type="float">
            <text:p>-16.21842</text:p>
          </table:table-cell>
          <table:table-cell office:value-type="float" office:value="36.9361" calcext:value-type="float">
            <text:p>36.936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1040807" calcext:value-type="float">
            <text:p>104080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 Munhamad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59276" calcext:value-type="float">
            <text:p>-16.59276</text:p>
          </table:table-cell>
          <table:table-cell office:value-type="float" office:value="36.97222" calcext:value-type="float">
            <text:p>36.9722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040808" calcext:value-type="float">
            <text:p>104080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 Namago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75032" calcext:value-type="float">
            <text:p>-16.75032</text:p>
          </table:table-cell>
          <table:table-cell office:value-type="float" office:value="36.94297" calcext:value-type="float">
            <text:p>36.9429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1040814" calcext:value-type="float">
            <text:p>1040814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 Puth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35156" calcext:value-type="float">
            <text:p>-16.35156</text:p>
          </table:table-cell>
          <table:table-cell office:value-type="float" office:value="36.85359" calcext:value-type="float">
            <text:p>36.8535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1040815" calcext:value-type="float">
            <text:p>104081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 Tacu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3669" calcext:value-type="float">
            <text:p>-16.3669</text:p>
          </table:table-cell>
          <table:table-cell office:value-type="float" office:value="36.51491" calcext:value-type="float">
            <text:p>36.5149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1040816" calcext:value-type="float">
            <text:p>1040816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S Mucub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.21758" calcext:value-type="float">
            <text:p>-16.21758</text:p>
          </table:table-cell>
          <table:table-cell office:value-type="float" office:value="37.00098" calcext:value-type="float">
            <text:p>37.0009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1040838" calcext:value-type="float">
            <text:p>1040838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S Mudedere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.40107" calcext:value-type="float">
            <text:p>-16.40107</text:p>
          </table:table-cell>
          <table:table-cell office:value-type="float" office:value="36.58113" calcext:value-type="float">
            <text:p>36.581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1040813" calcext:value-type="float">
            <text:p>104081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S Niga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.55283" calcext:value-type="float">
            <text:p>-16.55283</text:p>
          </table:table-cell>
          <table:table-cell office:value-type="float" office:value="36.86168" calcext:value-type="float">
            <text:p>36.8616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float" office:value="1040916" calcext:value-type="float">
            <text:p>1040916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 Alto Muto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33071" calcext:value-type="float">
            <text:p>-17.33071</text:p>
          </table:table-cell>
          <table:table-cell office:value-type="float" office:value="37.19998" calcext:value-type="float">
            <text:p>37.1999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1040913" calcext:value-type="float">
            <text:p>1040913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 Cari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4444" calcext:value-type="float">
            <text:p>-17.24444</text:p>
          </table:table-cell>
          <table:table-cell office:value-type="float" office:value="37.20033" calcext:value-type="float">
            <text:p>37.2003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float" office:value="1040908" calcext:value-type="float">
            <text:p>1040908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 Maba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52044" calcext:value-type="float">
            <text:p>-17.52044</text:p>
          </table:table-cell>
          <table:table-cell office:value-type="float" office:value="37.5514" calcext:value-type="float">
            <text:p>37.551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float" office:value="1040906" calcext:value-type="float">
            <text:p>1040906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 Maganja da Cost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3093" calcext:value-type="float">
            <text:p>-17.3093</text:p>
          </table:table-cell>
          <table:table-cell office:value-type="float" office:value="37.50892" calcext:value-type="float">
            <text:p>37.5089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040936" calcext:value-type="float">
            <text:p>1040936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 Mapir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09087" calcext:value-type="float">
            <text:p>-17.09087</text:p>
          </table:table-cell>
          <table:table-cell office:value-type="float" office:value="37.18567" calcext:value-type="float">
            <text:p>37.1856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1040909" calcext:value-type="float">
            <text:p>1040909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 Mulo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55859" calcext:value-type="float">
            <text:p>-17.55859</text:p>
          </table:table-cell>
          <table:table-cell office:value-type="float" office:value="37.4681" calcext:value-type="float">
            <text:p>37.468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1040961" calcext:value-type="float">
            <text:p>1040961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 Muz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00948" calcext:value-type="float">
            <text:p>-17.00948</text:p>
          </table:table-cell>
          <table:table-cell office:value-type="float" office:value="37.48762" calcext:value-type="float">
            <text:p>37.4876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1040911" calcext:value-type="float">
            <text:p>1040911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 Nant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43833" calcext:value-type="float">
            <text:p>-17.43833</text:p>
          </table:table-cell>
          <table:table-cell office:value-type="float" office:value="37.2856" calcext:value-type="float">
            <text:p>37.285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1040937" calcext:value-type="float">
            <text:p>1040937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S Mone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41263" calcext:value-type="float">
            <text:p>-17.41263</text:p>
          </table:table-cell>
          <table:table-cell office:value-type="float" office:value="37.25408" calcext:value-type="float">
            <text:p>37.2540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float" office:value="1040919" calcext:value-type="float">
            <text:p>1040919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S Mugau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42912" calcext:value-type="float">
            <text:p>-17.42912</text:p>
          </table:table-cell>
          <table:table-cell office:value-type="float" office:value="37.56947" calcext:value-type="float">
            <text:p>37.5694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float" office:value="1040915" calcext:value-type="float">
            <text:p>104091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S Vila Valde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60905" calcext:value-type="float">
            <text:p>-17.60905</text:p>
          </table:table-cell>
          <table:table-cell office:value-type="float" office:value="37.39732" calcext:value-type="float">
            <text:p>37.3973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float" office:value="1041007" calcext:value-type="float">
            <text:p>1041007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 Caric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05646" calcext:value-type="float">
            <text:p>-16.05646</text:p>
          </table:table-cell>
          <table:table-cell office:value-type="float" office:value="36.0289" calcext:value-type="float">
            <text:p>36.028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float" office:value="1041016" calcext:value-type="float">
            <text:p>1041016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 Dachud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16821" calcext:value-type="float">
            <text:p>-16.16821</text:p>
          </table:table-cell>
          <table:table-cell office:value-type="float" office:value="35.4534" calcext:value-type="float">
            <text:p>35.453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1041011" calcext:value-type="float">
            <text:p>1041011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 Dulanh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31305" calcext:value-type="float">
            <text:p>-16.31305</text:p>
          </table:table-cell>
          <table:table-cell office:value-type="float" office:value="35.63147" calcext:value-type="float">
            <text:p>35.6314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1041018" calcext:value-type="float">
            <text:p>1041018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 Gurgunh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09944" calcext:value-type="float">
            <text:p>-16.09944</text:p>
          </table:table-cell>
          <table:table-cell office:value-type="float" office:value="35.77011" calcext:value-type="float">
            <text:p>35.770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041014" calcext:value-type="float">
            <text:p>1041014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 Licir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44909" calcext:value-type="float">
            <text:p>-16.44909</text:p>
          </table:table-cell>
          <table:table-cell office:value-type="float" office:value="36.04638" calcext:value-type="float">
            <text:p>36.0463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float" office:value="1041006" calcext:value-type="float">
            <text:p>1041006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 Milang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09881" calcext:value-type="float">
            <text:p>-16.09881</text:p>
          </table:table-cell>
          <table:table-cell office:value-type="float" office:value="35.76891" calcext:value-type="float">
            <text:p>35.7689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1041010" calcext:value-type="float">
            <text:p>1041010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 Maja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23114" calcext:value-type="float">
            <text:p>-16.23114</text:p>
          </table:table-cell>
          <table:table-cell office:value-type="float" office:value="35.75851" calcext:value-type="float">
            <text:p>35.7585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1041004" calcext:value-type="float">
            <text:p>1041004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 Muanhamb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35729" calcext:value-type="float">
            <text:p>-16.35729</text:p>
          </table:table-cell>
          <table:table-cell office:value-type="float" office:value="35.45493" calcext:value-type="float">
            <text:p>35.4549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1041015" calcext:value-type="float">
            <text:p>1041015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 Mongu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43851" calcext:value-type="float">
            <text:p>-16.43851</text:p>
          </table:table-cell>
          <table:table-cell office:value-type="float" office:value="35.49961" calcext:value-type="float">
            <text:p>35.4996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float" office:value="1041017" calcext:value-type="float">
            <text:p>1041017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S Nambuz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.32025" calcext:value-type="float">
            <text:p>-16.32025</text:p>
          </table:table-cell>
          <table:table-cell office:value-type="float" office:value="35.67204" calcext:value-type="float">
            <text:p>35.6720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1041067" calcext:value-type="float">
            <text:p>1041067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 Sabel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46821" calcext:value-type="float">
            <text:p>-16.46821</text:p>
          </table:table-cell>
          <table:table-cell office:value-type="float" office:value="35.81554" calcext:value-type="float">
            <text:p>35.8155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1041012" calcext:value-type="float">
            <text:p>1041012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 Teng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21026" calcext:value-type="float">
            <text:p>-16.21026</text:p>
          </table:table-cell>
          <table:table-cell office:value-type="float" office:value="35.79959" calcext:value-type="float">
            <text:p>35.7995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1041000" calcext:value-type="float">
            <text:p>1041000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R Milang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.09795" calcext:value-type="float">
            <text:p>-16.09795</text:p>
          </table:table-cell>
          <table:table-cell office:value-type="float" office:value="35.7815" calcext:value-type="float">
            <text:p>35.78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float" office:value="1041013" calcext:value-type="float">
            <text:p>1041013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S Vula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.21747" calcext:value-type="float">
            <text:p>-16.21747</text:p>
          </table:table-cell>
          <table:table-cell office:value-type="float" office:value="35.62596" calcext:value-type="float">
            <text:p>35.6259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1041137" calcext:value-type="float">
            <text:p>104113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16 de Junh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3871" calcext:value-type="float">
            <text:p>-16.83871</text:p>
          </table:table-cell>
          <table:table-cell office:value-type="float" office:value="36.97532" calcext:value-type="float">
            <text:p>36.9753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1041114" calcext:value-type="float">
            <text:p>1041114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Alto Benfic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64465" calcext:value-type="float">
            <text:p>-16.64465</text:p>
          </table:table-cell>
          <table:table-cell office:value-type="float" office:value="36.32141" calcext:value-type="float">
            <text:p>36.3214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1041110" calcext:value-type="float">
            <text:p>104111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Caiav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00237" calcext:value-type="float">
            <text:p>-17.00237</text:p>
          </table:table-cell>
          <table:table-cell office:value-type="float" office:value="36.77067" calcext:value-type="float">
            <text:p>36.7706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1041113" calcext:value-type="float">
            <text:p>1041113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Intom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6.55748" calcext:value-type="float">
            <text:p>-16.55748</text:p>
          </table:table-cell>
          <table:table-cell office:value-type="float" office:value="37.29803" calcext:value-type="float">
            <text:p>37.2980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float" office:value="1041119" calcext:value-type="float">
            <text:p>1041119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agogod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97166" calcext:value-type="float">
            <text:p>-16.97166</text:p>
          </table:table-cell>
          <table:table-cell office:value-type="float" office:value="37.09716" calcext:value-type="float">
            <text:p>37.097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1041106" calcext:value-type="float">
            <text:p>1041106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ocub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4222" calcext:value-type="float">
            <text:p>-16.84222</text:p>
          </table:table-cell>
          <table:table-cell office:value-type="float" office:value="36.99141" calcext:value-type="float">
            <text:p>36.9914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float" office:value="1041136" calcext:value-type="float">
            <text:p>1041136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uanac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6064" calcext:value-type="float">
            <text:p>-16.86064</text:p>
          </table:table-cell>
          <table:table-cell office:value-type="float" office:value="36.98839" calcext:value-type="float">
            <text:p>36.9883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1041109" calcext:value-type="float">
            <text:p>1041109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uaqui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7209" calcext:value-type="float">
            <text:p>-16.7209</text:p>
          </table:table-cell>
          <table:table-cell office:value-type="float" office:value="37.40919" calcext:value-type="float">
            <text:p>37.4091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float" office:value="1041117" calcext:value-type="float">
            <text:p>104111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unhib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14676" calcext:value-type="float">
            <text:p>-17.14676</text:p>
          </table:table-cell>
          <table:table-cell office:value-type="float" office:value="36.937" calcext:value-type="float">
            <text:p>36.93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float" office:value="1041116" calcext:value-type="float">
            <text:p>1041116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Namanjavir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" calcext:value-type="float">
            <text:p>-16.8</text:p>
          </table:table-cell>
          <table:table-cell office:value-type="float" office:value="36.57901" calcext:value-type="float">
            <text:p>36.5790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float" office:value="1041118" calcext:value-type="float">
            <text:p>1041118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Nhaluand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11943" calcext:value-type="float">
            <text:p>-17.11943</text:p>
          </table:table-cell>
          <table:table-cell office:value-type="float" office:value="36.97057" calcext:value-type="float">
            <text:p>36.9705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float" office:value="1041111" calcext:value-type="float">
            <text:p>1041111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P.Ucerra (Privado)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394" calcext:value-type="float">
            <text:p>-16.8394</text:p>
          </table:table-cell>
          <table:table-cell office:value-type="float" office:value="36.98486" calcext:value-type="float">
            <text:p>36.9848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1041120" calcext:value-type="float">
            <text:p>104112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Samora Mache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0327" calcext:value-type="float">
            <text:p>-16.80327</text:p>
          </table:table-cell>
          <table:table-cell office:value-type="float" office:value="37.00602" calcext:value-type="float">
            <text:p>37.0060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float" office:value="1041100" calcext:value-type="float">
            <text:p>104110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D Mocub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6.84043" calcext:value-type="float">
            <text:p>-16.84043</text:p>
          </table:table-cell>
          <table:table-cell office:value-type="float" office:value="36.98722" calcext:value-type="float">
            <text:p>36.9872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52" calcext:value-type="float">
            <text:p>1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FS Mocub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4169" calcext:value-type="float">
            <text:p>-16.84169</text:p>
          </table:table-cell>
          <table:table-cell office:value-type="float" office:value="36.98913" calcext:value-type="float">
            <text:p>36.9891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1041122" calcext:value-type="float">
            <text:p>1041122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ata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3717" calcext:value-type="float">
            <text:p>-17.23717</text:p>
          </table:table-cell>
          <table:table-cell office:value-type="float" office:value="36.87998" calcext:value-type="float">
            <text:p>36.8799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1041156" calcext:value-type="float">
            <text:p>1041156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Namabid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18477" calcext:value-type="float">
            <text:p>-17.18477</text:p>
          </table:table-cell>
          <table:table-cell office:value-type="float" office:value="36.96451" calcext:value-type="float">
            <text:p>36.9645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1041158" calcext:value-type="float">
            <text:p>1041158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Namago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5" calcext:value-type="float">
            <text:p>-16.85</text:p>
          </table:table-cell>
          <table:table-cell office:value-type="float" office:value="36.98333" calcext:value-type="float">
            <text:p>36.9833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1041121" calcext:value-type="float">
            <text:p>1041121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Pedreir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6681" calcext:value-type="float">
            <text:p>-16.86681</text:p>
          </table:table-cell>
          <table:table-cell office:value-type="float" office:value="36.949" calcext:value-type="float">
            <text:p>36.94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float" office:value="1042003" calcext:value-type="float">
            <text:p>1042003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Gurai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30915" calcext:value-type="float">
            <text:p>-17.30915</text:p>
          </table:table-cell>
          <table:table-cell office:value-type="float" office:value="37.97395" calcext:value-type="float">
            <text:p>37.9739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Ilha de Idug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7.30698" calcext:value-type="float">
            <text:p>-17.30698</text:p>
          </table:table-cell>
          <table:table-cell office:value-type="float" office:value="38.05869" calcext:value-type="float">
            <text:p>38.0586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float" office:value="1042005" calcext:value-type="float">
            <text:p>1042005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ane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76673" calcext:value-type="float">
            <text:p>-16.76673</text:p>
          </table:table-cell>
          <table:table-cell office:value-type="float" office:value="37.59574" calcext:value-type="float">
            <text:p>37.5957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1042006" calcext:value-type="float">
            <text:p>1042006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ocube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9759" calcext:value-type="float">
            <text:p>-16.89759</text:p>
          </table:table-cell>
          <table:table-cell office:value-type="float" office:value="37.83503" calcext:value-type="float">
            <text:p>37.8350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float" office:value="1042007" calcext:value-type="float">
            <text:p>104200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Naic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10352" calcext:value-type="float">
            <text:p>-17.10352</text:p>
          </table:table-cell>
          <table:table-cell office:value-type="float" office:value="37.97842" calcext:value-type="float">
            <text:p>37.9784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float" office:value="1042010" calcext:value-type="float">
            <text:p>104201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Tapat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6358" calcext:value-type="float">
            <text:p>-17.26358</text:p>
          </table:table-cell>
          <table:table-cell office:value-type="float" office:value="37.89363" calcext:value-type="float">
            <text:p>37.8936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1042008" calcext:value-type="float">
            <text:p>1042008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S Baj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20367" calcext:value-type="float">
            <text:p>-17.20367</text:p>
          </table:table-cell>
          <table:table-cell office:value-type="float" office:value="37.95668" calcext:value-type="float">
            <text:p>37.9566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1042009" calcext:value-type="float">
            <text:p>1042009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S Miss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23063" calcext:value-type="float">
            <text:p>-17.23063</text:p>
          </table:table-cell>
          <table:table-cell office:value-type="float" office:value="37.77654" calcext:value-type="float">
            <text:p>37.7765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1042105" calcext:value-type="float">
            <text:p>1042105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Corroman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77591" calcext:value-type="float">
            <text:p>-15.77591</text:p>
          </table:table-cell>
          <table:table-cell office:value-type="float" office:value="36.01645" calcext:value-type="float">
            <text:p>36.0164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1042107" calcext:value-type="float">
            <text:p>104210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al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53486" calcext:value-type="float">
            <text:p>-15.53486</text:p>
          </table:table-cell>
          <table:table-cell office:value-type="float" office:value="36.4808" calcext:value-type="float">
            <text:p>36.480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1042104" calcext:value-type="float">
            <text:p>1042104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olumb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48716" calcext:value-type="float">
            <text:p>-15.48716</text:p>
          </table:table-cell>
          <table:table-cell office:value-type="float" office:value="36.27094" calcext:value-type="float">
            <text:p>36.2709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float" office:value="1042106" calcext:value-type="float">
            <text:p>1042106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Nantut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70851" calcext:value-type="float">
            <text:p>-15.70851</text:p>
          </table:table-cell>
          <table:table-cell office:value-type="float" office:value="36.51404" calcext:value-type="float">
            <text:p>36.5140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float" office:value="1042108" calcext:value-type="float">
            <text:p>1042108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Namucum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80906" calcext:value-type="float">
            <text:p>-15.80906</text:p>
          </table:table-cell>
          <table:table-cell office:value-type="float" office:value="36.25241" calcext:value-type="float">
            <text:p>36.2524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float" office:value="1042109" calcext:value-type="float">
            <text:p>1042109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S Cazimb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5.47233" calcext:value-type="float">
            <text:p>-15.47233</text:p>
          </table:table-cell>
          <table:table-cell office:value-type="float" office:value="35.87311" calcext:value-type="float">
            <text:p>35.873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float" office:value="1041236" calcext:value-type="float">
            <text:p>1041236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8 de Març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92088" calcext:value-type="float">
            <text:p>-17.92088</text:p>
          </table:table-cell>
          <table:table-cell office:value-type="float" office:value="35.69276" calcext:value-type="float">
            <text:p>35.6927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1041237" calcext:value-type="float">
            <text:p>104123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Catal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73886" calcext:value-type="float">
            <text:p>-17.73886</text:p>
          </table:table-cell>
          <table:table-cell office:value-type="float" office:value="36.53631" calcext:value-type="float">
            <text:p>36.5363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1041206" calcext:value-type="float">
            <text:p>1041206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Chimuar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77759" calcext:value-type="float">
            <text:p>-17.77759</text:p>
          </table:table-cell>
          <table:table-cell office:value-type="float" office:value="35.41057" calcext:value-type="float">
            <text:p>35.4105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1041207" calcext:value-type="float">
            <text:p>104120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Gulam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69056" calcext:value-type="float">
            <text:p>-17.69056</text:p>
          </table:table-cell>
          <table:table-cell office:value-type="float" office:value="35.666" calcext:value-type="float">
            <text:p>35.66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1041208" calcext:value-type="float">
            <text:p>1041208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Lua-L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52783" calcext:value-type="float">
            <text:p>-17.52783</text:p>
          </table:table-cell>
          <table:table-cell office:value-type="float" office:value="36.29628" calcext:value-type="float">
            <text:p>36.2962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float" office:value="1041209" calcext:value-type="float">
            <text:p>1041209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ope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97943" calcext:value-type="float">
            <text:p>-17.97943</text:p>
          </table:table-cell>
          <table:table-cell office:value-type="float" office:value="35.71272" calcext:value-type="float">
            <text:p>35.712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float" office:value="1041202" calcext:value-type="float">
            <text:p>1041202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Mung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70851" calcext:value-type="float">
            <text:p>-15.70851</text:p>
          </table:table-cell>
          <table:table-cell office:value-type="float" office:value="36.51404" calcext:value-type="float">
            <text:p>36.5140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float" office:value="1041203" calcext:value-type="float">
            <text:p>1041203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Sangalaz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8.29197" calcext:value-type="float">
            <text:p>-18.29197</text:p>
          </table:table-cell>
          <table:table-cell office:value-type="float" office:value="35.9472" calcext:value-type="float">
            <text:p>35.94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float" office:value="1041213" calcext:value-type="float">
            <text:p>1041213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Noer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69522" calcext:value-type="float">
            <text:p>-17.69522</text:p>
          </table:table-cell>
          <table:table-cell office:value-type="float" office:value="35.35611" calcext:value-type="float">
            <text:p>35.356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1041214" calcext:value-type="float">
            <text:p>1041214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Nzanz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88305" calcext:value-type="float">
            <text:p>-17.88305</text:p>
          </table:table-cell>
          <table:table-cell office:value-type="float" office:value="35.51752" calcext:value-type="float">
            <text:p>35.5175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float" office:value="1041210" calcext:value-type="float">
            <text:p>1041210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S Posto Camp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76362" calcext:value-type="float">
            <text:p>-17.76362</text:p>
          </table:table-cell>
          <table:table-cell office:value-type="float" office:value="36.32343" calcext:value-type="float">
            <text:p>36.3234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float" office:value="1041211" calcext:value-type="float">
            <text:p>1041211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S Nhacatund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80742" calcext:value-type="float">
            <text:p>-17.80742</text:p>
          </table:table-cell>
          <table:table-cell office:value-type="float" office:value="35.43761" calcext:value-type="float">
            <text:p>35.4376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float" office:value="1041363" calcext:value-type="float">
            <text:p>1041363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Chilom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54459" calcext:value-type="float">
            <text:p>-16.54459</text:p>
          </table:table-cell>
          <table:table-cell office:value-type="float" office:value="35.17825" calcext:value-type="float">
            <text:p>35.1782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float" office:value="1041315" calcext:value-type="float">
            <text:p>1041315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Chir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69334" calcext:value-type="float">
            <text:p>-16.69334</text:p>
          </table:table-cell>
          <table:table-cell office:value-type="float" office:value="35.34941" calcext:value-type="float">
            <text:p>35.3494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1041308" calcext:value-type="float">
            <text:p>1041308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Cumbap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6168" calcext:value-type="float">
            <text:p>-17.26168</text:p>
          </table:table-cell>
          <table:table-cell office:value-type="float" office:value="35.62887" calcext:value-type="float">
            <text:p>35.6288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float" office:value="1041317" calcext:value-type="float">
            <text:p>1041317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Djass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4098" calcext:value-type="float">
            <text:p>-17.24098</text:p>
          </table:table-cell>
          <table:table-cell office:value-type="float" office:value="35.84072" calcext:value-type="float">
            <text:p>35.840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float" office:value="1041358" calcext:value-type="float">
            <text:p>1041358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Fabric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40395" calcext:value-type="float">
            <text:p>-17.40395</text:p>
          </table:table-cell>
          <table:table-cell office:value-type="float" office:value="35.68996" calcext:value-type="float">
            <text:p>35.6899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float" office:value="1041316" calcext:value-type="float">
            <text:p>1041316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Gaut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4694" calcext:value-type="float">
            <text:p>-17.24694</text:p>
          </table:table-cell>
          <table:table-cell office:value-type="float" office:value="35.35861" calcext:value-type="float">
            <text:p>35.3586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1041311" calcext:value-type="float">
            <text:p>1041311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Megaz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14171" calcext:value-type="float">
            <text:p>-17.14171</text:p>
          </table:table-cell>
          <table:table-cell office:value-type="float" office:value="35.32137" calcext:value-type="float">
            <text:p>35.3213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float" office:value="1041312" calcext:value-type="float">
            <text:p>104131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Mepinh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0478" calcext:value-type="float">
            <text:p>-17.20478</text:p>
          </table:table-cell>
          <table:table-cell office:value-type="float" office:value="35.78021" calcext:value-type="float">
            <text:p>35.7802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float" office:value="1041306" calcext:value-type="float">
            <text:p>1041306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Morrumba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32805" calcext:value-type="float">
            <text:p>-17.32805</text:p>
          </table:table-cell>
          <table:table-cell office:value-type="float" office:value="35.57604" calcext:value-type="float">
            <text:p>35.5760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1041336" calcext:value-type="float">
            <text:p>1041336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D Morrumbal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7.32746" calcext:value-type="float">
            <text:p>-17.32746</text:p>
          </table:table-cell>
          <table:table-cell office:value-type="float" office:value="35.57699" calcext:value-type="float">
            <text:p>35.5769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float" office:value="1041321" calcext:value-type="float">
            <text:p>1041321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Balichol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3278" calcext:value-type="float">
            <text:p>-17.3278</text:p>
          </table:table-cell>
          <table:table-cell office:value-type="float" office:value="35.577" calcext:value-type="float">
            <text:p>35.57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float" office:value="1041307" calcext:value-type="float">
            <text:p>1041307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Borom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41551" calcext:value-type="float">
            <text:p>-17.41551</text:p>
          </table:table-cell>
          <table:table-cell office:value-type="float" office:value="35.61091" calcext:value-type="float">
            <text:p>35.6109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float" office:value="1041320" calcext:value-type="float">
            <text:p>1041320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Gor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6339" calcext:value-type="float">
            <text:p>-17.26339</text:p>
          </table:table-cell>
          <table:table-cell office:value-type="float" office:value="35.63611" calcext:value-type="float">
            <text:p>35.6361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float" office:value="1041359" calcext:value-type="float">
            <text:p>1041359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Mecau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49255" calcext:value-type="float">
            <text:p>-17.49255</text:p>
          </table:table-cell>
          <table:table-cell office:value-type="float" office:value="35.3477" calcext:value-type="float">
            <text:p>35.347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float" office:value="1041322" calcext:value-type="float">
            <text:p>1041322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S Mureremb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06095" calcext:value-type="float">
            <text:p>-17.06095</text:p>
          </table:table-cell>
          <table:table-cell office:value-type="float" office:value="35.53339" calcext:value-type="float">
            <text:p>35.5333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98" calcext:value-type="float">
            <text:p>1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FP Morrumba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32582" calcext:value-type="float">
            <text:p>-17.32582</text:p>
          </table:table-cell>
          <table:table-cell office:value-type="float" office:value="35.58088" calcext:value-type="float">
            <text:p>35.5808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1042204" calcext:value-type="float">
            <text:p>1042204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S Chirac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35848" calcext:value-type="float">
            <text:p>-16.35848</text:p>
          </table:table-cell>
          <table:table-cell office:value-type="float" office:value="37.76716" calcext:value-type="float">
            <text:p>37.767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042206" calcext:value-type="float">
            <text:p>1042206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S Jaj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26914" calcext:value-type="float">
            <text:p>-16.26914</text:p>
          </table:table-cell>
          <table:table-cell office:value-type="float" office:value="37.51612" calcext:value-type="float">
            <text:p>37.5161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1042207" calcext:value-type="float">
            <text:p>1042207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S Marropin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51216" calcext:value-type="float">
            <text:p>-16.51216</text:p>
          </table:table-cell>
          <table:table-cell office:value-type="float" office:value="37.88692" calcext:value-type="float">
            <text:p>37.8869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1042208" calcext:value-type="float">
            <text:p>1042208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S Morr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29874" calcext:value-type="float">
            <text:p>-16.29874</text:p>
          </table:table-cell>
          <table:table-cell office:value-type="float" office:value="37.84809" calcext:value-type="float">
            <text:p>37.8480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1042203" calcext:value-type="float">
            <text:p>1042203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S Muleva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43383" calcext:value-type="float">
            <text:p>-16.43383</text:p>
          </table:table-cell>
          <table:table-cell office:value-type="float" office:value="37.58872" calcext:value-type="float">
            <text:p>37.5887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1042205" calcext:value-type="float">
            <text:p>1042205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S Teb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6.28108" calcext:value-type="float">
            <text:p>-16.28108</text:p>
          </table:table-cell>
          <table:table-cell office:value-type="float" office:value="37.32153" calcext:value-type="float">
            <text:p>37.3215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1041419" calcext:value-type="float">
            <text:p>1041419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S Luge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8563" calcext:value-type="float">
            <text:p>-17.28563</text:p>
          </table:table-cell>
          <table:table-cell office:value-type="float" office:value="37.14929" calcext:value-type="float">
            <text:p>37.1492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1041409" calcext:value-type="float">
            <text:p>1041409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S Malei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2629" calcext:value-type="float">
            <text:p>-17.22629</text:p>
          </table:table-cell>
          <table:table-cell office:value-type="float" office:value="37.02297" calcext:value-type="float">
            <text:p>37.0229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1041417" calcext:value-type="float">
            <text:p>1041417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S Muceli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71063" calcext:value-type="float">
            <text:p>-17.71063</text:p>
          </table:table-cell>
          <table:table-cell office:value-type="float" office:value="37.25005" calcext:value-type="float">
            <text:p>37.2500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1041415" calcext:value-type="float">
            <text:p>104141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S Muebel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4094" calcext:value-type="float">
            <text:p>-17.4094</text:p>
          </table:table-cell>
          <table:table-cell office:value-type="float" office:value="37.11936" calcext:value-type="float">
            <text:p>37.1193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1041418" calcext:value-type="float">
            <text:p>1041418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S Mugubi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57524" calcext:value-type="float">
            <text:p>-17.57524</text:p>
          </table:table-cell>
          <table:table-cell office:value-type="float" office:value="37.15898" calcext:value-type="float">
            <text:p>37.1589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1041406" calcext:value-type="float">
            <text:p>1041406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S Namacurr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49391" calcext:value-type="float">
            <text:p>-17.49391</text:p>
          </table:table-cell>
          <table:table-cell office:value-type="float" office:value="37.03268" calcext:value-type="float">
            <text:p>37.0326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1041407" calcext:value-type="float">
            <text:p>1041407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S Furqu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48249" calcext:value-type="float">
            <text:p>-17.48249</text:p>
          </table:table-cell>
          <table:table-cell office:value-type="float" office:value="37.19974" calcext:value-type="float">
            <text:p>37.1997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1041416" calcext:value-type="float">
            <text:p>1041416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S Mutang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55954" calcext:value-type="float">
            <text:p>-17.55954</text:p>
          </table:table-cell>
          <table:table-cell office:value-type="float" office:value="36.93773" calcext:value-type="float">
            <text:p>36.9377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1041411" calcext:value-type="float">
            <text:p>1041411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S Naciai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32069" calcext:value-type="float">
            <text:p>-17.32069</text:p>
          </table:table-cell>
          <table:table-cell office:value-type="float" office:value="37.05025" calcext:value-type="float">
            <text:p>37.0502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1041510" calcext:value-type="float">
            <text:p>104151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S Lipal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0884" calcext:value-type="float">
            <text:p>-16.0884</text:p>
          </table:table-cell>
          <table:table-cell office:value-type="float" office:value="36.95936" calcext:value-type="float">
            <text:p>36.9593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1041509" calcext:value-type="float">
            <text:p>1041509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S Mare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97459" calcext:value-type="float">
            <text:p>-15.97459</text:p>
          </table:table-cell>
          <table:table-cell office:value-type="float" office:value="37.04428" calcext:value-type="float">
            <text:p>37.0442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float" office:value="1041512" calcext:value-type="float">
            <text:p>1041512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S Mud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1528" calcext:value-type="float">
            <text:p>-16.1528</text:p>
          </table:table-cell>
          <table:table-cell office:value-type="float" office:value="37.07896" calcext:value-type="float">
            <text:p>37.0789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1041511" calcext:value-type="float">
            <text:p>1041511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S Mutata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87277" calcext:value-type="float">
            <text:p>-15.87277</text:p>
          </table:table-cell>
          <table:table-cell office:value-type="float" office:value="37.02161" calcext:value-type="float">
            <text:p>37.0216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1041507" calcext:value-type="float">
            <text:p>1041507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S Namarroi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9539" calcext:value-type="float">
            <text:p>-15.9539</text:p>
          </table:table-cell>
          <table:table-cell office:value-type="float" office:value="36.86583" calcext:value-type="float">
            <text:p>36.8658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float" office:value="1041506" calcext:value-type="float">
            <text:p>1041506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S Rego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74934" calcext:value-type="float">
            <text:p>-15.74934</text:p>
          </table:table-cell>
          <table:table-cell office:value-type="float" office:value="36.78922" calcext:value-type="float">
            <text:p>36.7892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1041508" calcext:value-type="float">
            <text:p>1041508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S Mutepu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07647" calcext:value-type="float">
            <text:p>-16.07647</text:p>
          </table:table-cell>
          <table:table-cell office:value-type="float" office:value="37.0162" calcext:value-type="float">
            <text:p>37.016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float" office:value="1041513" calcext:value-type="float">
            <text:p>1041513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S Ruma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5.63104" calcext:value-type="float">
            <text:p>-15.63104</text:p>
          </table:table-cell>
          <table:table-cell office:value-type="float" office:value="36.73065" calcext:value-type="float">
            <text:p>36.7306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float" office:value="1041618" calcext:value-type="float">
            <text:p>1041618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S Amoro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57479" calcext:value-type="float">
            <text:p>-17.57479</text:p>
          </table:table-cell>
          <table:table-cell office:value-type="float" office:value="36.61436" calcext:value-type="float">
            <text:p>36.6143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1041609" calcext:value-type="float">
            <text:p>1041609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S Licuar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58123" calcext:value-type="float">
            <text:p>-17.58123</text:p>
          </table:table-cell>
          <table:table-cell office:value-type="float" office:value="36.69555" calcext:value-type="float">
            <text:p>36.6955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float" office:value="1041613" calcext:value-type="float">
            <text:p>1041613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S Namacat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78559" calcext:value-type="float">
            <text:p>-17.78559</text:p>
          </table:table-cell>
          <table:table-cell office:value-type="float" office:value="36.9067" calcext:value-type="float">
            <text:p>36.906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1041614" calcext:value-type="float">
            <text:p>1041614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S Nicoada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60313" calcext:value-type="float">
            <text:p>-17.60313</text:p>
          </table:table-cell>
          <table:table-cell office:value-type="float" office:value="36.81957" calcext:value-type="float">
            <text:p>36.8195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26" calcext:value-type="float">
            <text:p>2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FP Nicoada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41551" calcext:value-type="float">
            <text:p>-17.41551</text:p>
          </table:table-cell>
          <table:table-cell office:value-type="float" office:value="35.61091" calcext:value-type="float">
            <text:p>35.6109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float" office:value="1041620" calcext:value-type="float">
            <text:p>1041620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S Domel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74693" calcext:value-type="float">
            <text:p>-17.74693</text:p>
          </table:table-cell>
          <table:table-cell office:value-type="float" office:value="36.92784" calcext:value-type="float">
            <text:p>36.9278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float" office:value="1041715" calcext:value-type="float">
            <text:p>1041715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7 de Abri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6665" calcext:value-type="float">
            <text:p>-17.26665</text:p>
          </table:table-cell>
          <table:table-cell office:value-type="float" office:value="38.14319" calcext:value-type="float">
            <text:p>38.1431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float" office:value="1041737" calcext:value-type="float">
            <text:p>1041737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Alto Maganh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01256" calcext:value-type="float">
            <text:p>-17.01256</text:p>
          </table:table-cell>
          <table:table-cell office:value-type="float" office:value="38.71933" calcext:value-type="float">
            <text:p>38.7193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1041716" calcext:value-type="float">
            <text:p>1041716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Impac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6.96725" calcext:value-type="float">
            <text:p>-16.96725</text:p>
          </table:table-cell>
          <table:table-cell office:value-type="float" office:value="38.0494" calcext:value-type="float">
            <text:p>38.049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float" office:value="1041709" calcext:value-type="float">
            <text:p>1041709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Malem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246" calcext:value-type="float">
            <text:p>-16.8246</text:p>
          </table:table-cell>
          <table:table-cell office:value-type="float" office:value="38.50366" calcext:value-type="float">
            <text:p>38.5036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1041711" calcext:value-type="float">
            <text:p>1041711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Mulel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9445" calcext:value-type="float">
            <text:p>-16.89445</text:p>
          </table:table-cell>
          <table:table-cell office:value-type="float" office:value="38.29171" calcext:value-type="float">
            <text:p>38.2917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1041712" calcext:value-type="float">
            <text:p>1041712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Muligod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99274" calcext:value-type="float">
            <text:p>-16.99274</text:p>
          </table:table-cell>
          <table:table-cell office:value-type="float" office:value="38.48156" calcext:value-type="float">
            <text:p>38.4815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1041713" calcext:value-type="float">
            <text:p>1041713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Naburi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78919" calcext:value-type="float">
            <text:p>-16.78919</text:p>
          </table:table-cell>
          <table:table-cell office:value-type="float" office:value="38.88212" calcext:value-type="float">
            <text:p>38.8821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1041706" calcext:value-type="float">
            <text:p>1041706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Peb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27411" calcext:value-type="float">
            <text:p>-17.27411</text:p>
          </table:table-cell>
          <table:table-cell office:value-type="float" office:value="38.17805" calcext:value-type="float">
            <text:p>38.1780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float" office:value="1041757" calcext:value-type="float">
            <text:p>1041757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Pele-Pel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15193" calcext:value-type="float">
            <text:p>-17.15193</text:p>
          </table:table-cell>
          <table:table-cell office:value-type="float" office:value="38.27915" calcext:value-type="float">
            <text:p>38.2791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1041717" calcext:value-type="float">
            <text:p>1041717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Tome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8653" calcext:value-type="float">
            <text:p>-16.8653</text:p>
          </table:table-cell>
          <table:table-cell office:value-type="float" office:value="39.03879" calcext:value-type="float">
            <text:p>39.03879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float" office:value="1041736" calcext:value-type="float">
            <text:p>1041736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Txalala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6.49337" calcext:value-type="float">
            <text:p>-16.49337</text:p>
          </table:table-cell>
          <table:table-cell office:value-type="float" office:value="38.95126" calcext:value-type="float">
            <text:p>38.9512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1041707" calcext:value-type="float">
            <text:p>1041707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S Cu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.04673" calcext:value-type="float">
            <text:p>-17.04673</text:p>
          </table:table-cell>
          <table:table-cell office:value-type="float" office:value="38.53901" calcext:value-type="float">
            <text:p>38.5390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041708" calcext:value-type="float">
            <text:p>1041708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 Magig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7.11712" calcext:value-type="float">
            <text:p>-17.11712</text:p>
          </table:table-cell>
          <table:table-cell office:value-type="float" office:value="38.14692" calcext:value-type="float">
            <text:p>38.1469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Raw list'.A1:'Raw list'.K261" table:display-filter-buttons="true" table:orientation="column"/>
        <table:database-range table:name="__Anonymous_Sheet_DB__2" table:target-range-address="Validated.B2:Validated.I24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14.14pt" fo:margin-bottom="14.14pt" fo:margin-left="14.14pt" fo:margin-right="14.14pt" style:print-page-order="ttb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0:44:23.478820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9-28T11:54:41.228948556</dc:date>
    <meta:generator>LibreOffice/5.1.6.2$Linux_X86_64 LibreOffice_project/10m0$Build-2</meta:generator>
    <meta:editing-duration>PT1H43M35S</meta:editing-duration>
    <meta:editing-cycles>12</meta:editing-cycles>
    <meta:document-statistic meta:table-count="4" meta:cell-count="648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